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5.8pt"/>
    </style:style>
    <style:style style:name="co3" style:family="table-column">
      <style:table-column-properties fo:break-before="auto" style:column-width="23.16pt"/>
    </style:style>
    <style:style style:name="co4" style:family="table-column">
      <style:table-column-properties fo:break-before="auto" style:column-width="129.6pt"/>
    </style:style>
    <style:style style:name="co5" style:family="table-column">
      <style:table-column-properties fo:break-before="auto" style:column-width="128.64pt"/>
    </style:style>
    <style:style style:name="co10" style:family="table-column">
      <style:table-column-properties fo:break-before="auto" style:column-width="159.51pt"/>
    </style:style>
    <style:style style:name="co11" style:family="table-column">
      <style:table-column-properties fo:break-before="auto" style:column-width="285.25pt"/>
    </style:style>
    <style:style style:name="co12" style:family="table-column">
      <style:table-column-properties fo:break-before="auto" style:column-width="154.35pt"/>
    </style:style>
    <style:style style:name="co13" style:family="table-column">
      <style:table-column-properties fo:break-before="auto" style:column-width="328.14pt"/>
    </style:style>
    <style:style style:name="co14" style:family="table-column">
      <style:table-column-properties fo:break-before="auto" style:column-width="146.64pt"/>
    </style:style>
    <style:style style:name="co15" style:family="table-column">
      <style:table-column-properties fo:break-before="auto" style:column-width="288.71pt"/>
    </style:style>
    <style:style style:name="co16" style:family="table-column">
      <style:table-column-properties fo:break-before="auto" style:column-width="69.11pt"/>
    </style:style>
    <style:style style:name="co17" style:family="table-column">
      <style:table-column-properties fo:break-before="auto" style:column-width="282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06" style:family="table-cell" style:parent-style-name="Default">
      <style:table-cell-properties fo:background-color="#ffc266" style:text-align-source="fix" style:repeat-content="false" fo:border="0.06pt solid #000000" style:vertical-align="middle"/>
      <style:paragraph-properties fo:text-align="center"/>
      <style:text-properties style:text-position="" fo:font-style="normal" style:font-style-asian="normal" style:font-style-complex="normal"/>
    </style:style>
    <style:style style:name="ce107" style:family="table-cell" style:parent-style-name="Default">
      <style:table-cell-properties fo:border-bottom="0.06pt solid #000000" fo:background-color="#ffc266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text-position=""/>
    </style:style>
    <style:style style:name="ce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10" style:family="table-cell" style:parent-style-name="Default" style:data-style-name="N2">
      <style:table-cell-properties fo:border-bottom="0.06pt solid #000000" fo:background-color="#ffc266" fo:border-left="0.06pt solid #000000" fo:border-right="0.06pt solid #000000" fo:border-top="none"/>
      <style:text-properties style:text-position=""/>
    </style:style>
    <style:style style:name="ce112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</style:style>
    <style:style style:name="ce1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/>
    </style:style>
    <style:style style:name="ce128" style:family="table-cell" style:parent-style-name="Default">
      <style:table-cell-properties fo:background-color="#ffc266" style:text-align-source="fix" style:repeat-content="false" fo:wrap-option="wrap" fo:border="0.06pt solid #000000" style:vertical-align="middle"/>
      <style:paragraph-properties fo:text-align="center"/>
      <style:text-properties style:text-position="" fo:font-style="normal" style:font-style-asian="normal" style:font-style-complex="normal"/>
    </style:style>
    <style:style style:name="ce129" style:family="table-cell" style:parent-style-name="Default" style:data-style-name="N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'ALS16 aligned to ALS14'.E4] - ['ALS16 aligned to ALS14'.$D4]) &gt; 0.2)" style:apply-style-name="Untitled1" style:base-cell-address="'ALS16 aligned to ALS14'.E4"/>
    </style:style>
    <style:style style:name="ce13" style:family="table-cell" style:parent-style-name="Default" style:data-style-name="N2">
      <style:table-cell-properties fo:border-bottom="none" fo:background-color="#dddddd" fo:border-left="0.06pt solid #000000" fo:border-right="0.06pt solid #000000" fo:border-top="0.06pt solid #000000"/>
      <style:text-properties style:text-position=""/>
    </style:style>
    <style:style style:name="ce130" style:family="table-cell" style:parent-style-name="Default" style:data-style-name="N2">
      <style:table-cell-properties fo:background-color="#99cccc"/>
      <style:text-properties style:text-position=""/>
      <style:map style:condition="is-true-formula(ABS(['ALS16 aligned to ALS14'.E4] - ['ALS16 aligned to ALS14'.$D4]) &gt; 0.2)" style:apply-style-name="Untitled1" style:base-cell-address="'ALS16 aligned to ALS14'.E4"/>
    </style:style>
    <style:style style:name="ce131" style:family="table-cell" style:parent-style-name="Default" style:data-style-name="N2">
      <style:table-cell-properties fo:background-color="#b0cccc"/>
      <style:text-properties style:text-position=""/>
      <style:map style:condition="is-true-formula(ABS(['ALS16 aligned to ALS14'.E8] - ['ALS16 aligned to ALS14'.$D8]) &gt; 0.2)" style:apply-style-name="Untitled1" style:base-cell-address="'ALS16 aligned to ALS14'.E8"/>
    </style:style>
    <style:style style:name="ce132" style:family="table-cell" style:parent-style-name="Default" style:data-style-name="N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'ALS16 aligned to ALS14'.E12] - ['ALS16 aligned to ALS14'.$D12]) &gt; 0.2)" style:apply-style-name="Untitled1" style:base-cell-address="'ALS16 aligned to ALS14'.E12"/>
    </style:style>
    <style:style style:name="ce133" style:family="table-cell" style:parent-style-name="Default" style:data-style-name="N2">
      <style:table-cell-properties fo:background-color="#99cccc"/>
      <style:text-properties style:text-position=""/>
      <style:map style:condition="is-true-formula(ABS(['ALS16 aligned to ALS14'.E12] - ['ALS16 aligned to ALS14'.$D12]) &gt; 0.2)" style:apply-style-name="Untitled1" style:base-cell-address="'ALS16 aligned to ALS14'.E12"/>
    </style:style>
    <style:style style:name="ce134" style:family="table-cell" style:parent-style-name="Default" style:data-style-name="N2">
      <style:table-cell-properties fo:background-color="#b0cccc"/>
      <style:text-properties style:text-position=""/>
      <style:map style:condition="is-true-formula(ABS(['ALS16 aligned to ALS14'.E16] - ['ALS16 aligned to ALS14'.$D16]) &gt; 0.2)" style:apply-style-name="Untitled1" style:base-cell-address="'ALS16 aligned to ALS14'.E16"/>
    </style:style>
    <style:style style:name="ce135" style:family="table-cell" style:parent-style-name="Default" style:data-style-name="N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'ALS16 aligned to ALS14'.E20] - ['ALS16 aligned to ALS14'.$D20]) &gt; 0.2)" style:apply-style-name="Untitled1" style:base-cell-address="'ALS16 aligned to ALS14'.E20"/>
    </style:style>
    <style:style style:name="ce136" style:family="table-cell" style:parent-style-name="Default" style:data-style-name="N2">
      <style:table-cell-properties fo:background-color="#99cccc"/>
      <style:text-properties style:text-position=""/>
      <style:map style:condition="is-true-formula(ABS(['ALS16 aligned to ALS14'.E20] - ['ALS16 aligned to ALS14'.$D20]) &gt; 0.2)" style:apply-style-name="Untitled1" style:base-cell-address="'ALS16 aligned to ALS14'.E20"/>
    </style:style>
    <style:style style:name="ce137" style:family="table-cell" style:parent-style-name="Default" style:data-style-name="N2">
      <style:table-cell-properties fo:background-color="#b0cccc"/>
      <style:text-properties style:text-position=""/>
      <style:map style:condition="is-true-formula(ABS(['ALS16 aligned to ALS14'.E24] - ['ALS16 aligned to ALS14'.$D24]) &gt; 0.2)" style:apply-style-name="Untitled1" style:base-cell-address="'ALS16 aligned to ALS14'.E24"/>
    </style:style>
    <style:style style:name="ce138" style:family="table-cell" style:parent-style-name="Default" style:data-style-name="N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'ALS16 aligned to ALS14'.E28] - ['ALS16 aligned to ALS14'.$D28]) &gt; 0.2)" style:apply-style-name="Untitled1" style:base-cell-address="'ALS16 aligned to ALS14'.E28"/>
    </style:style>
    <style:style style:name="ce139" style:family="table-cell" style:parent-style-name="Default" style:data-style-name="N2">
      <style:table-cell-properties fo:background-color="#99cccc"/>
      <style:text-properties style:text-position=""/>
      <style:map style:condition="is-true-formula(ABS(['ALS16 aligned to ALS14'.E28] - ['ALS16 aligned to ALS14'.$D28]) &gt; 0.2)" style:apply-style-name="Untitled1" style:base-cell-address="'ALS16 aligned to ALS14'.E28"/>
    </style:style>
    <style:style style:name="ce14" style:family="table-cell" style:parent-style-name="Default" style:data-style-name="N2">
      <style:table-cell-properties fo:border-bottom="none" fo:background-color="#dddddd" fo:border-left="0.06pt solid #000000" fo:border-right="0.06pt solid #000000" fo:border-top="none"/>
      <style:text-properties style:text-position=""/>
    </style:style>
    <style:style style:name="ce140" style:family="table-cell" style:parent-style-name="Default" style:data-style-name="N2">
      <style:table-cell-properties fo:background-color="#b0cccc"/>
      <style:text-properties style:text-position=""/>
      <style:map style:condition="is-true-formula(ABS(['ALS16 aligned to ALS14'.E32] - ['ALS16 aligned to ALS14'.$D32]) &gt; 0.2)" style:apply-style-name="Untitled1" style:base-cell-address="'ALS16 aligned to ALS14'.E32"/>
    </style:style>
    <style:style style:name="ce141" style:family="table-cell" style:parent-style-name="Default" style:data-style-name="N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'ALS16 aligned to ALS14'.E36] - ['ALS16 aligned to ALS14'.$D36]) &gt; 0.2)" style:apply-style-name="Untitled1" style:base-cell-address="'ALS16 aligned to ALS14'.E36"/>
    </style:style>
    <style:style style:name="ce142" style:family="table-cell" style:parent-style-name="Default" style:data-style-name="N2">
      <style:table-cell-properties fo:background-color="#99cccc"/>
      <style:text-properties style:text-position=""/>
      <style:map style:condition="is-true-formula(ABS(['ALS16 aligned to ALS14'.E36] - ['ALS16 aligned to ALS14'.$D36]) &gt; 0.2)" style:apply-style-name="Untitled1" style:base-cell-address="'ALS16 aligned to ALS14'.E36"/>
    </style:style>
    <style:style style:name="ce143" style:family="table-cell" style:parent-style-name="Default" style:data-style-name="N2">
      <style:table-cell-properties fo:background-color="#b0cccc"/>
      <style:text-properties style:text-position=""/>
      <style:map style:condition="is-true-formula(ABS(['ALS16 aligned to ALS14'.E40] - ['ALS16 aligned to ALS14'.$D40]) &gt; 0.2)" style:apply-style-name="Untitled1" style:base-cell-address="'ALS16 aligned to ALS14'.E40"/>
    </style:style>
    <style:style style:name="ce144" style:family="table-cell" style:parent-style-name="Default" style:data-style-name="N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'ALS16 aligned to ALS14'.E44] - ['ALS16 aligned to ALS14'.$D44]) &gt; 0.2)" style:apply-style-name="Untitled1" style:base-cell-address="'ALS16 aligned to ALS14'.E44"/>
    </style:style>
    <style:style style:name="ce145" style:family="table-cell" style:parent-style-name="Default" style:data-style-name="N2">
      <style:table-cell-properties fo:background-color="#99cccc"/>
      <style:text-properties style:text-position=""/>
      <style:map style:condition="is-true-formula(ABS(['ALS16 aligned to ALS14'.E44] - ['ALS16 aligned to ALS14'.$D44]) &gt; 0.2)" style:apply-style-name="Untitled1" style:base-cell-address="'ALS16 aligned to ALS14'.E44"/>
    </style:style>
    <style:style style:name="ce146" style:family="table-cell" style:parent-style-name="Default" style:data-style-name="N2">
      <style:table-cell-properties fo:background-color="#b0cccc"/>
      <style:text-properties style:text-position=""/>
      <style:map style:condition="is-true-formula(ABS(['ALS16 aligned to ALS14'.E48] - ['ALS16 aligned to ALS14'.$D48]) &gt; 0.2)" style:apply-style-name="Untitled1" style:base-cell-address="'ALS16 aligned to ALS14'.E48"/>
    </style:style>
    <style:style style:name="ce147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'ALS16 aligned to ALS14'.E4] - ['ALS16 aligned to ALS14'.$D4]) &gt; 0.2)" style:apply-style-name="Untitled1" style:base-cell-address="'ALS16 aligned to ALS14'.E4"/>
    </style:style>
    <style:style style:name="ce148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'ALS16 aligned to ALS14'.E4] - ['ALS16 aligned to ALS14'.$D4]) &gt; 0.2)" style:apply-style-name="Untitled1" style:base-cell-address="'ALS16 aligned to ALS14'.E4"/>
    </style:style>
    <style:style style:name="ce14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ALS16 aligned to ALS14'.E8] - ['ALS16 aligned to ALS14'.$D8]) &gt; 0.2)" style:apply-style-name="Untitled1" style:base-cell-address="'ALS16 aligned to ALS14'.E8"/>
    </style:style>
    <style:style style:name="ce15" style:family="table-cell" style:parent-style-name="Default" style:data-style-name="N2">
      <style:table-cell-properties fo:border-bottom="0.06pt solid #000000" fo:background-color="#dddddd" fo:border-left="0.06pt solid #000000" fo:border-right="0.06pt solid #000000" fo:border-top="none"/>
      <style:text-properties style:text-position=""/>
    </style:style>
    <style:style style:name="ce150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'ALS16 aligned to ALS14'.E12] - ['ALS16 aligned to ALS14'.$D12]) &gt; 0.2)" style:apply-style-name="Untitled1" style:base-cell-address="'ALS16 aligned to ALS14'.E12"/>
    </style:style>
    <style:style style:name="ce151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'ALS16 aligned to ALS14'.E12] - ['ALS16 aligned to ALS14'.$D12]) &gt; 0.2)" style:apply-style-name="Untitled1" style:base-cell-address="'ALS16 aligned to ALS14'.E12"/>
    </style:style>
    <style:style style:name="ce15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ALS16 aligned to ALS14'.E16] - ['ALS16 aligned to ALS14'.$D16]) &gt; 0.2)" style:apply-style-name="Untitled1" style:base-cell-address="'ALS16 aligned to ALS14'.E16"/>
    </style:style>
    <style:style style:name="ce153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'ALS16 aligned to ALS14'.E20] - ['ALS16 aligned to ALS14'.$D20]) &gt; 0.2)" style:apply-style-name="Untitled1" style:base-cell-address="'ALS16 aligned to ALS14'.E20"/>
    </style:style>
    <style:style style:name="ce154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'ALS16 aligned to ALS14'.E20] - ['ALS16 aligned to ALS14'.$D20]) &gt; 0.2)" style:apply-style-name="Untitled1" style:base-cell-address="'ALS16 aligned to ALS14'.E20"/>
    </style:style>
    <style:style style:name="ce155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ALS16 aligned to ALS14'.E24] - ['ALS16 aligned to ALS14'.$D24]) &gt; 0.2)" style:apply-style-name="Untitled1" style:base-cell-address="'ALS16 aligned to ALS14'.E24"/>
    </style:style>
    <style:style style:name="ce156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'ALS16 aligned to ALS14'.E28] - ['ALS16 aligned to ALS14'.$D28]) &gt; 0.2)" style:apply-style-name="Untitled1" style:base-cell-address="'ALS16 aligned to ALS14'.E28"/>
    </style:style>
    <style:style style:name="ce157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'ALS16 aligned to ALS14'.E28] - ['ALS16 aligned to ALS14'.$D28]) &gt; 0.2)" style:apply-style-name="Untitled1" style:base-cell-address="'ALS16 aligned to ALS14'.E28"/>
    </style:style>
    <style:style style:name="ce158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ALS16 aligned to ALS14'.E32] - ['ALS16 aligned to ALS14'.$D32]) &gt; 0.2)" style:apply-style-name="Untitled1" style:base-cell-address="'ALS16 aligned to ALS14'.E32"/>
    </style:style>
    <style:style style:name="ce159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'ALS16 aligned to ALS14'.E36] - ['ALS16 aligned to ALS14'.$D36]) &gt; 0.2)" style:apply-style-name="Untitled1" style:base-cell-address="'ALS16 aligned to ALS14'.E36"/>
    </style:style>
    <style:style style:name="ce16" style:family="table-cell" style:parent-style-name="Default" style:data-style-name="N2">
      <style:table-cell-properties fo:border-bottom="none" fo:background-color="#f2f2f2" fo:border-left="0.06pt solid #000000" fo:border-right="0.06pt solid #000000" fo:border-top="none"/>
      <style:text-properties style:text-position=""/>
    </style:style>
    <style:style style:name="ce160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'ALS16 aligned to ALS14'.E36] - ['ALS16 aligned to ALS14'.$D36]) &gt; 0.2)" style:apply-style-name="Untitled1" style:base-cell-address="'ALS16 aligned to ALS14'.E36"/>
    </style:style>
    <style:style style:name="ce161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ALS16 aligned to ALS14'.E40] - ['ALS16 aligned to ALS14'.$D40]) &gt; 0.2)" style:apply-style-name="Untitled1" style:base-cell-address="'ALS16 aligned to ALS14'.E40"/>
    </style:style>
    <style:style style:name="ce162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'ALS16 aligned to ALS14'.E44] - ['ALS16 aligned to ALS14'.$D44]) &gt; 0.2)" style:apply-style-name="Untitled1" style:base-cell-address="'ALS16 aligned to ALS14'.E44"/>
    </style:style>
    <style:style style:name="ce163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'ALS16 aligned to ALS14'.E44] - ['ALS16 aligned to ALS14'.$D44]) &gt; 0.2)" style:apply-style-name="Untitled1" style:base-cell-address="'ALS16 aligned to ALS14'.E44"/>
    </style:style>
    <style:style style:name="ce164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ALS16 aligned to ALS14'.E48] - ['ALS16 aligned to ALS14'.$D48]) &gt; 0.2)" style:apply-style-name="Untitled1" style:base-cell-address="'ALS16 aligned to ALS14'.E48"/>
    </style:style>
    <style:style style:name="ce165" style:family="table-cell" style:parent-style-name="Default" style:data-style-name="N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'ALS16 aligned to ALS14'.E4] - ['ALS16 aligned to ALS14'.$D4]) &gt; 0.2)" style:apply-style-name="Untitled1" style:base-cell-address="'ALS16 aligned to ALS14'.E4"/>
    </style:style>
    <style:style style:name="ce166" style:family="table-cell" style:parent-style-name="Default" style:data-style-name="N2">
      <style:table-cell-properties fo:background-color="#ffcc00"/>
      <style:text-properties style:text-position=""/>
      <style:map style:condition="is-true-formula(ABS(['ALS16 aligned to ALS14'.E4] - ['ALS16 aligned to ALS14'.$D4]) &gt; 0.2)" style:apply-style-name="Untitled1" style:base-cell-address="'ALS16 aligned to ALS14'.E4"/>
    </style:style>
    <style:style style:name="ce167" style:family="table-cell" style:parent-style-name="Default" style:data-style-name="N2">
      <style:table-cell-properties fo:background-color="#ffdd54"/>
      <style:text-properties style:text-position=""/>
      <style:map style:condition="is-true-formula(ABS(['ALS16 aligned to ALS14'.E8] - ['ALS16 aligned to ALS14'.$D8]) &gt; 0.2)" style:apply-style-name="Untitled1" style:base-cell-address="'ALS16 aligned to ALS14'.E8"/>
    </style:style>
    <style:style style:name="ce168" style:family="table-cell" style:parent-style-name="Default" style:data-style-name="N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'ALS16 aligned to ALS14'.E12] - ['ALS16 aligned to ALS14'.$D12]) &gt; 0.2)" style:apply-style-name="Untitled1" style:base-cell-address="'ALS16 aligned to ALS14'.E12"/>
    </style:style>
    <style:style style:name="ce169" style:family="table-cell" style:parent-style-name="Default" style:data-style-name="N2">
      <style:table-cell-properties fo:background-color="#ffcc00"/>
      <style:text-properties style:text-position=""/>
      <style:map style:condition="is-true-formula(ABS(['ALS16 aligned to ALS14'.E12] - ['ALS16 aligned to ALS14'.$D12]) &gt; 0.2)" style:apply-style-name="Untitled1" style:base-cell-address="'ALS16 aligned to ALS14'.E12"/>
    </style:style>
    <style:style style:name="ce17" style:family="table-cell" style:parent-style-name="Default" style:data-style-name="N2">
      <style:table-cell-properties fo:border-bottom="none" fo:background-color="#f2f2f2" fo:border-left="0.06pt solid #000000" fo:border-right="0.06pt solid #000000" fo:border-top="0.06pt solid #000000"/>
      <style:text-properties style:text-position=""/>
    </style:style>
    <style:style style:name="ce170" style:family="table-cell" style:parent-style-name="Default" style:data-style-name="N2">
      <style:table-cell-properties fo:background-color="#ffdd54"/>
      <style:text-properties style:text-position=""/>
      <style:map style:condition="is-true-formula(ABS(['ALS16 aligned to ALS14'.E16] - ['ALS16 aligned to ALS14'.$D16]) &gt; 0.2)" style:apply-style-name="Untitled1" style:base-cell-address="'ALS16 aligned to ALS14'.E16"/>
    </style:style>
    <style:style style:name="ce171" style:family="table-cell" style:parent-style-name="Default" style:data-style-name="N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'ALS16 aligned to ALS14'.E20] - ['ALS16 aligned to ALS14'.$D20]) &gt; 0.2)" style:apply-style-name="Untitled1" style:base-cell-address="'ALS16 aligned to ALS14'.E20"/>
    </style:style>
    <style:style style:name="ce172" style:family="table-cell" style:parent-style-name="Default" style:data-style-name="N2">
      <style:table-cell-properties fo:background-color="#ffcc00"/>
      <style:text-properties style:text-position=""/>
      <style:map style:condition="is-true-formula(ABS(['ALS16 aligned to ALS14'.E20] - ['ALS16 aligned to ALS14'.$D20]) &gt; 0.2)" style:apply-style-name="Untitled1" style:base-cell-address="'ALS16 aligned to ALS14'.E20"/>
    </style:style>
    <style:style style:name="ce173" style:family="table-cell" style:parent-style-name="Default" style:data-style-name="N2">
      <style:table-cell-properties fo:background-color="#ffdd54"/>
      <style:text-properties style:text-position=""/>
      <style:map style:condition="is-true-formula(ABS(['ALS16 aligned to ALS14'.E24] - ['ALS16 aligned to ALS14'.$D24]) &gt; 0.2)" style:apply-style-name="Untitled1" style:base-cell-address="'ALS16 aligned to ALS14'.E24"/>
    </style:style>
    <style:style style:name="ce174" style:family="table-cell" style:parent-style-name="Default" style:data-style-name="N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'ALS16 aligned to ALS14'.E28] - ['ALS16 aligned to ALS14'.$D28]) &gt; 0.2)" style:apply-style-name="Untitled1" style:base-cell-address="'ALS16 aligned to ALS14'.E28"/>
    </style:style>
    <style:style style:name="ce175" style:family="table-cell" style:parent-style-name="Default" style:data-style-name="N2">
      <style:table-cell-properties fo:background-color="#ffcc00"/>
      <style:text-properties style:text-position=""/>
      <style:map style:condition="is-true-formula(ABS(['ALS16 aligned to ALS14'.E28] - ['ALS16 aligned to ALS14'.$D28]) &gt; 0.2)" style:apply-style-name="Untitled1" style:base-cell-address="'ALS16 aligned to ALS14'.E28"/>
    </style:style>
    <style:style style:name="ce176" style:family="table-cell" style:parent-style-name="Default" style:data-style-name="N2">
      <style:table-cell-properties fo:background-color="#ffdd54"/>
      <style:text-properties style:text-position=""/>
      <style:map style:condition="is-true-formula(ABS(['ALS16 aligned to ALS14'.E32] - ['ALS16 aligned to ALS14'.$D32]) &gt; 0.2)" style:apply-style-name="Untitled1" style:base-cell-address="'ALS16 aligned to ALS14'.E32"/>
    </style:style>
    <style:style style:name="ce177" style:family="table-cell" style:parent-style-name="Default" style:data-style-name="N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'ALS16 aligned to ALS14'.E36] - ['ALS16 aligned to ALS14'.$D36]) &gt; 0.2)" style:apply-style-name="Untitled1" style:base-cell-address="'ALS16 aligned to ALS14'.E36"/>
    </style:style>
    <style:style style:name="ce178" style:family="table-cell" style:parent-style-name="Default" style:data-style-name="N2">
      <style:table-cell-properties fo:background-color="#ffcc00"/>
      <style:text-properties style:text-position=""/>
      <style:map style:condition="is-true-formula(ABS(['ALS16 aligned to ALS14'.E36] - ['ALS16 aligned to ALS14'.$D36]) &gt; 0.2)" style:apply-style-name="Untitled1" style:base-cell-address="'ALS16 aligned to ALS14'.E36"/>
    </style:style>
    <style:style style:name="ce179" style:family="table-cell" style:parent-style-name="Default" style:data-style-name="N2">
      <style:table-cell-properties fo:background-color="#ffdd54"/>
      <style:text-properties style:text-position=""/>
      <style:map style:condition="is-true-formula(ABS(['ALS16 aligned to ALS14'.E40] - ['ALS16 aligned to ALS14'.$D40]) &gt; 0.2)" style:apply-style-name="Untitled1" style:base-cell-address="'ALS16 aligned to ALS14'.E40"/>
    </style:style>
    <style:style style:name="ce18" style:family="table-cell" style:parent-style-name="Default" style:data-style-name="N2">
      <style:table-cell-properties fo:border-bottom="0.06pt solid #000000" fo:background-color="#f2f2f2" fo:border-left="0.06pt solid #000000" fo:border-right="0.06pt solid #000000" fo:border-top="none"/>
      <style:text-properties style:text-position=""/>
    </style:style>
    <style:style style:name="ce180" style:family="table-cell" style:parent-style-name="Default" style:data-style-name="N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'ALS16 aligned to ALS14'.E44] - ['ALS16 aligned to ALS14'.$D44]) &gt; 0.2)" style:apply-style-name="Untitled1" style:base-cell-address="'ALS16 aligned to ALS14'.E44"/>
    </style:style>
    <style:style style:name="ce181" style:family="table-cell" style:parent-style-name="Default" style:data-style-name="N2">
      <style:table-cell-properties fo:background-color="#ffcc00"/>
      <style:text-properties style:text-position=""/>
      <style:map style:condition="is-true-formula(ABS(['ALS16 aligned to ALS14'.E44] - ['ALS16 aligned to ALS14'.$D44]) &gt; 0.2)" style:apply-style-name="Untitled1" style:base-cell-address="'ALS16 aligned to ALS14'.E44"/>
    </style:style>
    <style:style style:name="ce182" style:family="table-cell" style:parent-style-name="Default" style:data-style-name="N2">
      <style:table-cell-properties fo:background-color="#ffdd54"/>
      <style:text-properties style:text-position=""/>
      <style:map style:condition="is-true-formula(ABS(['ALS16 aligned to ALS14'.E48] - ['ALS16 aligned to ALS14'.$D48]) &gt; 0.2)" style:apply-style-name="Untitled1" style:base-cell-address="'ALS16 aligned to ALS14'.E48"/>
    </style:style>
    <style:style style:name="ce183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text-properties style:text-position=""/>
      <style:map style:condition="is-true-formula(ABS(['ALS16 aligned to ALS14'.E4] - ['ALS16 aligned to ALS14'.$D4]) &gt; 0.2)" style:apply-style-name="Untitled1" style:base-cell-address="'ALS16 aligned to ALS14'.E4"/>
    </style:style>
    <style:style style:name="ce184" style:family="table-cell" style:parent-style-name="Default" style:data-style-name="N2">
      <style:table-cell-properties fo:border-bottom="none" fo:background-color="#ffcc00" fo:border-left="0.06pt solid #000000" fo:border-right="none" fo:border-top="none"/>
      <style:text-properties style:text-position=""/>
      <style:map style:condition="is-true-formula(ABS(['ALS16 aligned to ALS14'.E4] - ['ALS16 aligned to ALS14'.$D4]) &gt; 0.2)" style:apply-style-name="Untitled1" style:base-cell-address="'ALS16 aligned to ALS14'.E4"/>
    </style:style>
    <style:style style:name="ce185" style:family="table-cell" style:parent-style-name="Default" style:data-style-name="N2">
      <style:table-cell-properties fo:border-bottom="none" fo:background-color="#ffdd54" fo:border-left="0.06pt solid #000000" fo:border-right="none" fo:border-top="none"/>
      <style:text-properties style:text-position=""/>
      <style:map style:condition="is-true-formula(ABS(['ALS16 aligned to ALS14'.E8] - ['ALS16 aligned to ALS14'.$D8]) &gt; 0.2)" style:apply-style-name="Untitled1" style:base-cell-address="'ALS16 aligned to ALS14'.E8"/>
    </style:style>
    <style:style style:name="ce186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text-properties style:text-position=""/>
      <style:map style:condition="is-true-formula(ABS(['ALS16 aligned to ALS14'.E12] - ['ALS16 aligned to ALS14'.$D12]) &gt; 0.2)" style:apply-style-name="Untitled1" style:base-cell-address="'ALS16 aligned to ALS14'.E12"/>
    </style:style>
    <style:style style:name="ce187" style:family="table-cell" style:parent-style-name="Default" style:data-style-name="N2">
      <style:table-cell-properties fo:border-bottom="none" fo:background-color="#ffcc00" fo:border-left="0.06pt solid #000000" fo:border-right="none" fo:border-top="none"/>
      <style:text-properties style:text-position=""/>
      <style:map style:condition="is-true-formula(ABS(['ALS16 aligned to ALS14'.E12] - ['ALS16 aligned to ALS14'.$D12]) &gt; 0.2)" style:apply-style-name="Untitled1" style:base-cell-address="'ALS16 aligned to ALS14'.E12"/>
    </style:style>
    <style:style style:name="ce188" style:family="table-cell" style:parent-style-name="Default" style:data-style-name="N2">
      <style:table-cell-properties fo:border-bottom="none" fo:background-color="#ffdd54" fo:border-left="0.06pt solid #000000" fo:border-right="none" fo:border-top="none"/>
      <style:text-properties style:text-position=""/>
      <style:map style:condition="is-true-formula(ABS(['ALS16 aligned to ALS14'.H16] - ['ALS16 aligned to ALS14'.$D16]) &gt; 0.2)" style:apply-style-name="Untitled1" style:base-cell-address="'ALS16 aligned to ALS14'.H16"/>
    </style:style>
    <style:style style:name="ce189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text-properties style:text-position=""/>
      <style:map style:condition="is-true-formula(ABS(['ALS16 aligned to ALS14'.E20] - ['ALS16 aligned to ALS14'.$D20]) &gt; 0.2)" style:apply-style-name="Untitled1" style:base-cell-address="'ALS16 aligned to ALS14'.E20"/>
    </style:style>
    <style:style style:name="ce19" style:family="table-cell" style:parent-style-name="Default">
      <style:table-cell-properties fo:border-bottom="0.06pt solid #000000" fo:background-color="#99cccc" style:text-align-source="fix" style:repeat-content="false" fo:border-left="none" fo:border-right="none" fo:border-top="0.06pt solid #000000" style:vertical-align="middle"/>
      <style:paragraph-properties fo:text-align="center"/>
      <style:text-properties style:text-position=""/>
    </style:style>
    <style:style style:name="ce190" style:family="table-cell" style:parent-style-name="Default" style:data-style-name="N2">
      <style:table-cell-properties fo:border-bottom="none" fo:background-color="#ffcc00" fo:border-left="0.06pt solid #000000" fo:border-right="none" fo:border-top="none"/>
      <style:text-properties style:text-position=""/>
      <style:map style:condition="is-true-formula(ABS(['ALS16 aligned to ALS14'.E20] - ['ALS16 aligned to ALS14'.$D20]) &gt; 0.2)" style:apply-style-name="Untitled1" style:base-cell-address="'ALS16 aligned to ALS14'.E20"/>
    </style:style>
    <style:style style:name="ce191" style:family="table-cell" style:parent-style-name="Default" style:data-style-name="N2">
      <style:table-cell-properties fo:border-bottom="none" fo:background-color="#ffdd54" fo:border-left="0.06pt solid #000000" fo:border-right="none" fo:border-top="none"/>
      <style:text-properties style:text-position=""/>
      <style:map style:condition="is-true-formula(ABS(['ALS16 aligned to ALS14'.E24] - ['ALS16 aligned to ALS14'.$D24]) &gt; 0.2)" style:apply-style-name="Untitled1" style:base-cell-address="'ALS16 aligned to ALS14'.E24"/>
    </style:style>
    <style:style style:name="ce192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text-properties style:text-position=""/>
      <style:map style:condition="is-true-formula(ABS(['ALS16 aligned to ALS14'.E28] - ['ALS16 aligned to ALS14'.$D28]) &gt; 0.2)" style:apply-style-name="Untitled1" style:base-cell-address="'ALS16 aligned to ALS14'.E28"/>
    </style:style>
    <style:style style:name="ce193" style:family="table-cell" style:parent-style-name="Default" style:data-style-name="N2">
      <style:table-cell-properties fo:border-bottom="none" fo:background-color="#ffcc00" fo:border-left="0.06pt solid #000000" fo:border-right="none" fo:border-top="none"/>
      <style:text-properties style:text-position=""/>
      <style:map style:condition="is-true-formula(ABS(['ALS16 aligned to ALS14'.E28] - ['ALS16 aligned to ALS14'.$D28]) &gt; 0.2)" style:apply-style-name="Untitled1" style:base-cell-address="'ALS16 aligned to ALS14'.E28"/>
    </style:style>
    <style:style style:name="ce194" style:family="table-cell" style:parent-style-name="Default" style:data-style-name="N2">
      <style:table-cell-properties fo:border-bottom="none" fo:background-color="#ffdd54" fo:border-left="0.06pt solid #000000" fo:border-right="none" fo:border-top="none"/>
      <style:text-properties style:text-position=""/>
      <style:map style:condition="is-true-formula(ABS(['ALS16 aligned to ALS14'.E32] - ['ALS16 aligned to ALS14'.$D32]) &gt; 0.2)" style:apply-style-name="Untitled1" style:base-cell-address="'ALS16 aligned to ALS14'.E32"/>
    </style:style>
    <style:style style:name="ce195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text-properties style:text-position=""/>
      <style:map style:condition="is-true-formula(ABS(['ALS16 aligned to ALS14'.E36] - ['ALS16 aligned to ALS14'.$D36]) &gt; 0.2)" style:apply-style-name="Untitled1" style:base-cell-address="'ALS16 aligned to ALS14'.E36"/>
    </style:style>
    <style:style style:name="ce196" style:family="table-cell" style:parent-style-name="Default" style:data-style-name="N2">
      <style:table-cell-properties fo:border-bottom="none" fo:background-color="#ffcc00" fo:border-left="0.06pt solid #000000" fo:border-right="none" fo:border-top="none"/>
      <style:text-properties style:text-position=""/>
      <style:map style:condition="is-true-formula(ABS(['ALS16 aligned to ALS14'.E36] - ['ALS16 aligned to ALS14'.$D36]) &gt; 0.2)" style:apply-style-name="Untitled1" style:base-cell-address="'ALS16 aligned to ALS14'.E36"/>
    </style:style>
    <style:style style:name="ce197" style:family="table-cell" style:parent-style-name="Default" style:data-style-name="N2">
      <style:table-cell-properties fo:border-bottom="none" fo:background-color="#ffdd54" fo:border-left="0.06pt solid #000000" fo:border-right="none" fo:border-top="none"/>
      <style:text-properties style:text-position=""/>
      <style:map style:condition="is-true-formula(ABS(['ALS16 aligned to ALS14'.E40] - ['ALS16 aligned to ALS14'.$D40]) &gt; 0.2)" style:apply-style-name="Untitled1" style:base-cell-address="'ALS16 aligned to ALS14'.E40"/>
    </style:style>
    <style:style style:name="ce198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text-properties style:text-position=""/>
      <style:map style:condition="is-true-formula(ABS(['ALS16 aligned to ALS14'.E44] - ['ALS16 aligned to ALS14'.$D44]) &gt; 0.2)" style:apply-style-name="Untitled1" style:base-cell-address="'ALS16 aligned to ALS14'.E44"/>
    </style:style>
    <style:style style:name="ce199" style:family="table-cell" style:parent-style-name="Default" style:data-style-name="N2">
      <style:table-cell-properties fo:border-bottom="none" fo:background-color="#ffcc00" fo:border-left="0.06pt solid #000000" fo:border-right="none" fo:border-top="none"/>
      <style:text-properties style:text-position=""/>
      <style:map style:condition="is-true-formula(ABS(['ALS16 aligned to ALS14'.E44] - ['ALS16 aligned to ALS14'.$D44]) &gt; 0.2)" style:apply-style-name="Untitled1" style:base-cell-address="'ALS16 aligned to ALS14'.E44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text-position=""/>
    </style:style>
    <style:style style:name="ce20" style:family="table-cell" style:parent-style-name="Default">
      <style:table-cell-properties fo:border-bottom="0.06pt solid #000000" fo:background-color="#99cccc" fo:border-left="none" fo:border-right="none" fo:border-top="none"/>
      <style:text-properties style:text-position=""/>
    </style:style>
    <style:style style:name="ce200" style:family="table-cell" style:parent-style-name="Default" style:data-style-name="N2">
      <style:table-cell-properties fo:border-bottom="none" fo:background-color="#ffdd54" fo:border-left="0.06pt solid #000000" fo:border-right="none" fo:border-top="none"/>
      <style:text-properties style:text-position=""/>
      <style:map style:condition="is-true-formula(ABS(['ALS16 aligned to ALS14'.E48] - ['ALS16 aligned to ALS14'.$D48]) &gt; 0.2)" style:apply-style-name="Untitled1" style:base-cell-address="'ALS16 aligned to ALS14'.E48"/>
    </style:style>
    <style:style style:name="ce201" style:family="table-cell" style:parent-style-name="Default">
      <style:table-cell-properties fo:background-color="#ffc266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02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ALS16 aligned to ALS14'.E4] - ['ALS16 aligned to ALS14'.$D4]) &gt; 0.2)" style:apply-style-name="Untitled1" style:base-cell-address="'ALS16 aligned to ALS14'.E4"/>
    </style:style>
    <style:style style:name="ce203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ALS16 aligned to ALS14'.E4] - ['ALS16 aligned to ALS14'.$D4]) &gt; 0.2)" style:apply-style-name="Untitled1" style:base-cell-address="'ALS16 aligned to ALS14'.E4"/>
    </style:style>
    <style:style style:name="ce204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ALS16 aligned to ALS14'.E8] - ['ALS16 aligned to ALS14'.$D8]) &gt; 0.2)" style:apply-style-name="Untitled1" style:base-cell-address="'ALS16 aligned to ALS14'.E8"/>
    </style:style>
    <style:style style:name="ce205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ALS16 aligned to ALS14'.E12] - ['ALS16 aligned to ALS14'.$D12]) &gt; 0.2)" style:apply-style-name="Untitled1" style:base-cell-address="'ALS16 aligned to ALS14'.E12"/>
    </style:style>
    <style:style style:name="ce206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ALS16 aligned to ALS14'.E12] - ['ALS16 aligned to ALS14'.$D12]) &gt; 0.2)" style:apply-style-name="Untitled1" style:base-cell-address="'ALS16 aligned to ALS14'.E12"/>
    </style:style>
    <style:style style:name="ce207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ALS16 aligned to ALS14'.E16] - ['ALS16 aligned to ALS14'.$D16]) &gt; 0.2)" style:apply-style-name="Untitled1" style:base-cell-address="'ALS16 aligned to ALS14'.E16"/>
    </style:style>
    <style:style style:name="ce208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ALS16 aligned to ALS14'.E20] - ['ALS16 aligned to ALS14'.$D20]) &gt; 0.2)" style:apply-style-name="Untitled1" style:base-cell-address="'ALS16 aligned to ALS14'.E20"/>
    </style:style>
    <style:style style:name="ce209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ALS16 aligned to ALS14'.E20] - ['ALS16 aligned to ALS14'.$D20]) &gt; 0.2)" style:apply-style-name="Untitled1" style:base-cell-address="'ALS16 aligned to ALS14'.E20"/>
    </style:style>
    <style:style style:name="ce210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ALS16 aligned to ALS14'.E24] - ['ALS16 aligned to ALS14'.$D24]) &gt; 0.2)" style:apply-style-name="Untitled1" style:base-cell-address="'ALS16 aligned to ALS14'.E24"/>
    </style:style>
    <style:style style:name="ce211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ALS16 aligned to ALS14'.E28] - ['ALS16 aligned to ALS14'.$D28]) &gt; 0.2)" style:apply-style-name="Untitled1" style:base-cell-address="'ALS16 aligned to ALS14'.E28"/>
    </style:style>
    <style:style style:name="ce212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ALS16 aligned to ALS14'.E28] - ['ALS16 aligned to ALS14'.$D28]) &gt; 0.2)" style:apply-style-name="Untitled1" style:base-cell-address="'ALS16 aligned to ALS14'.E28"/>
    </style:style>
    <style:style style:name="ce213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ALS16 aligned to ALS14'.E32] - ['ALS16 aligned to ALS14'.$D32]) &gt; 0.2)" style:apply-style-name="Untitled1" style:base-cell-address="'ALS16 aligned to ALS14'.E32"/>
    </style:style>
    <style:style style:name="ce214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ALS16 aligned to ALS14'.E36] - ['ALS16 aligned to ALS14'.$D36]) &gt; 0.2)" style:apply-style-name="Untitled1" style:base-cell-address="'ALS16 aligned to ALS14'.E36"/>
    </style:style>
    <style:style style:name="ce215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ALS16 aligned to ALS14'.E36] - ['ALS16 aligned to ALS14'.$D36]) &gt; 0.2)" style:apply-style-name="Untitled1" style:base-cell-address="'ALS16 aligned to ALS14'.E36"/>
    </style:style>
    <style:style style:name="ce216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ALS16 aligned to ALS14'.E40] - ['ALS16 aligned to ALS14'.$D40]) &gt; 0.2)" style:apply-style-name="Untitled1" style:base-cell-address="'ALS16 aligned to ALS14'.E40"/>
    </style:style>
    <style:style style:name="ce217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ALS16 aligned to ALS14'.E44] - ['ALS16 aligned to ALS14'.$D44]) &gt; 0.2)" style:apply-style-name="Untitled1" style:base-cell-address="'ALS16 aligned to ALS14'.E44"/>
    </style:style>
    <style:style style:name="ce218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ALS16 aligned to ALS14'.E44] - ['ALS16 aligned to ALS14'.$D44]) &gt; 0.2)" style:apply-style-name="Untitled1" style:base-cell-address="'ALS16 aligned to ALS14'.E44"/>
    </style:style>
    <style:style style:name="ce219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ALS16 aligned to ALS14'.E48] - ['ALS16 aligned to ALS14'.$D48]) &gt; 0.2)" style:apply-style-name="Untitled1" style:base-cell-address="'ALS16 aligned to ALS14'.E48"/>
    </style:style>
    <style:style style:name="ce220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ALS16 aligned to ALS14'.J4] - ['ALS16 aligned to ALS14'.$D4]) &gt; 0.2)" style:apply-style-name="Untitled1" style:base-cell-address="'ALS16 aligned to ALS14'.J4"/>
    </style:style>
    <style:style style:name="ce221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ALS16 aligned to ALS14'.J4] - ['ALS16 aligned to ALS14'.$D4]) &gt; 0.2)" style:apply-style-name="Untitled1" style:base-cell-address="'ALS16 aligned to ALS14'.J4"/>
    </style:style>
    <style:style style:name="ce222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ALS16 aligned to ALS14'.J8] - ['ALS16 aligned to ALS14'.$D8]) &gt; 0.2)" style:apply-style-name="Untitled1" style:base-cell-address="'ALS16 aligned to ALS14'.J8"/>
    </style:style>
    <style:style style:name="ce223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ALS16 aligned to ALS14'.J12] - ['ALS16 aligned to ALS14'.$D12]) &gt; 0.2)" style:apply-style-name="Untitled1" style:base-cell-address="'ALS16 aligned to ALS14'.J12"/>
    </style:style>
    <style:style style:name="ce224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ALS16 aligned to ALS14'.J12] - ['ALS16 aligned to ALS14'.$D12]) &gt; 0.2)" style:apply-style-name="Untitled1" style:base-cell-address="'ALS16 aligned to ALS14'.J12"/>
    </style:style>
    <style:style style:name="ce225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ALS16 aligned to ALS14'.J16] - ['ALS16 aligned to ALS14'.$D16]) &gt; 0.2)" style:apply-style-name="Untitled1" style:base-cell-address="'ALS16 aligned to ALS14'.J16"/>
    </style:style>
    <style:style style:name="ce226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ALS16 aligned to ALS14'.J20] - ['ALS16 aligned to ALS14'.$D20]) &gt; 0.2)" style:apply-style-name="Untitled1" style:base-cell-address="'ALS16 aligned to ALS14'.J20"/>
    </style:style>
    <style:style style:name="ce227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ALS16 aligned to ALS14'.J20] - ['ALS16 aligned to ALS14'.$D20]) &gt; 0.2)" style:apply-style-name="Untitled1" style:base-cell-address="'ALS16 aligned to ALS14'.J20"/>
    </style:style>
    <style:style style:name="ce228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ALS16 aligned to ALS14'.J24] - ['ALS16 aligned to ALS14'.$D24]) &gt; 0.2)" style:apply-style-name="Untitled1" style:base-cell-address="'ALS16 aligned to ALS14'.J24"/>
    </style:style>
    <style:style style:name="ce229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ALS16 aligned to ALS14'.J28] - ['ALS16 aligned to ALS14'.$D28]) &gt; 0.2)" style:apply-style-name="Untitled1" style:base-cell-address="'ALS16 aligned to ALS14'.J28"/>
    </style:style>
    <style:style style:name="ce23" style:family="table-cell" style:parent-style-name="Default" style:data-style-name="N2">
      <style:table-cell-properties fo:border-bottom="0.06pt solid #000000" fo:background-color="#99cccc" fo:border-left="none" fo:border-right="none" fo:border-top="none"/>
      <style:text-properties style:text-position=""/>
    </style:style>
    <style:style style:name="ce230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ALS16 aligned to ALS14'.J28] - ['ALS16 aligned to ALS14'.$D28]) &gt; 0.2)" style:apply-style-name="Untitled1" style:base-cell-address="'ALS16 aligned to ALS14'.J28"/>
    </style:style>
    <style:style style:name="ce231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ALS16 aligned to ALS14'.J32] - ['ALS16 aligned to ALS14'.$D32]) &gt; 0.2)" style:apply-style-name="Untitled1" style:base-cell-address="'ALS16 aligned to ALS14'.J32"/>
    </style:style>
    <style:style style:name="ce232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ALS16 aligned to ALS14'.J36] - ['ALS16 aligned to ALS14'.$D36]) &gt; 0.2)" style:apply-style-name="Untitled1" style:base-cell-address="'ALS16 aligned to ALS14'.J36"/>
    </style:style>
    <style:style style:name="ce233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ALS16 aligned to ALS14'.J36] - ['ALS16 aligned to ALS14'.$D36]) &gt; 0.2)" style:apply-style-name="Untitled1" style:base-cell-address="'ALS16 aligned to ALS14'.J36"/>
    </style:style>
    <style:style style:name="ce234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ALS16 aligned to ALS14'.J40] - ['ALS16 aligned to ALS14'.$D40]) &gt; 0.2)" style:apply-style-name="Untitled1" style:base-cell-address="'ALS16 aligned to ALS14'.J40"/>
    </style:style>
    <style:style style:name="ce235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ALS16 aligned to ALS14'.J44] - ['ALS16 aligned to ALS14'.$D44]) &gt; 0.2)" style:apply-style-name="Untitled1" style:base-cell-address="'ALS16 aligned to ALS14'.J44"/>
    </style:style>
    <style:style style:name="ce236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ALS16 aligned to ALS14'.J44] - ['ALS16 aligned to ALS14'.$D44]) &gt; 0.2)" style:apply-style-name="Untitled1" style:base-cell-address="'ALS16 aligned to ALS14'.J44"/>
    </style:style>
    <style:style style:name="ce237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ALS16 aligned to ALS14'.J48] - ['ALS16 aligned to ALS14'.$D48]) &gt; 0.2)" style:apply-style-name="Untitled1" style:base-cell-address="'ALS16 aligned to ALS14'.J48"/>
    </style:style>
    <style:style style:name="ce238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ALS16 aligned to ALS14'.K4] - ['ALS16 aligned to ALS14'.$D4]) &gt; 0.2)" style:apply-style-name="Untitled1" style:base-cell-address="'ALS16 aligned to ALS14'.K4"/>
    </style:style>
    <style:style style:name="ce239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ALS16 aligned to ALS14'.J4] - ['ALS16 aligned to ALS14'.$D4]) &gt; 0.2)" style:apply-style-name="Untitled1" style:base-cell-address="'ALS16 aligned to ALS14'.J4"/>
    </style:style>
    <style:style style:name="ce25" style:family="table-cell" style:parent-style-name="Default" style:data-style-name="N2">
      <style:table-cell-properties fo:background-color="#b0cccc"/>
      <style:text-properties style:text-position="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41" style:family="table-cell" style:parent-style-name="Default">
      <style:table-cell-properties fo:background-color="#ff8331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42" style:family="table-cell" style:parent-style-name="Default">
      <style:table-cell-properties fo:border-bottom="0.06pt solid #000000" fo:background-color="#ff8331" fo:border-left="0.06pt solid #000000" fo:border-right="0.06pt solid #000000" fo:border-top="none"/>
      <style:text-properties style:text-position=""/>
    </style:style>
    <style:style style:name="ce45" style:family="table-cell" style:parent-style-name="Default" style:data-style-name="N2">
      <style:table-cell-properties fo:border-bottom="0.06pt solid #000000" fo:background-color="#ff8331" fo:border-left="0.06pt solid #000000" fo:border-right="0.06pt solid #000000" fo:border-top="none"/>
      <style:text-properties style:text-position=""/>
    </style:style>
    <style:style style:name="ce4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text-position=""/>
    </style:style>
    <style:style style:name="ce63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0.06pt solid #000000" style:vertical-align="middle"/>
      <style:paragraph-properties fo:text-align="center"/>
      <style:text-properties style:text-position=""/>
    </style:style>
    <style:style style:name="ce64" style:family="table-cell" style:parent-style-name="Default">
      <style:table-cell-properties fo:border-bottom="0.06pt solid #000000" fo:background-color="#ffcc00" fo:border-left="none" fo:border-right="none" fo:border-top="none"/>
      <style:text-properties style:text-position=""/>
    </style:style>
    <style:style style:name="ce67" style:family="table-cell" style:parent-style-name="Default" style:data-style-name="N2">
      <style:table-cell-properties fo:border-bottom="0.06pt solid #000000" fo:background-color="#ffcc00" fo:border-left="none" fo:border-right="none" fo:border-top="none"/>
      <style:text-properties style:text-position=""/>
    </style:style>
    <style:style style:name="ce69" style:family="table-cell" style:parent-style-name="Default" style:data-style-name="N2">
      <style:table-cell-properties fo:background-color="#ffdd54"/>
      <style:text-properties style:text-position="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/>
    </style:style>
    <style:style style:name="ce85" style:family="table-cell" style:parent-style-name="Default">
      <style:table-cell-properties fo:border-bottom="0.06pt solid #000000" fo:background-color="#ffcc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position=""/>
    </style:style>
    <style:style style:name="ce88" style:family="table-cell" style:parent-style-name="Default" style:data-style-name="N2">
      <style:table-cell-properties fo:border-bottom="0.06pt solid #000000" fo:background-color="#ffcc00" fo:border-left="0.06pt solid #000000" fo:border-right="none" fo:border-top="none"/>
      <style:text-properties style:text-position="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90" style:family="table-cell" style:parent-style-name="Default" style:data-style-name="N2">
      <style:table-cell-properties fo:border-bottom="none" fo:background-color="#ffdd54" fo:border-left="0.06pt solid #000000" fo:border-right="none" fo:border-top="none"/>
      <style:text-properties style:text-position=""/>
    </style:style>
    <style:style style:name="ce240" style:family="table-cell" style:parent-style-name="Default" style:data-style-name="N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'DIM aligned to ALS14'.E4] - ['DIM aligned to ALS14'.$D4]) &gt; 0.2)" style:apply-style-name="Untitled1" style:base-cell-address="'DIM aligned to ALS14'.E4"/>
    </style:style>
    <style:style style:name="ce241" style:family="table-cell" style:parent-style-name="Default" style:data-style-name="N2">
      <style:table-cell-properties fo:background-color="#99cccc"/>
      <style:text-properties style:text-position=""/>
      <style:map style:condition="is-true-formula(ABS(['DIM aligned to ALS14'.E4] - ['DIM aligned to ALS14'.$D4]) &gt; 0.2)" style:apply-style-name="Untitled1" style:base-cell-address="'DIM aligned to ALS14'.E4"/>
    </style:style>
    <style:style style:name="ce242" style:family="table-cell" style:parent-style-name="Default" style:data-style-name="N2">
      <style:table-cell-properties fo:background-color="#b0cccc"/>
      <style:text-properties style:text-position=""/>
      <style:map style:condition="is-true-formula(ABS(['DIM aligned to ALS14'.E8] - ['DIM aligned to ALS14'.$D8]) &gt; 0.2)" style:apply-style-name="Untitled1" style:base-cell-address="'DIM aligned to ALS14'.E8"/>
    </style:style>
    <style:style style:name="ce243" style:family="table-cell" style:parent-style-name="Default" style:data-style-name="N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'DIM aligned to ALS14'.E12] - ['DIM aligned to ALS14'.$D12]) &gt; 0.2)" style:apply-style-name="Untitled1" style:base-cell-address="'DIM aligned to ALS14'.E12"/>
    </style:style>
    <style:style style:name="ce244" style:family="table-cell" style:parent-style-name="Default" style:data-style-name="N2">
      <style:table-cell-properties fo:background-color="#99cccc"/>
      <style:text-properties style:text-position=""/>
      <style:map style:condition="is-true-formula(ABS(['DIM aligned to ALS14'.E12] - ['DIM aligned to ALS14'.$D12]) &gt; 0.2)" style:apply-style-name="Untitled1" style:base-cell-address="'DIM aligned to ALS14'.E12"/>
    </style:style>
    <style:style style:name="ce245" style:family="table-cell" style:parent-style-name="Default" style:data-style-name="N2">
      <style:table-cell-properties fo:background-color="#b0cccc"/>
      <style:text-properties style:text-position=""/>
      <style:map style:condition="is-true-formula(ABS(['DIM aligned to ALS14'.E16] - ['DIM aligned to ALS14'.$D16]) &gt; 0.2)" style:apply-style-name="Untitled1" style:base-cell-address="'DIM aligned to ALS14'.E16"/>
    </style:style>
    <style:style style:name="ce246" style:family="table-cell" style:parent-style-name="Default" style:data-style-name="N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'DIM aligned to ALS14'.E20] - ['DIM aligned to ALS14'.$D20]) &gt; 0.2)" style:apply-style-name="Untitled1" style:base-cell-address="'DIM aligned to ALS14'.E20"/>
    </style:style>
    <style:style style:name="ce247" style:family="table-cell" style:parent-style-name="Default" style:data-style-name="N2">
      <style:table-cell-properties fo:background-color="#99cccc"/>
      <style:text-properties style:text-position=""/>
      <style:map style:condition="is-true-formula(ABS(['DIM aligned to ALS14'.E20] - ['DIM aligned to ALS14'.$D20]) &gt; 0.2)" style:apply-style-name="Untitled1" style:base-cell-address="'DIM aligned to ALS14'.E20"/>
    </style:style>
    <style:style style:name="ce248" style:family="table-cell" style:parent-style-name="Default" style:data-style-name="N2">
      <style:table-cell-properties fo:background-color="#b0cccc"/>
      <style:text-properties style:text-position=""/>
      <style:map style:condition="is-true-formula(ABS(['DIM aligned to ALS14'.E24] - ['DIM aligned to ALS14'.$D24]) &gt; 0.2)" style:apply-style-name="Untitled1" style:base-cell-address="'DIM aligned to ALS14'.E24"/>
    </style:style>
    <style:style style:name="ce249" style:family="table-cell" style:parent-style-name="Default" style:data-style-name="N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'DIM aligned to ALS14'.E28] - ['DIM aligned to ALS14'.$D28]) &gt; 0.2)" style:apply-style-name="Untitled1" style:base-cell-address="'DIM aligned to ALS14'.E28"/>
    </style:style>
    <style:style style:name="ce250" style:family="table-cell" style:parent-style-name="Default" style:data-style-name="N2">
      <style:table-cell-properties fo:background-color="#99cccc"/>
      <style:text-properties style:text-position=""/>
      <style:map style:condition="is-true-formula(ABS(['DIM aligned to ALS14'.E28] - ['DIM aligned to ALS14'.$D28]) &gt; 0.2)" style:apply-style-name="Untitled1" style:base-cell-address="'DIM aligned to ALS14'.E28"/>
    </style:style>
    <style:style style:name="ce251" style:family="table-cell" style:parent-style-name="Default" style:data-style-name="N2">
      <style:table-cell-properties fo:background-color="#b0cccc"/>
      <style:text-properties style:text-position=""/>
      <style:map style:condition="is-true-formula(ABS(['DIM aligned to ALS14'.E32] - ['DIM aligned to ALS14'.$D32]) &gt; 0.2)" style:apply-style-name="Untitled1" style:base-cell-address="'DIM aligned to ALS14'.E32"/>
    </style:style>
    <style:style style:name="ce252" style:family="table-cell" style:parent-style-name="Default" style:data-style-name="N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'DIM aligned to ALS14'.E36] - ['DIM aligned to ALS14'.$D36]) &gt; 0.2)" style:apply-style-name="Untitled1" style:base-cell-address="'DIM aligned to ALS14'.E36"/>
    </style:style>
    <style:style style:name="ce253" style:family="table-cell" style:parent-style-name="Default" style:data-style-name="N2">
      <style:table-cell-properties fo:background-color="#99cccc"/>
      <style:text-properties style:text-position=""/>
      <style:map style:condition="is-true-formula(ABS(['DIM aligned to ALS14'.E36] - ['DIM aligned to ALS14'.$D36]) &gt; 0.2)" style:apply-style-name="Untitled1" style:base-cell-address="'DIM aligned to ALS14'.E36"/>
    </style:style>
    <style:style style:name="ce254" style:family="table-cell" style:parent-style-name="Default" style:data-style-name="N2">
      <style:table-cell-properties fo:background-color="#b0cccc"/>
      <style:text-properties style:text-position=""/>
      <style:map style:condition="is-true-formula(ABS(['DIM aligned to ALS14'.E40] - ['DIM aligned to ALS14'.$D40]) &gt; 0.2)" style:apply-style-name="Untitled1" style:base-cell-address="'DIM aligned to ALS14'.E40"/>
    </style:style>
    <style:style style:name="ce255" style:family="table-cell" style:parent-style-name="Default" style:data-style-name="N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'DIM aligned to ALS14'.E44] - ['DIM aligned to ALS14'.$D44]) &gt; 0.2)" style:apply-style-name="Untitled1" style:base-cell-address="'DIM aligned to ALS14'.E44"/>
    </style:style>
    <style:style style:name="ce256" style:family="table-cell" style:parent-style-name="Default" style:data-style-name="N2">
      <style:table-cell-properties fo:background-color="#99cccc"/>
      <style:text-properties style:text-position=""/>
      <style:map style:condition="is-true-formula(ABS(['DIM aligned to ALS14'.E44] - ['DIM aligned to ALS14'.$D44]) &gt; 0.2)" style:apply-style-name="Untitled1" style:base-cell-address="'DIM aligned to ALS14'.E44"/>
    </style:style>
    <style:style style:name="ce257" style:family="table-cell" style:parent-style-name="Default" style:data-style-name="N2">
      <style:table-cell-properties fo:background-color="#b0cccc"/>
      <style:text-properties style:text-position=""/>
      <style:map style:condition="is-true-formula(ABS(['DIM aligned to ALS14'.E48] - ['DIM aligned to ALS14'.$D48]) &gt; 0.2)" style:apply-style-name="Untitled1" style:base-cell-address="'DIM aligned to ALS14'.E48"/>
    </style:style>
    <style:style style:name="ce258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'DIM aligned to ALS14'.E4] - ['DIM aligned to ALS14'.$D4]) &gt; 0.2)" style:apply-style-name="Untitled1" style:base-cell-address="'DIM aligned to ALS14'.E4"/>
    </style:style>
    <style:style style:name="ce259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'DIM aligned to ALS14'.E4] - ['DIM aligned to ALS14'.$D4]) &gt; 0.2)" style:apply-style-name="Untitled1" style:base-cell-address="'DIM aligned to ALS14'.E4"/>
    </style:style>
    <style:style style:name="ce26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DIM aligned to ALS14'.E8] - ['DIM aligned to ALS14'.$D8]) &gt; 0.2)" style:apply-style-name="Untitled1" style:base-cell-address="'DIM aligned to ALS14'.E8"/>
    </style:style>
    <style:style style:name="ce261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'DIM aligned to ALS14'.E12] - ['DIM aligned to ALS14'.$D12]) &gt; 0.2)" style:apply-style-name="Untitled1" style:base-cell-address="'DIM aligned to ALS14'.E12"/>
    </style:style>
    <style:style style:name="ce262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'DIM aligned to ALS14'.E12] - ['DIM aligned to ALS14'.$D12]) &gt; 0.2)" style:apply-style-name="Untitled1" style:base-cell-address="'DIM aligned to ALS14'.E12"/>
    </style:style>
    <style:style style:name="ce26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DIM aligned to ALS14'.E16] - ['DIM aligned to ALS14'.$D16]) &gt; 0.2)" style:apply-style-name="Untitled1" style:base-cell-address="'DIM aligned to ALS14'.E16"/>
    </style:style>
    <style:style style:name="ce26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'DIM aligned to ALS14'.E20] - ['DIM aligned to ALS14'.$D20]) &gt; 0.2)" style:apply-style-name="Untitled1" style:base-cell-address="'DIM aligned to ALS14'.E20"/>
    </style:style>
    <style:style style:name="ce26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'DIM aligned to ALS14'.E20] - ['DIM aligned to ALS14'.$D20]) &gt; 0.2)" style:apply-style-name="Untitled1" style:base-cell-address="'DIM aligned to ALS14'.E20"/>
    </style:style>
    <style:style style:name="ce26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DIM aligned to ALS14'.E24] - ['DIM aligned to ALS14'.$D24]) &gt; 0.2)" style:apply-style-name="Untitled1" style:base-cell-address="'DIM aligned to ALS14'.E24"/>
    </style:style>
    <style:style style:name="ce267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'DIM aligned to ALS14'.E28] - ['DIM aligned to ALS14'.$D28]) &gt; 0.2)" style:apply-style-name="Untitled1" style:base-cell-address="'DIM aligned to ALS14'.E28"/>
    </style:style>
    <style:style style:name="ce268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'DIM aligned to ALS14'.E28] - ['DIM aligned to ALS14'.$D28]) &gt; 0.2)" style:apply-style-name="Untitled1" style:base-cell-address="'DIM aligned to ALS14'.E28"/>
    </style:style>
    <style:style style:name="ce26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DIM aligned to ALS14'.E32] - ['DIM aligned to ALS14'.$D32]) &gt; 0.2)" style:apply-style-name="Untitled1" style:base-cell-address="'DIM aligned to ALS14'.E32"/>
    </style:style>
    <style:style style:name="ce270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'DIM aligned to ALS14'.E36] - ['DIM aligned to ALS14'.$D36]) &gt; 0.2)" style:apply-style-name="Untitled1" style:base-cell-address="'DIM aligned to ALS14'.E36"/>
    </style:style>
    <style:style style:name="ce271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'DIM aligned to ALS14'.E36] - ['DIM aligned to ALS14'.$D36]) &gt; 0.2)" style:apply-style-name="Untitled1" style:base-cell-address="'DIM aligned to ALS14'.E36"/>
    </style:style>
    <style:style style:name="ce27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DIM aligned to ALS14'.E40] - ['DIM aligned to ALS14'.$D40]) &gt; 0.2)" style:apply-style-name="Untitled1" style:base-cell-address="'DIM aligned to ALS14'.E40"/>
    </style:style>
    <style:style style:name="ce273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'DIM aligned to ALS14'.E44] - ['DIM aligned to ALS14'.$D44]) &gt; 0.2)" style:apply-style-name="Untitled1" style:base-cell-address="'DIM aligned to ALS14'.E44"/>
    </style:style>
    <style:style style:name="ce274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'DIM aligned to ALS14'.E44] - ['DIM aligned to ALS14'.$D44]) &gt; 0.2)" style:apply-style-name="Untitled1" style:base-cell-address="'DIM aligned to ALS14'.E44"/>
    </style:style>
    <style:style style:name="ce275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DIM aligned to ALS14'.E48] - ['DIM aligned to ALS14'.$D48]) &gt; 0.2)" style:apply-style-name="Untitled1" style:base-cell-address="'DIM aligned to ALS14'.E48"/>
    </style:style>
    <style:style style:name="ce276" style:family="table-cell" style:parent-style-name="Default" style:data-style-name="N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'DIM aligned to ALS14'.E4] - ['DIM aligned to ALS14'.$D4]) &gt; 0.2)" style:apply-style-name="Untitled1" style:base-cell-address="'DIM aligned to ALS14'.E4"/>
    </style:style>
    <style:style style:name="ce277" style:family="table-cell" style:parent-style-name="Default" style:data-style-name="N2">
      <style:table-cell-properties fo:background-color="#ffcc00"/>
      <style:text-properties style:text-position=""/>
      <style:map style:condition="is-true-formula(ABS(['DIM aligned to ALS14'.E4] - ['DIM aligned to ALS14'.$D4]) &gt; 0.2)" style:apply-style-name="Untitled1" style:base-cell-address="'DIM aligned to ALS14'.E4"/>
    </style:style>
    <style:style style:name="ce278" style:family="table-cell" style:parent-style-name="Default" style:data-style-name="N2">
      <style:table-cell-properties fo:background-color="#ffdd54"/>
      <style:text-properties style:text-position=""/>
      <style:map style:condition="is-true-formula(ABS(['DIM aligned to ALS14'.E8] - ['DIM aligned to ALS14'.$D8]) &gt; 0.2)" style:apply-style-name="Untitled1" style:base-cell-address="'DIM aligned to ALS14'.E8"/>
    </style:style>
    <style:style style:name="ce279" style:family="table-cell" style:parent-style-name="Default" style:data-style-name="N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'DIM aligned to ALS14'.E12] - ['DIM aligned to ALS14'.$D12]) &gt; 0.2)" style:apply-style-name="Untitled1" style:base-cell-address="'DIM aligned to ALS14'.E12"/>
    </style:style>
    <style:style style:name="ce280" style:family="table-cell" style:parent-style-name="Default" style:data-style-name="N2">
      <style:table-cell-properties fo:background-color="#ffcc00"/>
      <style:text-properties style:text-position=""/>
      <style:map style:condition="is-true-formula(ABS(['DIM aligned to ALS14'.E12] - ['DIM aligned to ALS14'.$D12]) &gt; 0.2)" style:apply-style-name="Untitled1" style:base-cell-address="'DIM aligned to ALS14'.E12"/>
    </style:style>
    <style:style style:name="ce281" style:family="table-cell" style:parent-style-name="Default" style:data-style-name="N2">
      <style:table-cell-properties fo:background-color="#ffdd54"/>
      <style:text-properties style:text-position=""/>
      <style:map style:condition="is-true-formula(ABS(['DIM aligned to ALS14'.E16] - ['DIM aligned to ALS14'.$D16]) &gt; 0.2)" style:apply-style-name="Untitled1" style:base-cell-address="'DIM aligned to ALS14'.E16"/>
    </style:style>
    <style:style style:name="ce282" style:family="table-cell" style:parent-style-name="Default" style:data-style-name="N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'DIM aligned to ALS14'.E20] - ['DIM aligned to ALS14'.$D20]) &gt; 0.2)" style:apply-style-name="Untitled1" style:base-cell-address="'DIM aligned to ALS14'.E20"/>
    </style:style>
    <style:style style:name="ce283" style:family="table-cell" style:parent-style-name="Default" style:data-style-name="N2">
      <style:table-cell-properties fo:background-color="#ffcc00"/>
      <style:text-properties style:text-position=""/>
      <style:map style:condition="is-true-formula(ABS(['DIM aligned to ALS14'.E20] - ['DIM aligned to ALS14'.$D20]) &gt; 0.2)" style:apply-style-name="Untitled1" style:base-cell-address="'DIM aligned to ALS14'.E20"/>
    </style:style>
    <style:style style:name="ce284" style:family="table-cell" style:parent-style-name="Default" style:data-style-name="N2">
      <style:table-cell-properties fo:background-color="#ffdd54"/>
      <style:text-properties style:text-position=""/>
      <style:map style:condition="is-true-formula(ABS(['DIM aligned to ALS14'.E24] - ['DIM aligned to ALS14'.$D24]) &gt; 0.2)" style:apply-style-name="Untitled1" style:base-cell-address="'DIM aligned to ALS14'.E24"/>
    </style:style>
    <style:style style:name="ce285" style:family="table-cell" style:parent-style-name="Default" style:data-style-name="N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'DIM aligned to ALS14'.E28] - ['DIM aligned to ALS14'.$D28]) &gt; 0.2)" style:apply-style-name="Untitled1" style:base-cell-address="'DIM aligned to ALS14'.E28"/>
    </style:style>
    <style:style style:name="ce286" style:family="table-cell" style:parent-style-name="Default" style:data-style-name="N2">
      <style:table-cell-properties fo:background-color="#ffcc00"/>
      <style:text-properties style:text-position=""/>
      <style:map style:condition="is-true-formula(ABS(['DIM aligned to ALS14'.E28] - ['DIM aligned to ALS14'.$D28]) &gt; 0.2)" style:apply-style-name="Untitled1" style:base-cell-address="'DIM aligned to ALS14'.E28"/>
    </style:style>
    <style:style style:name="ce287" style:family="table-cell" style:parent-style-name="Default" style:data-style-name="N2">
      <style:table-cell-properties fo:background-color="#ffdd54"/>
      <style:text-properties style:text-position=""/>
      <style:map style:condition="is-true-formula(ABS(['DIM aligned to ALS14'.E32] - ['DIM aligned to ALS14'.$D32]) &gt; 0.2)" style:apply-style-name="Untitled1" style:base-cell-address="'DIM aligned to ALS14'.E32"/>
    </style:style>
    <style:style style:name="ce288" style:family="table-cell" style:parent-style-name="Default" style:data-style-name="N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'DIM aligned to ALS14'.E36] - ['DIM aligned to ALS14'.$D36]) &gt; 0.2)" style:apply-style-name="Untitled1" style:base-cell-address="'DIM aligned to ALS14'.E36"/>
    </style:style>
    <style:style style:name="ce289" style:family="table-cell" style:parent-style-name="Default" style:data-style-name="N2">
      <style:table-cell-properties fo:background-color="#ffcc00"/>
      <style:text-properties style:text-position=""/>
      <style:map style:condition="is-true-formula(ABS(['DIM aligned to ALS14'.E36] - ['DIM aligned to ALS14'.$D36]) &gt; 0.2)" style:apply-style-name="Untitled1" style:base-cell-address="'DIM aligned to ALS14'.E36"/>
    </style:style>
    <style:style style:name="ce290" style:family="table-cell" style:parent-style-name="Default" style:data-style-name="N2">
      <style:table-cell-properties fo:background-color="#ffdd54"/>
      <style:text-properties style:text-position=""/>
      <style:map style:condition="is-true-formula(ABS(['DIM aligned to ALS14'.E40] - ['DIM aligned to ALS14'.$D40]) &gt; 0.2)" style:apply-style-name="Untitled1" style:base-cell-address="'DIM aligned to ALS14'.E40"/>
    </style:style>
    <style:style style:name="ce291" style:family="table-cell" style:parent-style-name="Default" style:data-style-name="N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'DIM aligned to ALS14'.E44] - ['DIM aligned to ALS14'.$D44]) &gt; 0.2)" style:apply-style-name="Untitled1" style:base-cell-address="'DIM aligned to ALS14'.E44"/>
    </style:style>
    <style:style style:name="ce292" style:family="table-cell" style:parent-style-name="Default" style:data-style-name="N2">
      <style:table-cell-properties fo:background-color="#ffcc00"/>
      <style:text-properties style:text-position=""/>
      <style:map style:condition="is-true-formula(ABS(['DIM aligned to ALS14'.E44] - ['DIM aligned to ALS14'.$D44]) &gt; 0.2)" style:apply-style-name="Untitled1" style:base-cell-address="'DIM aligned to ALS14'.E44"/>
    </style:style>
    <style:style style:name="ce293" style:family="table-cell" style:parent-style-name="Default" style:data-style-name="N2">
      <style:table-cell-properties fo:background-color="#ffdd54"/>
      <style:text-properties style:text-position=""/>
      <style:map style:condition="is-true-formula(ABS(['DIM aligned to ALS14'.E48] - ['DIM aligned to ALS14'.$D48]) &gt; 0.2)" style:apply-style-name="Untitled1" style:base-cell-address="'DIM aligned to ALS14'.E48"/>
    </style:style>
    <style:style style:name="ce294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text-properties style:text-position=""/>
      <style:map style:condition="is-true-formula(ABS(['DIM aligned to ALS14'.E4] - ['DIM aligned to ALS14'.$D4]) &gt; 0.2)" style:apply-style-name="Untitled1" style:base-cell-address="'DIM aligned to ALS14'.E4"/>
    </style:style>
    <style:style style:name="ce295" style:family="table-cell" style:parent-style-name="Default" style:data-style-name="N2">
      <style:table-cell-properties fo:border-bottom="none" fo:background-color="#ffcc00" fo:border-left="0.06pt solid #000000" fo:border-right="none" fo:border-top="none"/>
      <style:text-properties style:text-position=""/>
      <style:map style:condition="is-true-formula(ABS(['DIM aligned to ALS14'.E4] - ['DIM aligned to ALS14'.$D4]) &gt; 0.2)" style:apply-style-name="Untitled1" style:base-cell-address="'DIM aligned to ALS14'.E4"/>
    </style:style>
    <style:style style:name="ce296" style:family="table-cell" style:parent-style-name="Default" style:data-style-name="N2">
      <style:table-cell-properties fo:border-bottom="none" fo:background-color="#ffdd54" fo:border-left="0.06pt solid #000000" fo:border-right="none" fo:border-top="none"/>
      <style:text-properties style:text-position=""/>
      <style:map style:condition="is-true-formula(ABS(['DIM aligned to ALS14'.E8] - ['DIM aligned to ALS14'.$D8]) &gt; 0.2)" style:apply-style-name="Untitled1" style:base-cell-address="'DIM aligned to ALS14'.E8"/>
    </style:style>
    <style:style style:name="ce297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text-properties style:text-position=""/>
      <style:map style:condition="is-true-formula(ABS(['DIM aligned to ALS14'.E12] - ['DIM aligned to ALS14'.$D12]) &gt; 0.2)" style:apply-style-name="Untitled1" style:base-cell-address="'DIM aligned to ALS14'.E12"/>
    </style:style>
    <style:style style:name="ce298" style:family="table-cell" style:parent-style-name="Default" style:data-style-name="N2">
      <style:table-cell-properties fo:border-bottom="none" fo:background-color="#ffcc00" fo:border-left="0.06pt solid #000000" fo:border-right="none" fo:border-top="none"/>
      <style:text-properties style:text-position=""/>
      <style:map style:condition="is-true-formula(ABS(['DIM aligned to ALS14'.E12] - ['DIM aligned to ALS14'.$D12]) &gt; 0.2)" style:apply-style-name="Untitled1" style:base-cell-address="'DIM aligned to ALS14'.E12"/>
    </style:style>
    <style:style style:name="ce299" style:family="table-cell" style:parent-style-name="Default" style:data-style-name="N2">
      <style:table-cell-properties fo:border-bottom="none" fo:background-color="#ffdd54" fo:border-left="0.06pt solid #000000" fo:border-right="none" fo:border-top="none"/>
      <style:text-properties style:text-position=""/>
      <style:map style:condition="is-true-formula(ABS(['DIM aligned to ALS14'.E16] - ['DIM aligned to ALS14'.$D16]) &gt; 0.2)" style:apply-style-name="Untitled1" style:base-cell-address="'DIM aligned to ALS14'.E16"/>
    </style:style>
    <style:style style:name="ce300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text-properties style:text-position=""/>
      <style:map style:condition="is-true-formula(ABS(['DIM aligned to ALS14'.E20] - ['DIM aligned to ALS14'.$D20]) &gt; 0.2)" style:apply-style-name="Untitled1" style:base-cell-address="'DIM aligned to ALS14'.E20"/>
    </style:style>
    <style:style style:name="ce301" style:family="table-cell" style:parent-style-name="Default" style:data-style-name="N2">
      <style:table-cell-properties fo:border-bottom="none" fo:background-color="#ffcc00" fo:border-left="0.06pt solid #000000" fo:border-right="none" fo:border-top="none"/>
      <style:text-properties style:text-position=""/>
      <style:map style:condition="is-true-formula(ABS(['DIM aligned to ALS14'.E20] - ['DIM aligned to ALS14'.$D20]) &gt; 0.2)" style:apply-style-name="Untitled1" style:base-cell-address="'DIM aligned to ALS14'.E20"/>
    </style:style>
    <style:style style:name="ce302" style:family="table-cell" style:parent-style-name="Default" style:data-style-name="N2">
      <style:table-cell-properties fo:border-bottom="none" fo:background-color="#ffdd54" fo:border-left="0.06pt solid #000000" fo:border-right="none" fo:border-top="none"/>
      <style:text-properties style:text-position=""/>
      <style:map style:condition="is-true-formula(ABS(['DIM aligned to ALS14'.E24] - ['DIM aligned to ALS14'.$D24]) &gt; 0.2)" style:apply-style-name="Untitled1" style:base-cell-address="'DIM aligned to ALS14'.E24"/>
    </style:style>
    <style:style style:name="ce303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text-properties style:text-position=""/>
      <style:map style:condition="is-true-formula(ABS(['DIM aligned to ALS14'.E28] - ['DIM aligned to ALS14'.$D28]) &gt; 0.2)" style:apply-style-name="Untitled1" style:base-cell-address="'DIM aligned to ALS14'.E28"/>
    </style:style>
    <style:style style:name="ce304" style:family="table-cell" style:parent-style-name="Default" style:data-style-name="N2">
      <style:table-cell-properties fo:border-bottom="none" fo:background-color="#ffcc00" fo:border-left="0.06pt solid #000000" fo:border-right="none" fo:border-top="none"/>
      <style:text-properties style:text-position=""/>
      <style:map style:condition="is-true-formula(ABS(['DIM aligned to ALS14'.E28] - ['DIM aligned to ALS14'.$D28]) &gt; 0.2)" style:apply-style-name="Untitled1" style:base-cell-address="'DIM aligned to ALS14'.E28"/>
    </style:style>
    <style:style style:name="ce305" style:family="table-cell" style:parent-style-name="Default" style:data-style-name="N2">
      <style:table-cell-properties fo:border-bottom="none" fo:background-color="#ffdd54" fo:border-left="0.06pt solid #000000" fo:border-right="none" fo:border-top="none"/>
      <style:text-properties style:text-position=""/>
      <style:map style:condition="is-true-formula(ABS(['DIM aligned to ALS14'.E32] - ['DIM aligned to ALS14'.$D32]) &gt; 0.2)" style:apply-style-name="Untitled1" style:base-cell-address="'DIM aligned to ALS14'.E32"/>
    </style:style>
    <style:style style:name="ce306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text-properties style:text-position=""/>
      <style:map style:condition="is-true-formula(ABS(['DIM aligned to ALS14'.E36] - ['DIM aligned to ALS14'.$D36]) &gt; 0.2)" style:apply-style-name="Untitled1" style:base-cell-address="'DIM aligned to ALS14'.E36"/>
    </style:style>
    <style:style style:name="ce307" style:family="table-cell" style:parent-style-name="Default" style:data-style-name="N2">
      <style:table-cell-properties fo:border-bottom="none" fo:background-color="#ffcc00" fo:border-left="0.06pt solid #000000" fo:border-right="none" fo:border-top="none"/>
      <style:text-properties style:text-position=""/>
      <style:map style:condition="is-true-formula(ABS(['DIM aligned to ALS14'.E36] - ['DIM aligned to ALS14'.$D36]) &gt; 0.2)" style:apply-style-name="Untitled1" style:base-cell-address="'DIM aligned to ALS14'.E36"/>
    </style:style>
    <style:style style:name="ce308" style:family="table-cell" style:parent-style-name="Default" style:data-style-name="N2">
      <style:table-cell-properties fo:border-bottom="none" fo:background-color="#ffdd54" fo:border-left="0.06pt solid #000000" fo:border-right="none" fo:border-top="none"/>
      <style:text-properties style:text-position=""/>
      <style:map style:condition="is-true-formula(ABS(['DIM aligned to ALS14'.E40] - ['DIM aligned to ALS14'.$D40]) &gt; 0.2)" style:apply-style-name="Untitled1" style:base-cell-address="'DIM aligned to ALS14'.E40"/>
    </style:style>
    <style:style style:name="ce309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text-properties style:text-position=""/>
      <style:map style:condition="is-true-formula(ABS(['DIM aligned to ALS14'.E44] - ['DIM aligned to ALS14'.$D44]) &gt; 0.2)" style:apply-style-name="Untitled1" style:base-cell-address="'DIM aligned to ALS14'.E44"/>
    </style:style>
    <style:style style:name="ce310" style:family="table-cell" style:parent-style-name="Default" style:data-style-name="N2">
      <style:table-cell-properties fo:border-bottom="none" fo:background-color="#ffcc00" fo:border-left="0.06pt solid #000000" fo:border-right="none" fo:border-top="none"/>
      <style:text-properties style:text-position=""/>
      <style:map style:condition="is-true-formula(ABS(['DIM aligned to ALS14'.E44] - ['DIM aligned to ALS14'.$D44]) &gt; 0.2)" style:apply-style-name="Untitled1" style:base-cell-address="'DIM aligned to ALS14'.E44"/>
    </style:style>
    <style:style style:name="ce311" style:family="table-cell" style:parent-style-name="Default" style:data-style-name="N2">
      <style:table-cell-properties fo:border-bottom="none" fo:background-color="#ffdd54" fo:border-left="0.06pt solid #000000" fo:border-right="none" fo:border-top="none"/>
      <style:text-properties style:text-position=""/>
      <style:map style:condition="is-true-formula(ABS(['DIM aligned to ALS14'.E48] - ['DIM aligned to ALS14'.$D48]) &gt; 0.2)" style:apply-style-name="Untitled1" style:base-cell-address="'DIM aligned to ALS14'.E48"/>
    </style:style>
    <style:style style:name="ce312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DIM aligned to ALS14'.E4] - ['DIM aligned to ALS14'.$D4]) &gt; 0.2)" style:apply-style-name="Untitled1" style:base-cell-address="'DIM aligned to ALS14'.E4"/>
    </style:style>
    <style:style style:name="ce313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DIM aligned to ALS14'.E4] - ['DIM aligned to ALS14'.$D4]) &gt; 0.2)" style:apply-style-name="Untitled1" style:base-cell-address="'DIM aligned to ALS14'.E4"/>
    </style:style>
    <style:style style:name="ce314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DIM aligned to ALS14'.E8] - ['DIM aligned to ALS14'.$D8]) &gt; 0.2)" style:apply-style-name="Untitled1" style:base-cell-address="'DIM aligned to ALS14'.E8"/>
    </style:style>
    <style:style style:name="ce315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DIM aligned to ALS14'.E12] - ['DIM aligned to ALS14'.$D12]) &gt; 0.2)" style:apply-style-name="Untitled1" style:base-cell-address="'DIM aligned to ALS14'.E12"/>
    </style:style>
    <style:style style:name="ce316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DIM aligned to ALS14'.E12] - ['DIM aligned to ALS14'.$D12]) &gt; 0.2)" style:apply-style-name="Untitled1" style:base-cell-address="'DIM aligned to ALS14'.E12"/>
    </style:style>
    <style:style style:name="ce317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DIM aligned to ALS14'.E16] - ['DIM aligned to ALS14'.$D16]) &gt; 0.2)" style:apply-style-name="Untitled1" style:base-cell-address="'DIM aligned to ALS14'.E16"/>
    </style:style>
    <style:style style:name="ce318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DIM aligned to ALS14'.E20] - ['DIM aligned to ALS14'.$D20]) &gt; 0.2)" style:apply-style-name="Untitled1" style:base-cell-address="'DIM aligned to ALS14'.E20"/>
    </style:style>
    <style:style style:name="ce319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DIM aligned to ALS14'.E20] - ['DIM aligned to ALS14'.$D20]) &gt; 0.2)" style:apply-style-name="Untitled1" style:base-cell-address="'DIM aligned to ALS14'.E20"/>
    </style:style>
    <style:style style:name="ce320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DIM aligned to ALS14'.E24] - ['DIM aligned to ALS14'.$D24]) &gt; 0.2)" style:apply-style-name="Untitled1" style:base-cell-address="'DIM aligned to ALS14'.E24"/>
    </style:style>
    <style:style style:name="ce321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DIM aligned to ALS14'.E28] - ['DIM aligned to ALS14'.$D28]) &gt; 0.2)" style:apply-style-name="Untitled1" style:base-cell-address="'DIM aligned to ALS14'.E28"/>
    </style:style>
    <style:style style:name="ce322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DIM aligned to ALS14'.E28] - ['DIM aligned to ALS14'.$D28]) &gt; 0.2)" style:apply-style-name="Untitled1" style:base-cell-address="'DIM aligned to ALS14'.E28"/>
    </style:style>
    <style:style style:name="ce323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DIM aligned to ALS14'.E32] - ['DIM aligned to ALS14'.$D32]) &gt; 0.2)" style:apply-style-name="Untitled1" style:base-cell-address="'DIM aligned to ALS14'.E32"/>
    </style:style>
    <style:style style:name="ce324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DIM aligned to ALS14'.E36] - ['DIM aligned to ALS14'.$D36]) &gt; 0.2)" style:apply-style-name="Untitled1" style:base-cell-address="'DIM aligned to ALS14'.E36"/>
    </style:style>
    <style:style style:name="ce325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DIM aligned to ALS14'.E36] - ['DIM aligned to ALS14'.$D36]) &gt; 0.2)" style:apply-style-name="Untitled1" style:base-cell-address="'DIM aligned to ALS14'.E36"/>
    </style:style>
    <style:style style:name="ce326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DIM aligned to ALS14'.E40] - ['DIM aligned to ALS14'.$D40]) &gt; 0.2)" style:apply-style-name="Untitled1" style:base-cell-address="'DIM aligned to ALS14'.E40"/>
    </style:style>
    <style:style style:name="ce327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DIM aligned to ALS14'.E44] - ['DIM aligned to ALS14'.$D44]) &gt; 0.2)" style:apply-style-name="Untitled1" style:base-cell-address="'DIM aligned to ALS14'.E44"/>
    </style:style>
    <style:style style:name="ce328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DIM aligned to ALS14'.E44] - ['DIM aligned to ALS14'.$D44]) &gt; 0.2)" style:apply-style-name="Untitled1" style:base-cell-address="'DIM aligned to ALS14'.E44"/>
    </style:style>
    <style:style style:name="ce329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DIM aligned to ALS14'.E48] - ['DIM aligned to ALS14'.$D48]) &gt; 0.2)" style:apply-style-name="Untitled1" style:base-cell-address="'DIM aligned to ALS14'.E48"/>
    </style:style>
    <style:style style:name="ce330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DIM aligned to ALS14'.J4] - ['DIM aligned to ALS14'.$D4]) &gt; 0.2)" style:apply-style-name="Untitled1" style:base-cell-address="'DIM aligned to ALS14'.J4"/>
    </style:style>
    <style:style style:name="ce331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DIM aligned to ALS14'.J4] - ['DIM aligned to ALS14'.$D4]) &gt; 0.2)" style:apply-style-name="Untitled1" style:base-cell-address="'DIM aligned to ALS14'.J4"/>
    </style:style>
    <style:style style:name="ce332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DIM aligned to ALS14'.J8] - ['DIM aligned to ALS14'.$D8]) &gt; 0.2)" style:apply-style-name="Untitled1" style:base-cell-address="'DIM aligned to ALS14'.J8"/>
    </style:style>
    <style:style style:name="ce333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DIM aligned to ALS14'.J12] - ['DIM aligned to ALS14'.$D12]) &gt; 0.2)" style:apply-style-name="Untitled1" style:base-cell-address="'DIM aligned to ALS14'.J12"/>
    </style:style>
    <style:style style:name="ce334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DIM aligned to ALS14'.J12] - ['DIM aligned to ALS14'.$D12]) &gt; 0.2)" style:apply-style-name="Untitled1" style:base-cell-address="'DIM aligned to ALS14'.J12"/>
    </style:style>
    <style:style style:name="ce335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DIM aligned to ALS14'.J16] - ['DIM aligned to ALS14'.$D16]) &gt; 0.2)" style:apply-style-name="Untitled1" style:base-cell-address="'DIM aligned to ALS14'.J16"/>
    </style:style>
    <style:style style:name="ce336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DIM aligned to ALS14'.J20] - ['DIM aligned to ALS14'.$D20]) &gt; 0.2)" style:apply-style-name="Untitled1" style:base-cell-address="'DIM aligned to ALS14'.J20"/>
    </style:style>
    <style:style style:name="ce337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DIM aligned to ALS14'.J20] - ['DIM aligned to ALS14'.$D20]) &gt; 0.2)" style:apply-style-name="Untitled1" style:base-cell-address="'DIM aligned to ALS14'.J20"/>
    </style:style>
    <style:style style:name="ce338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DIM aligned to ALS14'.J24] - ['DIM aligned to ALS14'.$D24]) &gt; 0.2)" style:apply-style-name="Untitled1" style:base-cell-address="'DIM aligned to ALS14'.J24"/>
    </style:style>
    <style:style style:name="ce339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DIM aligned to ALS14'.J28] - ['DIM aligned to ALS14'.$D28]) &gt; 0.2)" style:apply-style-name="Untitled1" style:base-cell-address="'DIM aligned to ALS14'.J28"/>
    </style:style>
    <style:style style:name="ce340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DIM aligned to ALS14'.J28] - ['DIM aligned to ALS14'.$D28]) &gt; 0.2)" style:apply-style-name="Untitled1" style:base-cell-address="'DIM aligned to ALS14'.J28"/>
    </style:style>
    <style:style style:name="ce341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DIM aligned to ALS14'.J32] - ['DIM aligned to ALS14'.$D32]) &gt; 0.2)" style:apply-style-name="Untitled1" style:base-cell-address="'DIM aligned to ALS14'.J32"/>
    </style:style>
    <style:style style:name="ce342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DIM aligned to ALS14'.J36] - ['DIM aligned to ALS14'.$D36]) &gt; 0.2)" style:apply-style-name="Untitled1" style:base-cell-address="'DIM aligned to ALS14'.J36"/>
    </style:style>
    <style:style style:name="ce343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DIM aligned to ALS14'.J36] - ['DIM aligned to ALS14'.$D36]) &gt; 0.2)" style:apply-style-name="Untitled1" style:base-cell-address="'DIM aligned to ALS14'.J36"/>
    </style:style>
    <style:style style:name="ce344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DIM aligned to ALS14'.J40] - ['DIM aligned to ALS14'.$D40]) &gt; 0.2)" style:apply-style-name="Untitled1" style:base-cell-address="'DIM aligned to ALS14'.J40"/>
    </style:style>
    <style:style style:name="ce345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text-properties style:text-position=""/>
      <style:map style:condition="is-true-formula(ABS(['DIM aligned to ALS14'.J44] - ['DIM aligned to ALS14'.$D44]) &gt; 0.2)" style:apply-style-name="Untitled1" style:base-cell-address="'DIM aligned to ALS14'.J44"/>
    </style:style>
    <style:style style:name="ce346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text-properties style:text-position=""/>
      <style:map style:condition="is-true-formula(ABS(['DIM aligned to ALS14'.J44] - ['DIM aligned to ALS14'.$D44]) &gt; 0.2)" style:apply-style-name="Untitled1" style:base-cell-address="'DIM aligned to ALS14'.J44"/>
    </style:style>
    <style:style style:name="ce347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text-properties style:text-position=""/>
      <style:map style:condition="is-true-formula(ABS(['DIM aligned to ALS14'.J48] - ['DIM aligned to ALS14'.$D48]) &gt; 0.2)" style:apply-style-name="Untitled1" style:base-cell-address="'DIM aligned to ALS14'.J48"/>
    </style:style>
    <style:style style:name="ce36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6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369" style:family="table-cell" style:parent-style-name="Default">
      <style:table-cell-properties fo:border-bottom="none" fo:border-left="0.06pt solid #000000" fo:border-right="none" fo:border-top="none"/>
    </style:style>
    <style:style style:name="ce370" style:family="table-cell" style:parent-style-name="Default">
      <style:table-cell-properties fo:border-bottom="0.06pt solid #000000" fo:border-left="0.06pt solid #000000" fo:border-right="none" fo:border-top="none"/>
    </style:style>
    <style:style style:name="ce37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7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37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3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37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7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3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379" style:family="table-cell" style:parent-style-name="Default" style:data-style-name="N2">
      <style:table-cell-properties fo:border-bottom="none" fo:background-color="#dddddd" fo:border-left="0.06pt solid #000000" fo:border-right="0.06pt solid #000000" fo:border-top="0.06pt solid #000000"/>
    </style:style>
    <style:style style:name="ce380" style:family="table-cell" style:parent-style-name="Default" style:data-style-name="N2">
      <style:table-cell-properties fo:border-bottom="none" fo:background-color="#dddddd" fo:border-left="0.06pt solid #000000" fo:border-right="0.06pt solid #000000" fo:border-top="none"/>
    </style:style>
    <style:style style:name="ce381" style:family="table-cell" style:parent-style-name="Default" style:data-style-name="N2">
      <style:table-cell-properties fo:border-bottom="0.06pt solid #000000" fo:background-color="#dddddd" fo:border-left="0.06pt solid #000000" fo:border-right="0.06pt solid #000000" fo:border-top="none"/>
    </style:style>
    <style:style style:name="ce382" style:family="table-cell" style:parent-style-name="Default" style:data-style-name="N2">
      <style:table-cell-properties fo:border-bottom="none" fo:background-color="#f2f2f2" fo:border-left="0.06pt solid #000000" fo:border-right="0.06pt solid #000000" fo:border-top="none"/>
    </style:style>
    <style:style style:name="ce383" style:family="table-cell" style:parent-style-name="Default" style:data-style-name="N2">
      <style:table-cell-properties fo:border-bottom="none" fo:background-color="#f2f2f2" fo:border-left="0.06pt solid #000000" fo:border-right="0.06pt solid #000000" fo:border-top="0.06pt solid #000000"/>
    </style:style>
    <style:style style:name="ce384" style:family="table-cell" style:parent-style-name="Default" style:data-style-name="N2">
      <style:table-cell-properties fo:border-bottom="0.06pt solid #000000" fo:background-color="#f2f2f2" fo:border-left="0.06pt solid #000000" fo:border-right="0.06pt solid #000000" fo:border-top="none"/>
    </style:style>
    <style:style style:name="ce385" style:family="table-cell" style:parent-style-name="Default">
      <style:table-cell-properties fo:border-bottom="0.06pt solid #000000" fo:background-color="#99cc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86" style:family="table-cell" style:parent-style-name="Default">
      <style:table-cell-properties fo:border-bottom="0.06pt solid #000000" fo:background-color="#99cccc" fo:border-left="none" fo:border-right="none" fo:border-top="none"/>
    </style:style>
    <style:style style:name="ce387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4] - ['DIM aligned to ALS16'.$D4]) &gt; 0.2)" style:apply-style-name="Untitled1" style:base-cell-address="'DIM aligned to ALS16'.E4"/>
    </style:style>
    <style:style style:name="ce388" style:family="table-cell" style:parent-style-name="Default" style:data-style-name="N2">
      <style:table-cell-properties fo:background-color="#99cccc"/>
      <style:map style:condition="is-true-formula(ABS(['DIM aligned to ALS16'.E4] - ['DIM aligned to ALS16'.$D4]) &gt; 0.2)" style:apply-style-name="Untitled1" style:base-cell-address="'DIM aligned to ALS16'.E4"/>
    </style:style>
    <style:style style:name="ce389" style:family="table-cell" style:parent-style-name="Default" style:data-style-name="N2">
      <style:table-cell-properties fo:border-bottom="0.06pt solid #000000" fo:background-color="#99cccc" fo:border-left="none" fo:border-right="none" fo:border-top="none"/>
    </style:style>
    <style:style style:name="ce390" style:family="table-cell" style:parent-style-name="Default" style:data-style-name="N2">
      <style:table-cell-properties fo:background-color="#b0cccc"/>
      <style:map style:condition="is-true-formula(ABS(['DIM aligned to ALS16'.E8] - ['DIM aligned to ALS16'.$D8]) &gt; 0.2)" style:apply-style-name="Untitled1" style:base-cell-address="'DIM aligned to ALS16'.E8"/>
    </style:style>
    <style:style style:name="ce391" style:family="table-cell" style:parent-style-name="Default" style:data-style-name="N2">
      <style:table-cell-properties fo:background-color="#b0cccc"/>
    </style:style>
    <style:style style:name="ce392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12] - ['DIM aligned to ALS16'.$D12]) &gt; 0.2)" style:apply-style-name="Untitled1" style:base-cell-address="'DIM aligned to ALS16'.E12"/>
    </style:style>
    <style:style style:name="ce393" style:family="table-cell" style:parent-style-name="Default" style:data-style-name="N2">
      <style:table-cell-properties fo:background-color="#99cccc"/>
      <style:map style:condition="is-true-formula(ABS(['DIM aligned to ALS16'.E12] - ['DIM aligned to ALS16'.$D12]) &gt; 0.2)" style:apply-style-name="Untitled1" style:base-cell-address="'DIM aligned to ALS16'.E12"/>
    </style:style>
    <style:style style:name="ce394" style:family="table-cell" style:parent-style-name="Default" style:data-style-name="N2">
      <style:table-cell-properties fo:background-color="#b0cccc"/>
      <style:map style:condition="is-true-formula(ABS(['DIM aligned to ALS16'.E16] - ['DIM aligned to ALS16'.$D16]) &gt; 0.2)" style:apply-style-name="Untitled1" style:base-cell-address="'DIM aligned to ALS16'.E16"/>
    </style:style>
    <style:style style:name="ce395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20] - ['DIM aligned to ALS16'.$D20]) &gt; 0.2)" style:apply-style-name="Untitled1" style:base-cell-address="'DIM aligned to ALS16'.E20"/>
    </style:style>
    <style:style style:name="ce396" style:family="table-cell" style:parent-style-name="Default" style:data-style-name="N2">
      <style:table-cell-properties fo:background-color="#99cccc"/>
      <style:map style:condition="is-true-formula(ABS(['DIM aligned to ALS16'.E20] - ['DIM aligned to ALS16'.$D20]) &gt; 0.2)" style:apply-style-name="Untitled1" style:base-cell-address="'DIM aligned to ALS16'.E20"/>
    </style:style>
    <style:style style:name="ce397" style:family="table-cell" style:parent-style-name="Default" style:data-style-name="N2">
      <style:table-cell-properties fo:background-color="#b0cccc"/>
      <style:map style:condition="is-true-formula(ABS(['DIM aligned to ALS16'.E24] - ['DIM aligned to ALS16'.$D24]) &gt; 0.2)" style:apply-style-name="Untitled1" style:base-cell-address="'DIM aligned to ALS16'.E24"/>
    </style:style>
    <style:style style:name="ce398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28] - ['DIM aligned to ALS16'.$D28]) &gt; 0.2)" style:apply-style-name="Untitled1" style:base-cell-address="'DIM aligned to ALS16'.E28"/>
    </style:style>
    <style:style style:name="ce399" style:family="table-cell" style:parent-style-name="Default" style:data-style-name="N2">
      <style:table-cell-properties fo:background-color="#99cccc"/>
      <style:map style:condition="is-true-formula(ABS(['DIM aligned to ALS16'.E28] - ['DIM aligned to ALS16'.$D28]) &gt; 0.2)" style:apply-style-name="Untitled1" style:base-cell-address="'DIM aligned to ALS16'.E28"/>
    </style:style>
    <style:style style:name="ce400" style:family="table-cell" style:parent-style-name="Default" style:data-style-name="N2">
      <style:table-cell-properties fo:background-color="#b0cccc"/>
      <style:map style:condition="is-true-formula(ABS(['DIM aligned to ALS16'.E32] - ['DIM aligned to ALS16'.$D32]) &gt; 0.2)" style:apply-style-name="Untitled1" style:base-cell-address="'DIM aligned to ALS16'.E32"/>
    </style:style>
    <style:style style:name="ce401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36] - ['DIM aligned to ALS16'.$D36]) &gt; 0.2)" style:apply-style-name="Untitled1" style:base-cell-address="'DIM aligned to ALS16'.E36"/>
    </style:style>
    <style:style style:name="ce402" style:family="table-cell" style:parent-style-name="Default" style:data-style-name="N2">
      <style:table-cell-properties fo:background-color="#99cccc"/>
      <style:map style:condition="is-true-formula(ABS(['DIM aligned to ALS16'.E36] - ['DIM aligned to ALS16'.$D36]) &gt; 0.2)" style:apply-style-name="Untitled1" style:base-cell-address="'DIM aligned to ALS16'.E36"/>
    </style:style>
    <style:style style:name="ce403" style:family="table-cell" style:parent-style-name="Default" style:data-style-name="N2">
      <style:table-cell-properties fo:background-color="#b0cccc"/>
      <style:map style:condition="is-true-formula(ABS(['DIM aligned to ALS16'.E40] - ['DIM aligned to ALS16'.$D40]) &gt; 0.2)" style:apply-style-name="Untitled1" style:base-cell-address="'DIM aligned to ALS16'.E40"/>
    </style:style>
    <style:style style:name="ce404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44] - ['DIM aligned to ALS16'.$D44]) &gt; 0.2)" style:apply-style-name="Untitled1" style:base-cell-address="'DIM aligned to ALS16'.E44"/>
    </style:style>
    <style:style style:name="ce405" style:family="table-cell" style:parent-style-name="Default" style:data-style-name="N2">
      <style:table-cell-properties fo:background-color="#99cccc"/>
      <style:map style:condition="is-true-formula(ABS(['DIM aligned to ALS16'.E44] - ['DIM aligned to ALS16'.$D44]) &gt; 0.2)" style:apply-style-name="Untitled1" style:base-cell-address="'DIM aligned to ALS16'.E44"/>
    </style:style>
    <style:style style:name="ce406" style:family="table-cell" style:parent-style-name="Default" style:data-style-name="N2">
      <style:table-cell-properties fo:background-color="#b0cccc"/>
      <style:map style:condition="is-true-formula(ABS(['DIM aligned to ALS16'.E48] - ['DIM aligned to ALS16'.$D48]) &gt; 0.2)" style:apply-style-name="Untitled1" style:base-cell-address="'DIM aligned to ALS16'.E48"/>
    </style:style>
    <style:style style:name="ce407" style:family="table-cell" style:parent-style-name="Default">
      <style:table-cell-properties fo:background-color="#ff8331" style:text-align-source="fix" style:repeat-content="false" fo:border="0.06pt solid #000000" style:vertical-align="middle"/>
      <style:paragraph-properties fo:text-align="center"/>
    </style:style>
    <style:style style:name="ce408" style:family="table-cell" style:parent-style-name="Default">
      <style:table-cell-properties fo:border-bottom="0.06pt solid #000000" fo:background-color="#ff8331" fo:border-left="0.06pt solid #000000" fo:border-right="0.06pt solid #000000" fo:border-top="none"/>
    </style:style>
    <style:style style:name="ce409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4] - ['DIM aligned to ALS16'.$D4]) &gt; 0.2)" style:apply-style-name="Untitled1" style:base-cell-address="'DIM aligned to ALS16'.E4"/>
    </style:style>
    <style:style style:name="ce410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4] - ['DIM aligned to ALS16'.$D4]) &gt; 0.2)" style:apply-style-name="Untitled1" style:base-cell-address="'DIM aligned to ALS16'.E4"/>
    </style:style>
    <style:style style:name="ce411" style:family="table-cell" style:parent-style-name="Default" style:data-style-name="N2">
      <style:table-cell-properties fo:border-bottom="0.06pt solid #000000" fo:background-color="#ff8331" fo:border-left="0.06pt solid #000000" fo:border-right="0.06pt solid #000000" fo:border-top="none"/>
    </style:style>
    <style:style style:name="ce41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8] - ['DIM aligned to ALS16'.$D8]) &gt; 0.2)" style:apply-style-name="Untitled1" style:base-cell-address="'DIM aligned to ALS16'.E8"/>
    </style:style>
    <style:style style:name="ce41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</style:style>
    <style:style style:name="ce41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12] - ['DIM aligned to ALS16'.$D12]) &gt; 0.2)" style:apply-style-name="Untitled1" style:base-cell-address="'DIM aligned to ALS16'.E12"/>
    </style:style>
    <style:style style:name="ce41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12] - ['DIM aligned to ALS16'.$D12]) &gt; 0.2)" style:apply-style-name="Untitled1" style:base-cell-address="'DIM aligned to ALS16'.E12"/>
    </style:style>
    <style:style style:name="ce41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16] - ['DIM aligned to ALS16'.$D16]) &gt; 0.2)" style:apply-style-name="Untitled1" style:base-cell-address="'DIM aligned to ALS16'.E16"/>
    </style:style>
    <style:style style:name="ce417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20] - ['DIM aligned to ALS16'.$D20]) &gt; 0.2)" style:apply-style-name="Untitled1" style:base-cell-address="'DIM aligned to ALS16'.E20"/>
    </style:style>
    <style:style style:name="ce418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20] - ['DIM aligned to ALS16'.$D20]) &gt; 0.2)" style:apply-style-name="Untitled1" style:base-cell-address="'DIM aligned to ALS16'.E20"/>
    </style:style>
    <style:style style:name="ce41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24] - ['DIM aligned to ALS16'.$D24]) &gt; 0.2)" style:apply-style-name="Untitled1" style:base-cell-address="'DIM aligned to ALS16'.E24"/>
    </style:style>
    <style:style style:name="ce420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28] - ['DIM aligned to ALS16'.$D28]) &gt; 0.2)" style:apply-style-name="Untitled1" style:base-cell-address="'DIM aligned to ALS16'.E28"/>
    </style:style>
    <style:style style:name="ce421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28] - ['DIM aligned to ALS16'.$D28]) &gt; 0.2)" style:apply-style-name="Untitled1" style:base-cell-address="'DIM aligned to ALS16'.E28"/>
    </style:style>
    <style:style style:name="ce42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32] - ['DIM aligned to ALS16'.$D32]) &gt; 0.2)" style:apply-style-name="Untitled1" style:base-cell-address="'DIM aligned to ALS16'.E32"/>
    </style:style>
    <style:style style:name="ce423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36] - ['DIM aligned to ALS16'.$D36]) &gt; 0.2)" style:apply-style-name="Untitled1" style:base-cell-address="'DIM aligned to ALS16'.E36"/>
    </style:style>
    <style:style style:name="ce424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36] - ['DIM aligned to ALS16'.$D36]) &gt; 0.2)" style:apply-style-name="Untitled1" style:base-cell-address="'DIM aligned to ALS16'.E36"/>
    </style:style>
    <style:style style:name="ce425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40] - ['DIM aligned to ALS16'.$D40]) &gt; 0.2)" style:apply-style-name="Untitled1" style:base-cell-address="'DIM aligned to ALS16'.E40"/>
    </style:style>
    <style:style style:name="ce426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44] - ['DIM aligned to ALS16'.$D44]) &gt; 0.2)" style:apply-style-name="Untitled1" style:base-cell-address="'DIM aligned to ALS16'.E44"/>
    </style:style>
    <style:style style:name="ce427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44] - ['DIM aligned to ALS16'.$D44]) &gt; 0.2)" style:apply-style-name="Untitled1" style:base-cell-address="'DIM aligned to ALS16'.E44"/>
    </style:style>
    <style:style style:name="ce428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48] - ['DIM aligned to ALS16'.$D48]) &gt; 0.2)" style:apply-style-name="Untitled1" style:base-cell-address="'DIM aligned to ALS16'.E48"/>
    </style:style>
    <style:style style:name="ce429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30" style:family="table-cell" style:parent-style-name="Default">
      <style:table-cell-properties fo:border-bottom="0.06pt solid #000000" fo:background-color="#ffcc00" fo:border-left="none" fo:border-right="none" fo:border-top="none"/>
    </style:style>
    <style:style style:name="ce431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4] - ['DIM aligned to ALS16'.$D4]) &gt; 0.2)" style:apply-style-name="Untitled1" style:base-cell-address="'DIM aligned to ALS16'.E4"/>
    </style:style>
    <style:style style:name="ce432" style:family="table-cell" style:parent-style-name="Default" style:data-style-name="N2">
      <style:table-cell-properties fo:background-color="#ffcc00"/>
      <style:map style:condition="is-true-formula(ABS(['DIM aligned to ALS16'.E4] - ['DIM aligned to ALS16'.$D4]) &gt; 0.2)" style:apply-style-name="Untitled1" style:base-cell-address="'DIM aligned to ALS16'.E4"/>
    </style:style>
    <style:style style:name="ce433" style:family="table-cell" style:parent-style-name="Default" style:data-style-name="N2">
      <style:table-cell-properties fo:border-bottom="0.06pt solid #000000" fo:background-color="#ffcc00" fo:border-left="none" fo:border-right="none" fo:border-top="none"/>
    </style:style>
    <style:style style:name="ce434" style:family="table-cell" style:parent-style-name="Default" style:data-style-name="N2">
      <style:table-cell-properties fo:background-color="#ffdd54"/>
      <style:map style:condition="is-true-formula(ABS(['DIM aligned to ALS16'.E8] - ['DIM aligned to ALS16'.$D8]) &gt; 0.2)" style:apply-style-name="Untitled1" style:base-cell-address="'DIM aligned to ALS16'.E8"/>
    </style:style>
    <style:style style:name="ce435" style:family="table-cell" style:parent-style-name="Default" style:data-style-name="N2">
      <style:table-cell-properties fo:background-color="#ffdd54"/>
    </style:style>
    <style:style style:name="ce436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12] - ['DIM aligned to ALS16'.$D12]) &gt; 0.2)" style:apply-style-name="Untitled1" style:base-cell-address="'DIM aligned to ALS16'.E12"/>
    </style:style>
    <style:style style:name="ce437" style:family="table-cell" style:parent-style-name="Default" style:data-style-name="N2">
      <style:table-cell-properties fo:background-color="#ffcc00"/>
      <style:map style:condition="is-true-formula(ABS(['DIM aligned to ALS16'.E12] - ['DIM aligned to ALS16'.$D12]) &gt; 0.2)" style:apply-style-name="Untitled1" style:base-cell-address="'DIM aligned to ALS16'.E12"/>
    </style:style>
    <style:style style:name="ce438" style:family="table-cell" style:parent-style-name="Default" style:data-style-name="N2">
      <style:table-cell-properties fo:background-color="#ffdd54"/>
      <style:map style:condition="is-true-formula(ABS(['DIM aligned to ALS16'.E16] - ['DIM aligned to ALS16'.$D16]) &gt; 0.2)" style:apply-style-name="Untitled1" style:base-cell-address="'DIM aligned to ALS16'.E16"/>
    </style:style>
    <style:style style:name="ce439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20] - ['DIM aligned to ALS16'.$D20]) &gt; 0.2)" style:apply-style-name="Untitled1" style:base-cell-address="'DIM aligned to ALS16'.E20"/>
    </style:style>
    <style:style style:name="ce440" style:family="table-cell" style:parent-style-name="Default" style:data-style-name="N2">
      <style:table-cell-properties fo:background-color="#ffcc00"/>
      <style:map style:condition="is-true-formula(ABS(['DIM aligned to ALS16'.E20] - ['DIM aligned to ALS16'.$D20]) &gt; 0.2)" style:apply-style-name="Untitled1" style:base-cell-address="'DIM aligned to ALS16'.E20"/>
    </style:style>
    <style:style style:name="ce441" style:family="table-cell" style:parent-style-name="Default" style:data-style-name="N2">
      <style:table-cell-properties fo:background-color="#ffdd54"/>
      <style:map style:condition="is-true-formula(ABS(['DIM aligned to ALS16'.E24] - ['DIM aligned to ALS16'.$D24]) &gt; 0.2)" style:apply-style-name="Untitled1" style:base-cell-address="'DIM aligned to ALS16'.E24"/>
    </style:style>
    <style:style style:name="ce442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28] - ['DIM aligned to ALS16'.$D28]) &gt; 0.2)" style:apply-style-name="Untitled1" style:base-cell-address="'DIM aligned to ALS16'.E28"/>
    </style:style>
    <style:style style:name="ce443" style:family="table-cell" style:parent-style-name="Default" style:data-style-name="N2">
      <style:table-cell-properties fo:background-color="#ffcc00"/>
      <style:map style:condition="is-true-formula(ABS(['DIM aligned to ALS16'.E28] - ['DIM aligned to ALS16'.$D28]) &gt; 0.2)" style:apply-style-name="Untitled1" style:base-cell-address="'DIM aligned to ALS16'.E28"/>
    </style:style>
    <style:style style:name="ce444" style:family="table-cell" style:parent-style-name="Default" style:data-style-name="N2">
      <style:table-cell-properties fo:background-color="#ffdd54"/>
      <style:map style:condition="is-true-formula(ABS(['DIM aligned to ALS16'.E32] - ['DIM aligned to ALS16'.$D32]) &gt; 0.2)" style:apply-style-name="Untitled1" style:base-cell-address="'DIM aligned to ALS16'.E32"/>
    </style:style>
    <style:style style:name="ce445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36] - ['DIM aligned to ALS16'.$D36]) &gt; 0.2)" style:apply-style-name="Untitled1" style:base-cell-address="'DIM aligned to ALS16'.E36"/>
    </style:style>
    <style:style style:name="ce446" style:family="table-cell" style:parent-style-name="Default" style:data-style-name="N2">
      <style:table-cell-properties fo:background-color="#ffcc00"/>
      <style:map style:condition="is-true-formula(ABS(['DIM aligned to ALS16'.E36] - ['DIM aligned to ALS16'.$D36]) &gt; 0.2)" style:apply-style-name="Untitled1" style:base-cell-address="'DIM aligned to ALS16'.E36"/>
    </style:style>
    <style:style style:name="ce447" style:family="table-cell" style:parent-style-name="Default" style:data-style-name="N2">
      <style:table-cell-properties fo:background-color="#ffdd54"/>
      <style:map style:condition="is-true-formula(ABS(['DIM aligned to ALS16'.E40] - ['DIM aligned to ALS16'.$D40]) &gt; 0.2)" style:apply-style-name="Untitled1" style:base-cell-address="'DIM aligned to ALS16'.E40"/>
    </style:style>
    <style:style style:name="ce448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44] - ['DIM aligned to ALS16'.$D44]) &gt; 0.2)" style:apply-style-name="Untitled1" style:base-cell-address="'DIM aligned to ALS16'.E44"/>
    </style:style>
    <style:style style:name="ce449" style:family="table-cell" style:parent-style-name="Default" style:data-style-name="N2">
      <style:table-cell-properties fo:background-color="#ffcc00"/>
      <style:map style:condition="is-true-formula(ABS(['DIM aligned to ALS16'.E44] - ['DIM aligned to ALS16'.$D44]) &gt; 0.2)" style:apply-style-name="Untitled1" style:base-cell-address="'DIM aligned to ALS16'.E44"/>
    </style:style>
    <style:style style:name="ce450" style:family="table-cell" style:parent-style-name="Default" style:data-style-name="N2">
      <style:table-cell-properties fo:background-color="#ffdd54"/>
      <style:map style:condition="is-true-formula(ABS(['DIM aligned to ALS16'.E48] - ['DIM aligned to ALS16'.$D48]) &gt; 0.2)" style:apply-style-name="Untitled1" style:base-cell-address="'DIM aligned to ALS16'.E48"/>
    </style:style>
    <style:style style:name="ce451" style:family="table-cell" style:parent-style-name="Default">
      <style:table-cell-properties fo:border-bottom="0.06pt solid #000000" fo:background-color="#ffcc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52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DIM aligned to ALS16'.E4] - ['DIM aligned to ALS16'.$D4]) &gt; 0.2)" style:apply-style-name="Untitled1" style:base-cell-address="'DIM aligned to ALS16'.E4"/>
    </style:style>
    <style:style style:name="ce453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DIM aligned to ALS16'.E4] - ['DIM aligned to ALS16'.$D4]) &gt; 0.2)" style:apply-style-name="Untitled1" style:base-cell-address="'DIM aligned to ALS16'.E4"/>
    </style:style>
    <style:style style:name="ce454" style:family="table-cell" style:parent-style-name="Default" style:data-style-name="N2">
      <style:table-cell-properties fo:border-bottom="0.06pt solid #000000" fo:background-color="#ffcc00" fo:border-left="0.06pt solid #000000" fo:border-right="none" fo:border-top="none"/>
    </style:style>
    <style:style style:name="ce455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DIM aligned to ALS16'.E8] - ['DIM aligned to ALS16'.$D8]) &gt; 0.2)" style:apply-style-name="Untitled1" style:base-cell-address="'DIM aligned to ALS16'.E8"/>
    </style:style>
    <style:style style:name="ce456" style:family="table-cell" style:parent-style-name="Default" style:data-style-name="N2">
      <style:table-cell-properties fo:border-bottom="none" fo:background-color="#ffdd54" fo:border-left="0.06pt solid #000000" fo:border-right="none" fo:border-top="none"/>
    </style:style>
    <style:style style:name="ce457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DIM aligned to ALS16'.E12] - ['DIM aligned to ALS16'.$D12]) &gt; 0.2)" style:apply-style-name="Untitled1" style:base-cell-address="'DIM aligned to ALS16'.E12"/>
    </style:style>
    <style:style style:name="ce458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DIM aligned to ALS16'.E12] - ['DIM aligned to ALS16'.$D12]) &gt; 0.2)" style:apply-style-name="Untitled1" style:base-cell-address="'DIM aligned to ALS16'.E12"/>
    </style:style>
    <style:style style:name="ce459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DIM aligned to ALS16'.E16] - ['DIM aligned to ALS16'.$D16]) &gt; 0.2)" style:apply-style-name="Untitled1" style:base-cell-address="'DIM aligned to ALS16'.E16"/>
    </style:style>
    <style:style style:name="ce460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DIM aligned to ALS16'.E20] - ['DIM aligned to ALS16'.$D20]) &gt; 0.2)" style:apply-style-name="Untitled1" style:base-cell-address="'DIM aligned to ALS16'.E20"/>
    </style:style>
    <style:style style:name="ce461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DIM aligned to ALS16'.E20] - ['DIM aligned to ALS16'.$D20]) &gt; 0.2)" style:apply-style-name="Untitled1" style:base-cell-address="'DIM aligned to ALS16'.E20"/>
    </style:style>
    <style:style style:name="ce462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DIM aligned to ALS16'.E24] - ['DIM aligned to ALS16'.$D24]) &gt; 0.2)" style:apply-style-name="Untitled1" style:base-cell-address="'DIM aligned to ALS16'.E24"/>
    </style:style>
    <style:style style:name="ce463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DIM aligned to ALS16'.E28] - ['DIM aligned to ALS16'.$D28]) &gt; 0.2)" style:apply-style-name="Untitled1" style:base-cell-address="'DIM aligned to ALS16'.E28"/>
    </style:style>
    <style:style style:name="ce464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DIM aligned to ALS16'.E28] - ['DIM aligned to ALS16'.$D28]) &gt; 0.2)" style:apply-style-name="Untitled1" style:base-cell-address="'DIM aligned to ALS16'.E28"/>
    </style:style>
    <style:style style:name="ce465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DIM aligned to ALS16'.E32] - ['DIM aligned to ALS16'.$D32]) &gt; 0.2)" style:apply-style-name="Untitled1" style:base-cell-address="'DIM aligned to ALS16'.E32"/>
    </style:style>
    <style:style style:name="ce466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DIM aligned to ALS16'.E36] - ['DIM aligned to ALS16'.$D36]) &gt; 0.2)" style:apply-style-name="Untitled1" style:base-cell-address="'DIM aligned to ALS16'.E36"/>
    </style:style>
    <style:style style:name="ce467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DIM aligned to ALS16'.E36] - ['DIM aligned to ALS16'.$D36]) &gt; 0.2)" style:apply-style-name="Untitled1" style:base-cell-address="'DIM aligned to ALS16'.E36"/>
    </style:style>
    <style:style style:name="ce468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DIM aligned to ALS16'.E40] - ['DIM aligned to ALS16'.$D40]) &gt; 0.2)" style:apply-style-name="Untitled1" style:base-cell-address="'DIM aligned to ALS16'.E40"/>
    </style:style>
    <style:style style:name="ce469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DIM aligned to ALS16'.E44] - ['DIM aligned to ALS16'.$D44]) &gt; 0.2)" style:apply-style-name="Untitled1" style:base-cell-address="'DIM aligned to ALS16'.E44"/>
    </style:style>
    <style:style style:name="ce470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DIM aligned to ALS16'.E44] - ['DIM aligned to ALS16'.$D44]) &gt; 0.2)" style:apply-style-name="Untitled1" style:base-cell-address="'DIM aligned to ALS16'.E44"/>
    </style:style>
    <style:style style:name="ce471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DIM aligned to ALS16'.E48] - ['DIM aligned to ALS16'.$D48]) &gt; 0.2)" style:apply-style-name="Untitled1" style:base-cell-address="'DIM aligned to ALS16'.E48"/>
    </style:style>
    <style:style style:name="ce472" style:family="table-cell" style:parent-style-name="Default">
      <style:table-cell-properties fo:background-color="#ffc266" style:text-align-source="fix" style:repeat-content="false" fo:border="0.06pt solid #000000" style:vertical-align="middle"/>
      <style:paragraph-properties fo:text-align="center"/>
      <style:text-properties fo:font-style="normal" style:font-style-asian="normal" style:font-style-complex="normal"/>
    </style:style>
    <style:style style:name="ce473" style:family="table-cell" style:parent-style-name="Default">
      <style:table-cell-properties fo:border-bottom="0.06pt solid #000000" fo:background-color="#ffc266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474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E4] - ['DIM aligned to ALS16'.$D4]) &gt; 0.2)" style:apply-style-name="Untitled1" style:base-cell-address="'DIM aligned to ALS16'.E4"/>
    </style:style>
    <style:style style:name="ce475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E4] - ['DIM aligned to ALS16'.$D4]) &gt; 0.2)" style:apply-style-name="Untitled1" style:base-cell-address="'DIM aligned to ALS16'.E4"/>
    </style:style>
    <style:style style:name="ce476" style:family="table-cell" style:parent-style-name="Default" style:data-style-name="N2">
      <style:table-cell-properties fo:border-bottom="0.06pt solid #000000" fo:background-color="#ffc266" fo:border-left="0.06pt solid #000000" fo:border-right="0.06pt solid #000000" fo:border-top="none"/>
    </style:style>
    <style:style style:name="ce477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E8] - ['DIM aligned to ALS16'.$D8]) &gt; 0.2)" style:apply-style-name="Untitled1" style:base-cell-address="'DIM aligned to ALS16'.E8"/>
    </style:style>
    <style:style style:name="ce478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</style:style>
    <style:style style:name="ce479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E12] - ['DIM aligned to ALS16'.$D12]) &gt; 0.2)" style:apply-style-name="Untitled1" style:base-cell-address="'DIM aligned to ALS16'.E12"/>
    </style:style>
    <style:style style:name="ce480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E12] - ['DIM aligned to ALS16'.$D12]) &gt; 0.2)" style:apply-style-name="Untitled1" style:base-cell-address="'DIM aligned to ALS16'.E12"/>
    </style:style>
    <style:style style:name="ce481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E16] - ['DIM aligned to ALS16'.$D16]) &gt; 0.2)" style:apply-style-name="Untitled1" style:base-cell-address="'DIM aligned to ALS16'.E16"/>
    </style:style>
    <style:style style:name="ce482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E20] - ['DIM aligned to ALS16'.$D20]) &gt; 0.2)" style:apply-style-name="Untitled1" style:base-cell-address="'DIM aligned to ALS16'.E20"/>
    </style:style>
    <style:style style:name="ce483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E20] - ['DIM aligned to ALS16'.$D20]) &gt; 0.2)" style:apply-style-name="Untitled1" style:base-cell-address="'DIM aligned to ALS16'.E20"/>
    </style:style>
    <style:style style:name="ce484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E24] - ['DIM aligned to ALS16'.$D24]) &gt; 0.2)" style:apply-style-name="Untitled1" style:base-cell-address="'DIM aligned to ALS16'.E24"/>
    </style:style>
    <style:style style:name="ce485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E28] - ['DIM aligned to ALS16'.$D28]) &gt; 0.2)" style:apply-style-name="Untitled1" style:base-cell-address="'DIM aligned to ALS16'.E28"/>
    </style:style>
    <style:style style:name="ce486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E28] - ['DIM aligned to ALS16'.$D28]) &gt; 0.2)" style:apply-style-name="Untitled1" style:base-cell-address="'DIM aligned to ALS16'.E28"/>
    </style:style>
    <style:style style:name="ce487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E32] - ['DIM aligned to ALS16'.$D32]) &gt; 0.2)" style:apply-style-name="Untitled1" style:base-cell-address="'DIM aligned to ALS16'.E32"/>
    </style:style>
    <style:style style:name="ce488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E36] - ['DIM aligned to ALS16'.$D36]) &gt; 0.2)" style:apply-style-name="Untitled1" style:base-cell-address="'DIM aligned to ALS16'.E36"/>
    </style:style>
    <style:style style:name="ce489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E36] - ['DIM aligned to ALS16'.$D36]) &gt; 0.2)" style:apply-style-name="Untitled1" style:base-cell-address="'DIM aligned to ALS16'.E36"/>
    </style:style>
    <style:style style:name="ce490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E40] - ['DIM aligned to ALS16'.$D40]) &gt; 0.2)" style:apply-style-name="Untitled1" style:base-cell-address="'DIM aligned to ALS16'.E40"/>
    </style:style>
    <style:style style:name="ce491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E44] - ['DIM aligned to ALS16'.$D44]) &gt; 0.2)" style:apply-style-name="Untitled1" style:base-cell-address="'DIM aligned to ALS16'.E44"/>
    </style:style>
    <style:style style:name="ce492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E44] - ['DIM aligned to ALS16'.$D44]) &gt; 0.2)" style:apply-style-name="Untitled1" style:base-cell-address="'DIM aligned to ALS16'.E44"/>
    </style:style>
    <style:style style:name="ce493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E48] - ['DIM aligned to ALS16'.$D48]) &gt; 0.2)" style:apply-style-name="Untitled1" style:base-cell-address="'DIM aligned to ALS16'.E48"/>
    </style:style>
    <style:style style:name="ce494" style:family="table-cell" style:parent-style-name="Default">
      <style:table-cell-properties fo:background-color="#ffc266" style:text-align-source="fix" style:repeat-content="false" fo:wrap-option="wrap" fo:border="0.06pt solid #000000" style:vertical-align="middle"/>
      <style:paragraph-properties fo:text-align="center"/>
      <style:text-properties fo:font-style="normal" style:font-style-asian="normal" style:font-style-complex="normal"/>
    </style:style>
    <style:style style:name="ce495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ALS16 aligned to ALS14'.E4] - ['ALS16 aligned to ALS14'.$D4]) &gt; 0.2)" style:apply-style-name="Untitled1" style:base-cell-address="'ALS16 aligned to ALS14'.E4"/>
    </style:style>
    <style:style style:name="ce496" style:family="table-cell" style:parent-style-name="Default" style:data-style-name="N2">
      <style:table-cell-properties fo:background-color="#99cccc"/>
      <style:map style:condition="is-true-formula(ABS(['ALS16 aligned to ALS14'.E4] - ['ALS16 aligned to ALS14'.$D4]) &gt; 0.2)" style:apply-style-name="Untitled1" style:base-cell-address="'ALS16 aligned to ALS14'.E4"/>
    </style:style>
    <style:style style:name="ce497" style:family="table-cell" style:parent-style-name="Default" style:data-style-name="N2">
      <style:table-cell-properties fo:background-color="#b0cccc"/>
      <style:map style:condition="is-true-formula(ABS(['ALS16 aligned to ALS14'.E8] - ['ALS16 aligned to ALS14'.$D8]) &gt; 0.2)" style:apply-style-name="Untitled1" style:base-cell-address="'ALS16 aligned to ALS14'.E8"/>
    </style:style>
    <style:style style:name="ce498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ALS16 aligned to ALS14'.E12] - ['ALS16 aligned to ALS14'.$D12]) &gt; 0.2)" style:apply-style-name="Untitled1" style:base-cell-address="'ALS16 aligned to ALS14'.E12"/>
    </style:style>
    <style:style style:name="ce499" style:family="table-cell" style:parent-style-name="Default" style:data-style-name="N2">
      <style:table-cell-properties fo:background-color="#99cccc"/>
      <style:map style:condition="is-true-formula(ABS(['ALS16 aligned to ALS14'.E12] - ['ALS16 aligned to ALS14'.$D12]) &gt; 0.2)" style:apply-style-name="Untitled1" style:base-cell-address="'ALS16 aligned to ALS14'.E12"/>
    </style:style>
    <style:style style:name="ce500" style:family="table-cell" style:parent-style-name="Default" style:data-style-name="N2">
      <style:table-cell-properties fo:background-color="#b0cccc"/>
      <style:map style:condition="is-true-formula(ABS(['ALS16 aligned to ALS14'.E16] - ['ALS16 aligned to ALS14'.$D16]) &gt; 0.2)" style:apply-style-name="Untitled1" style:base-cell-address="'ALS16 aligned to ALS14'.E16"/>
    </style:style>
    <style:style style:name="ce501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ALS16 aligned to ALS14'.E20] - ['ALS16 aligned to ALS14'.$D20]) &gt; 0.2)" style:apply-style-name="Untitled1" style:base-cell-address="'ALS16 aligned to ALS14'.E20"/>
    </style:style>
    <style:style style:name="ce502" style:family="table-cell" style:parent-style-name="Default" style:data-style-name="N2">
      <style:table-cell-properties fo:background-color="#99cccc"/>
      <style:map style:condition="is-true-formula(ABS(['ALS16 aligned to ALS14'.E20] - ['ALS16 aligned to ALS14'.$D20]) &gt; 0.2)" style:apply-style-name="Untitled1" style:base-cell-address="'ALS16 aligned to ALS14'.E20"/>
    </style:style>
    <style:style style:name="ce503" style:family="table-cell" style:parent-style-name="Default" style:data-style-name="N2">
      <style:table-cell-properties fo:background-color="#b0cccc"/>
      <style:map style:condition="is-true-formula(ABS(['ALS16 aligned to ALS14'.E24] - ['ALS16 aligned to ALS14'.$D24]) &gt; 0.2)" style:apply-style-name="Untitled1" style:base-cell-address="'ALS16 aligned to ALS14'.E24"/>
    </style:style>
    <style:style style:name="ce504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ALS16 aligned to ALS14'.E28] - ['ALS16 aligned to ALS14'.$D28]) &gt; 0.2)" style:apply-style-name="Untitled1" style:base-cell-address="'ALS16 aligned to ALS14'.E28"/>
    </style:style>
    <style:style style:name="ce505" style:family="table-cell" style:parent-style-name="Default" style:data-style-name="N2">
      <style:table-cell-properties fo:background-color="#99cccc"/>
      <style:map style:condition="is-true-formula(ABS(['ALS16 aligned to ALS14'.E28] - ['ALS16 aligned to ALS14'.$D28]) &gt; 0.2)" style:apply-style-name="Untitled1" style:base-cell-address="'ALS16 aligned to ALS14'.E28"/>
    </style:style>
    <style:style style:name="ce506" style:family="table-cell" style:parent-style-name="Default" style:data-style-name="N2">
      <style:table-cell-properties fo:background-color="#b0cccc"/>
      <style:map style:condition="is-true-formula(ABS(['ALS16 aligned to ALS14'.E32] - ['ALS16 aligned to ALS14'.$D32]) &gt; 0.2)" style:apply-style-name="Untitled1" style:base-cell-address="'ALS16 aligned to ALS14'.E32"/>
    </style:style>
    <style:style style:name="ce507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ALS16 aligned to ALS14'.E36] - ['ALS16 aligned to ALS14'.$D36]) &gt; 0.2)" style:apply-style-name="Untitled1" style:base-cell-address="'ALS16 aligned to ALS14'.E36"/>
    </style:style>
    <style:style style:name="ce508" style:family="table-cell" style:parent-style-name="Default" style:data-style-name="N2">
      <style:table-cell-properties fo:background-color="#99cccc"/>
      <style:map style:condition="is-true-formula(ABS(['ALS16 aligned to ALS14'.E36] - ['ALS16 aligned to ALS14'.$D36]) &gt; 0.2)" style:apply-style-name="Untitled1" style:base-cell-address="'ALS16 aligned to ALS14'.E36"/>
    </style:style>
    <style:style style:name="ce509" style:family="table-cell" style:parent-style-name="Default" style:data-style-name="N2">
      <style:table-cell-properties fo:background-color="#b0cccc"/>
      <style:map style:condition="is-true-formula(ABS(['ALS16 aligned to ALS14'.E40] - ['ALS16 aligned to ALS14'.$D40]) &gt; 0.2)" style:apply-style-name="Untitled1" style:base-cell-address="'ALS16 aligned to ALS14'.E40"/>
    </style:style>
    <style:style style:name="ce510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ALS16 aligned to ALS14'.E44] - ['ALS16 aligned to ALS14'.$D44]) &gt; 0.2)" style:apply-style-name="Untitled1" style:base-cell-address="'ALS16 aligned to ALS14'.E44"/>
    </style:style>
    <style:style style:name="ce511" style:family="table-cell" style:parent-style-name="Default" style:data-style-name="N2">
      <style:table-cell-properties fo:background-color="#99cccc"/>
      <style:map style:condition="is-true-formula(ABS(['ALS16 aligned to ALS14'.E44] - ['ALS16 aligned to ALS14'.$D44]) &gt; 0.2)" style:apply-style-name="Untitled1" style:base-cell-address="'ALS16 aligned to ALS14'.E44"/>
    </style:style>
    <style:style style:name="ce512" style:family="table-cell" style:parent-style-name="Default" style:data-style-name="N2">
      <style:table-cell-properties fo:background-color="#b0cccc"/>
      <style:map style:condition="is-true-formula(ABS(['ALS16 aligned to ALS14'.E48] - ['ALS16 aligned to ALS14'.$D48]) &gt; 0.2)" style:apply-style-name="Untitled1" style:base-cell-address="'ALS16 aligned to ALS14'.E48"/>
    </style:style>
    <style:style style:name="ce513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E4] - ['ALS16 aligned to ALS14'.$D4]) &gt; 0.2)" style:apply-style-name="Untitled1" style:base-cell-address="'ALS16 aligned to ALS14'.E4"/>
    </style:style>
    <style:style style:name="ce514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E4] - ['ALS16 aligned to ALS14'.$D4]) &gt; 0.2)" style:apply-style-name="Untitled1" style:base-cell-address="'ALS16 aligned to ALS14'.E4"/>
    </style:style>
    <style:style style:name="ce515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E8] - ['ALS16 aligned to ALS14'.$D8]) &gt; 0.2)" style:apply-style-name="Untitled1" style:base-cell-address="'ALS16 aligned to ALS14'.E8"/>
    </style:style>
    <style:style style:name="ce516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E12] - ['ALS16 aligned to ALS14'.$D12]) &gt; 0.2)" style:apply-style-name="Untitled1" style:base-cell-address="'ALS16 aligned to ALS14'.E12"/>
    </style:style>
    <style:style style:name="ce517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E12] - ['ALS16 aligned to ALS14'.$D12]) &gt; 0.2)" style:apply-style-name="Untitled1" style:base-cell-address="'ALS16 aligned to ALS14'.E12"/>
    </style:style>
    <style:style style:name="ce518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E16] - ['ALS16 aligned to ALS14'.$D16]) &gt; 0.2)" style:apply-style-name="Untitled1" style:base-cell-address="'ALS16 aligned to ALS14'.E16"/>
    </style:style>
    <style:style style:name="ce519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E20] - ['ALS16 aligned to ALS14'.$D20]) &gt; 0.2)" style:apply-style-name="Untitled1" style:base-cell-address="'ALS16 aligned to ALS14'.E20"/>
    </style:style>
    <style:style style:name="ce520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E20] - ['ALS16 aligned to ALS14'.$D20]) &gt; 0.2)" style:apply-style-name="Untitled1" style:base-cell-address="'ALS16 aligned to ALS14'.E20"/>
    </style:style>
    <style:style style:name="ce521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E24] - ['ALS16 aligned to ALS14'.$D24]) &gt; 0.2)" style:apply-style-name="Untitled1" style:base-cell-address="'ALS16 aligned to ALS14'.E24"/>
    </style:style>
    <style:style style:name="ce522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E28] - ['ALS16 aligned to ALS14'.$D28]) &gt; 0.2)" style:apply-style-name="Untitled1" style:base-cell-address="'ALS16 aligned to ALS14'.E28"/>
    </style:style>
    <style:style style:name="ce523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E28] - ['ALS16 aligned to ALS14'.$D28]) &gt; 0.2)" style:apply-style-name="Untitled1" style:base-cell-address="'ALS16 aligned to ALS14'.E28"/>
    </style:style>
    <style:style style:name="ce524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E32] - ['ALS16 aligned to ALS14'.$D32]) &gt; 0.2)" style:apply-style-name="Untitled1" style:base-cell-address="'ALS16 aligned to ALS14'.E32"/>
    </style:style>
    <style:style style:name="ce525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E36] - ['ALS16 aligned to ALS14'.$D36]) &gt; 0.2)" style:apply-style-name="Untitled1" style:base-cell-address="'ALS16 aligned to ALS14'.E36"/>
    </style:style>
    <style:style style:name="ce526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E36] - ['ALS16 aligned to ALS14'.$D36]) &gt; 0.2)" style:apply-style-name="Untitled1" style:base-cell-address="'ALS16 aligned to ALS14'.E36"/>
    </style:style>
    <style:style style:name="ce52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E40] - ['ALS16 aligned to ALS14'.$D40]) &gt; 0.2)" style:apply-style-name="Untitled1" style:base-cell-address="'ALS16 aligned to ALS14'.E40"/>
    </style:style>
    <style:style style:name="ce528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E44] - ['ALS16 aligned to ALS14'.$D44]) &gt; 0.2)" style:apply-style-name="Untitled1" style:base-cell-address="'ALS16 aligned to ALS14'.E44"/>
    </style:style>
    <style:style style:name="ce529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E44] - ['ALS16 aligned to ALS14'.$D44]) &gt; 0.2)" style:apply-style-name="Untitled1" style:base-cell-address="'ALS16 aligned to ALS14'.E44"/>
    </style:style>
    <style:style style:name="ce53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E48] - ['ALS16 aligned to ALS14'.$D48]) &gt; 0.2)" style:apply-style-name="Untitled1" style:base-cell-address="'ALS16 aligned to ALS14'.E48"/>
    </style:style>
    <style:style style:name="ce531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4'.E4] - ['ALS16 aligned to ALS14'.$D4]) &gt; 0.2)" style:apply-style-name="Untitled1" style:base-cell-address="'ALS16 aligned to ALS14'.E4"/>
    </style:style>
    <style:style style:name="ce532" style:family="table-cell" style:parent-style-name="Default" style:data-style-name="N2">
      <style:table-cell-properties fo:background-color="#ffcc00"/>
      <style:map style:condition="is-true-formula(ABS(['ALS16 aligned to ALS14'.E4] - ['ALS16 aligned to ALS14'.$D4]) &gt; 0.2)" style:apply-style-name="Untitled1" style:base-cell-address="'ALS16 aligned to ALS14'.E4"/>
    </style:style>
    <style:style style:name="ce533" style:family="table-cell" style:parent-style-name="Default" style:data-style-name="N2">
      <style:table-cell-properties fo:background-color="#ffdd54"/>
      <style:map style:condition="is-true-formula(ABS(['ALS16 aligned to ALS14'.E8] - ['ALS16 aligned to ALS14'.$D8]) &gt; 0.2)" style:apply-style-name="Untitled1" style:base-cell-address="'ALS16 aligned to ALS14'.E8"/>
    </style:style>
    <style:style style:name="ce534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4'.E12] - ['ALS16 aligned to ALS14'.$D12]) &gt; 0.2)" style:apply-style-name="Untitled1" style:base-cell-address="'ALS16 aligned to ALS14'.E12"/>
    </style:style>
    <style:style style:name="ce535" style:family="table-cell" style:parent-style-name="Default" style:data-style-name="N2">
      <style:table-cell-properties fo:background-color="#ffcc00"/>
      <style:map style:condition="is-true-formula(ABS(['ALS16 aligned to ALS14'.E12] - ['ALS16 aligned to ALS14'.$D12]) &gt; 0.2)" style:apply-style-name="Untitled1" style:base-cell-address="'ALS16 aligned to ALS14'.E12"/>
    </style:style>
    <style:style style:name="ce536" style:family="table-cell" style:parent-style-name="Default" style:data-style-name="N2">
      <style:table-cell-properties fo:background-color="#ffdd54"/>
      <style:map style:condition="is-true-formula(ABS(['ALS16 aligned to ALS14'.E16] - ['ALS16 aligned to ALS14'.$D16]) &gt; 0.2)" style:apply-style-name="Untitled1" style:base-cell-address="'ALS16 aligned to ALS14'.E16"/>
    </style:style>
    <style:style style:name="ce537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4'.E20] - ['ALS16 aligned to ALS14'.$D20]) &gt; 0.2)" style:apply-style-name="Untitled1" style:base-cell-address="'ALS16 aligned to ALS14'.E20"/>
    </style:style>
    <style:style style:name="ce538" style:family="table-cell" style:parent-style-name="Default" style:data-style-name="N2">
      <style:table-cell-properties fo:background-color="#ffcc00"/>
      <style:map style:condition="is-true-formula(ABS(['ALS16 aligned to ALS14'.E20] - ['ALS16 aligned to ALS14'.$D20]) &gt; 0.2)" style:apply-style-name="Untitled1" style:base-cell-address="'ALS16 aligned to ALS14'.E20"/>
    </style:style>
    <style:style style:name="ce539" style:family="table-cell" style:parent-style-name="Default" style:data-style-name="N2">
      <style:table-cell-properties fo:background-color="#ffdd54"/>
      <style:map style:condition="is-true-formula(ABS(['ALS16 aligned to ALS14'.E24] - ['ALS16 aligned to ALS14'.$D24]) &gt; 0.2)" style:apply-style-name="Untitled1" style:base-cell-address="'ALS16 aligned to ALS14'.E24"/>
    </style:style>
    <style:style style:name="ce540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4'.E28] - ['ALS16 aligned to ALS14'.$D28]) &gt; 0.2)" style:apply-style-name="Untitled1" style:base-cell-address="'ALS16 aligned to ALS14'.E28"/>
    </style:style>
    <style:style style:name="ce541" style:family="table-cell" style:parent-style-name="Default" style:data-style-name="N2">
      <style:table-cell-properties fo:background-color="#ffcc00"/>
      <style:map style:condition="is-true-formula(ABS(['ALS16 aligned to ALS14'.E28] - ['ALS16 aligned to ALS14'.$D28]) &gt; 0.2)" style:apply-style-name="Untitled1" style:base-cell-address="'ALS16 aligned to ALS14'.E28"/>
    </style:style>
    <style:style style:name="ce542" style:family="table-cell" style:parent-style-name="Default" style:data-style-name="N2">
      <style:table-cell-properties fo:background-color="#ffdd54"/>
      <style:map style:condition="is-true-formula(ABS(['ALS16 aligned to ALS14'.E32] - ['ALS16 aligned to ALS14'.$D32]) &gt; 0.2)" style:apply-style-name="Untitled1" style:base-cell-address="'ALS16 aligned to ALS14'.E32"/>
    </style:style>
    <style:style style:name="ce543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4'.E36] - ['ALS16 aligned to ALS14'.$D36]) &gt; 0.2)" style:apply-style-name="Untitled1" style:base-cell-address="'ALS16 aligned to ALS14'.E36"/>
    </style:style>
    <style:style style:name="ce544" style:family="table-cell" style:parent-style-name="Default" style:data-style-name="N2">
      <style:table-cell-properties fo:background-color="#ffcc00"/>
      <style:map style:condition="is-true-formula(ABS(['ALS16 aligned to ALS14'.E36] - ['ALS16 aligned to ALS14'.$D36]) &gt; 0.2)" style:apply-style-name="Untitled1" style:base-cell-address="'ALS16 aligned to ALS14'.E36"/>
    </style:style>
    <style:style style:name="ce545" style:family="table-cell" style:parent-style-name="Default" style:data-style-name="N2">
      <style:table-cell-properties fo:background-color="#ffdd54"/>
      <style:map style:condition="is-true-formula(ABS(['ALS16 aligned to ALS14'.E40] - ['ALS16 aligned to ALS14'.$D40]) &gt; 0.2)" style:apply-style-name="Untitled1" style:base-cell-address="'ALS16 aligned to ALS14'.E40"/>
    </style:style>
    <style:style style:name="ce546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4'.E44] - ['ALS16 aligned to ALS14'.$D44]) &gt; 0.2)" style:apply-style-name="Untitled1" style:base-cell-address="'ALS16 aligned to ALS14'.E44"/>
    </style:style>
    <style:style style:name="ce547" style:family="table-cell" style:parent-style-name="Default" style:data-style-name="N2">
      <style:table-cell-properties fo:background-color="#ffcc00"/>
      <style:map style:condition="is-true-formula(ABS(['ALS16 aligned to ALS14'.E44] - ['ALS16 aligned to ALS14'.$D44]) &gt; 0.2)" style:apply-style-name="Untitled1" style:base-cell-address="'ALS16 aligned to ALS14'.E44"/>
    </style:style>
    <style:style style:name="ce548" style:family="table-cell" style:parent-style-name="Default" style:data-style-name="N2">
      <style:table-cell-properties fo:background-color="#ffdd54"/>
      <style:map style:condition="is-true-formula(ABS(['ALS16 aligned to ALS14'.E48] - ['ALS16 aligned to ALS14'.$D48]) &gt; 0.2)" style:apply-style-name="Untitled1" style:base-cell-address="'ALS16 aligned to ALS14'.E48"/>
    </style:style>
    <style:style style:name="ce549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ALS16 aligned to ALS14'.E4] - ['ALS16 aligned to ALS14'.$D4]) &gt; 0.2)" style:apply-style-name="Untitled1" style:base-cell-address="'ALS16 aligned to ALS14'.E4"/>
    </style:style>
    <style:style style:name="ce550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ALS16 aligned to ALS14'.E4] - ['ALS16 aligned to ALS14'.$D4]) &gt; 0.2)" style:apply-style-name="Untitled1" style:base-cell-address="'ALS16 aligned to ALS14'.E4"/>
    </style:style>
    <style:style style:name="ce551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ALS16 aligned to ALS14'.E8] - ['ALS16 aligned to ALS14'.$D8]) &gt; 0.2)" style:apply-style-name="Untitled1" style:base-cell-address="'ALS16 aligned to ALS14'.E8"/>
    </style:style>
    <style:style style:name="ce552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ALS16 aligned to ALS14'.E12] - ['ALS16 aligned to ALS14'.$D12]) &gt; 0.2)" style:apply-style-name="Untitled1" style:base-cell-address="'ALS16 aligned to ALS14'.E12"/>
    </style:style>
    <style:style style:name="ce553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ALS16 aligned to ALS14'.E12] - ['ALS16 aligned to ALS14'.$D12]) &gt; 0.2)" style:apply-style-name="Untitled1" style:base-cell-address="'ALS16 aligned to ALS14'.E12"/>
    </style:style>
    <style:style style:name="ce554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ALS16 aligned to ALS14'.H16] - ['ALS16 aligned to ALS14'.$D16]) &gt; 0.2)" style:apply-style-name="Untitled1" style:base-cell-address="'ALS16 aligned to ALS14'.H16"/>
    </style:style>
    <style:style style:name="ce555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ALS16 aligned to ALS14'.E20] - ['ALS16 aligned to ALS14'.$D20]) &gt; 0.2)" style:apply-style-name="Untitled1" style:base-cell-address="'ALS16 aligned to ALS14'.E20"/>
    </style:style>
    <style:style style:name="ce556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ALS16 aligned to ALS14'.E20] - ['ALS16 aligned to ALS14'.$D20]) &gt; 0.2)" style:apply-style-name="Untitled1" style:base-cell-address="'ALS16 aligned to ALS14'.E20"/>
    </style:style>
    <style:style style:name="ce557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ALS16 aligned to ALS14'.E24] - ['ALS16 aligned to ALS14'.$D24]) &gt; 0.2)" style:apply-style-name="Untitled1" style:base-cell-address="'ALS16 aligned to ALS14'.E24"/>
    </style:style>
    <style:style style:name="ce558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ALS16 aligned to ALS14'.E28] - ['ALS16 aligned to ALS14'.$D28]) &gt; 0.2)" style:apply-style-name="Untitled1" style:base-cell-address="'ALS16 aligned to ALS14'.E28"/>
    </style:style>
    <style:style style:name="ce559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ALS16 aligned to ALS14'.E28] - ['ALS16 aligned to ALS14'.$D28]) &gt; 0.2)" style:apply-style-name="Untitled1" style:base-cell-address="'ALS16 aligned to ALS14'.E28"/>
    </style:style>
    <style:style style:name="ce560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ALS16 aligned to ALS14'.E32] - ['ALS16 aligned to ALS14'.$D32]) &gt; 0.2)" style:apply-style-name="Untitled1" style:base-cell-address="'ALS16 aligned to ALS14'.E32"/>
    </style:style>
    <style:style style:name="ce561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ALS16 aligned to ALS14'.E36] - ['ALS16 aligned to ALS14'.$D36]) &gt; 0.2)" style:apply-style-name="Untitled1" style:base-cell-address="'ALS16 aligned to ALS14'.E36"/>
    </style:style>
    <style:style style:name="ce562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ALS16 aligned to ALS14'.E36] - ['ALS16 aligned to ALS14'.$D36]) &gt; 0.2)" style:apply-style-name="Untitled1" style:base-cell-address="'ALS16 aligned to ALS14'.E36"/>
    </style:style>
    <style:style style:name="ce563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ALS16 aligned to ALS14'.E40] - ['ALS16 aligned to ALS14'.$D40]) &gt; 0.2)" style:apply-style-name="Untitled1" style:base-cell-address="'ALS16 aligned to ALS14'.E40"/>
    </style:style>
    <style:style style:name="ce564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ALS16 aligned to ALS14'.E44] - ['ALS16 aligned to ALS14'.$D44]) &gt; 0.2)" style:apply-style-name="Untitled1" style:base-cell-address="'ALS16 aligned to ALS14'.E44"/>
    </style:style>
    <style:style style:name="ce565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ALS16 aligned to ALS14'.E44] - ['ALS16 aligned to ALS14'.$D44]) &gt; 0.2)" style:apply-style-name="Untitled1" style:base-cell-address="'ALS16 aligned to ALS14'.E44"/>
    </style:style>
    <style:style style:name="ce566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ALS16 aligned to ALS14'.E48] - ['ALS16 aligned to ALS14'.$D48]) &gt; 0.2)" style:apply-style-name="Untitled1" style:base-cell-address="'ALS16 aligned to ALS14'.E48"/>
    </style:style>
    <style:style style:name="ce567" style:family="table-cell" style:parent-style-name="Default">
      <style:table-cell-properties fo:background-color="#ffc266" style:text-align-source="fix" style:repeat-content="false" fo:border="0.06pt solid #000000" style:vertical-align="middle"/>
      <style:paragraph-properties fo:text-align="center"/>
    </style:style>
    <style:style style:name="ce568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E4] - ['ALS16 aligned to ALS14'.$D4]) &gt; 0.2)" style:apply-style-name="Untitled1" style:base-cell-address="'ALS16 aligned to ALS14'.E4"/>
    </style:style>
    <style:style style:name="ce569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E4] - ['ALS16 aligned to ALS14'.$D4]) &gt; 0.2)" style:apply-style-name="Untitled1" style:base-cell-address="'ALS16 aligned to ALS14'.E4"/>
    </style:style>
    <style:style style:name="ce570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E8] - ['ALS16 aligned to ALS14'.$D8]) &gt; 0.2)" style:apply-style-name="Untitled1" style:base-cell-address="'ALS16 aligned to ALS14'.E8"/>
    </style:style>
    <style:style style:name="ce571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E12] - ['ALS16 aligned to ALS14'.$D12]) &gt; 0.2)" style:apply-style-name="Untitled1" style:base-cell-address="'ALS16 aligned to ALS14'.E12"/>
    </style:style>
    <style:style style:name="ce572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E12] - ['ALS16 aligned to ALS14'.$D12]) &gt; 0.2)" style:apply-style-name="Untitled1" style:base-cell-address="'ALS16 aligned to ALS14'.E12"/>
    </style:style>
    <style:style style:name="ce573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E16] - ['ALS16 aligned to ALS14'.$D16]) &gt; 0.2)" style:apply-style-name="Untitled1" style:base-cell-address="'ALS16 aligned to ALS14'.E16"/>
    </style:style>
    <style:style style:name="ce574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E20] - ['ALS16 aligned to ALS14'.$D20]) &gt; 0.2)" style:apply-style-name="Untitled1" style:base-cell-address="'ALS16 aligned to ALS14'.E20"/>
    </style:style>
    <style:style style:name="ce575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E20] - ['ALS16 aligned to ALS14'.$D20]) &gt; 0.2)" style:apply-style-name="Untitled1" style:base-cell-address="'ALS16 aligned to ALS14'.E20"/>
    </style:style>
    <style:style style:name="ce576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E24] - ['ALS16 aligned to ALS14'.$D24]) &gt; 0.2)" style:apply-style-name="Untitled1" style:base-cell-address="'ALS16 aligned to ALS14'.E24"/>
    </style:style>
    <style:style style:name="ce577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E28] - ['ALS16 aligned to ALS14'.$D28]) &gt; 0.2)" style:apply-style-name="Untitled1" style:base-cell-address="'ALS16 aligned to ALS14'.E28"/>
    </style:style>
    <style:style style:name="ce578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E28] - ['ALS16 aligned to ALS14'.$D28]) &gt; 0.2)" style:apply-style-name="Untitled1" style:base-cell-address="'ALS16 aligned to ALS14'.E28"/>
    </style:style>
    <style:style style:name="ce579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E32] - ['ALS16 aligned to ALS14'.$D32]) &gt; 0.2)" style:apply-style-name="Untitled1" style:base-cell-address="'ALS16 aligned to ALS14'.E32"/>
    </style:style>
    <style:style style:name="ce580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E36] - ['ALS16 aligned to ALS14'.$D36]) &gt; 0.2)" style:apply-style-name="Untitled1" style:base-cell-address="'ALS16 aligned to ALS14'.E36"/>
    </style:style>
    <style:style style:name="ce581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E36] - ['ALS16 aligned to ALS14'.$D36]) &gt; 0.2)" style:apply-style-name="Untitled1" style:base-cell-address="'ALS16 aligned to ALS14'.E36"/>
    </style:style>
    <style:style style:name="ce582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E40] - ['ALS16 aligned to ALS14'.$D40]) &gt; 0.2)" style:apply-style-name="Untitled1" style:base-cell-address="'ALS16 aligned to ALS14'.E40"/>
    </style:style>
    <style:style style:name="ce583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E44] - ['ALS16 aligned to ALS14'.$D44]) &gt; 0.2)" style:apply-style-name="Untitled1" style:base-cell-address="'ALS16 aligned to ALS14'.E44"/>
    </style:style>
    <style:style style:name="ce584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E44] - ['ALS16 aligned to ALS14'.$D44]) &gt; 0.2)" style:apply-style-name="Untitled1" style:base-cell-address="'ALS16 aligned to ALS14'.E44"/>
    </style:style>
    <style:style style:name="ce585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E48] - ['ALS16 aligned to ALS14'.$D48]) &gt; 0.2)" style:apply-style-name="Untitled1" style:base-cell-address="'ALS16 aligned to ALS14'.E48"/>
    </style:style>
    <style:style style:name="ce586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J4] - ['ALS16 aligned to ALS14'.$D4]) &gt; 0.2)" style:apply-style-name="Untitled1" style:base-cell-address="'ALS16 aligned to ALS14'.J4"/>
    </style:style>
    <style:style style:name="ce587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J4] - ['ALS16 aligned to ALS14'.$D4]) &gt; 0.2)" style:apply-style-name="Untitled1" style:base-cell-address="'ALS16 aligned to ALS14'.J4"/>
    </style:style>
    <style:style style:name="ce588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J8] - ['ALS16 aligned to ALS14'.$D8]) &gt; 0.2)" style:apply-style-name="Untitled1" style:base-cell-address="'ALS16 aligned to ALS14'.J8"/>
    </style:style>
    <style:style style:name="ce589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J12] - ['ALS16 aligned to ALS14'.$D12]) &gt; 0.2)" style:apply-style-name="Untitled1" style:base-cell-address="'ALS16 aligned to ALS14'.J12"/>
    </style:style>
    <style:style style:name="ce590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J12] - ['ALS16 aligned to ALS14'.$D12]) &gt; 0.2)" style:apply-style-name="Untitled1" style:base-cell-address="'ALS16 aligned to ALS14'.J12"/>
    </style:style>
    <style:style style:name="ce591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J16] - ['ALS16 aligned to ALS14'.$D16]) &gt; 0.2)" style:apply-style-name="Untitled1" style:base-cell-address="'ALS16 aligned to ALS14'.J16"/>
    </style:style>
    <style:style style:name="ce592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J20] - ['ALS16 aligned to ALS14'.$D20]) &gt; 0.2)" style:apply-style-name="Untitled1" style:base-cell-address="'ALS16 aligned to ALS14'.J20"/>
    </style:style>
    <style:style style:name="ce593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J20] - ['ALS16 aligned to ALS14'.$D20]) &gt; 0.2)" style:apply-style-name="Untitled1" style:base-cell-address="'ALS16 aligned to ALS14'.J20"/>
    </style:style>
    <style:style style:name="ce594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J24] - ['ALS16 aligned to ALS14'.$D24]) &gt; 0.2)" style:apply-style-name="Untitled1" style:base-cell-address="'ALS16 aligned to ALS14'.J24"/>
    </style:style>
    <style:style style:name="ce595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J28] - ['ALS16 aligned to ALS14'.$D28]) &gt; 0.2)" style:apply-style-name="Untitled1" style:base-cell-address="'ALS16 aligned to ALS14'.J28"/>
    </style:style>
    <style:style style:name="ce596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J28] - ['ALS16 aligned to ALS14'.$D28]) &gt; 0.2)" style:apply-style-name="Untitled1" style:base-cell-address="'ALS16 aligned to ALS14'.J28"/>
    </style:style>
    <style:style style:name="ce597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J32] - ['ALS16 aligned to ALS14'.$D32]) &gt; 0.2)" style:apply-style-name="Untitled1" style:base-cell-address="'ALS16 aligned to ALS14'.J32"/>
    </style:style>
    <style:style style:name="ce598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J36] - ['ALS16 aligned to ALS14'.$D36]) &gt; 0.2)" style:apply-style-name="Untitled1" style:base-cell-address="'ALS16 aligned to ALS14'.J36"/>
    </style:style>
    <style:style style:name="ce599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J36] - ['ALS16 aligned to ALS14'.$D36]) &gt; 0.2)" style:apply-style-name="Untitled1" style:base-cell-address="'ALS16 aligned to ALS14'.J36"/>
    </style:style>
    <style:style style:name="ce600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J40] - ['ALS16 aligned to ALS14'.$D40]) &gt; 0.2)" style:apply-style-name="Untitled1" style:base-cell-address="'ALS16 aligned to ALS14'.J40"/>
    </style:style>
    <style:style style:name="ce601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J44] - ['ALS16 aligned to ALS14'.$D44]) &gt; 0.2)" style:apply-style-name="Untitled1" style:base-cell-address="'ALS16 aligned to ALS14'.J44"/>
    </style:style>
    <style:style style:name="ce602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J44] - ['ALS16 aligned to ALS14'.$D44]) &gt; 0.2)" style:apply-style-name="Untitled1" style:base-cell-address="'ALS16 aligned to ALS14'.J44"/>
    </style:style>
    <style:style style:name="ce603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J48] - ['ALS16 aligned to ALS14'.$D48]) &gt; 0.2)" style:apply-style-name="Untitled1" style:base-cell-address="'ALS16 aligned to ALS14'.J48"/>
    </style:style>
    <style:style style:name="ce604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K4] - ['ALS16 aligned to ALS14'.$D4]) &gt; 0.2)" style:apply-style-name="Untitled1" style:base-cell-address="'ALS16 aligned to ALS14'.K4"/>
    </style:style>
    <style:style style:name="ce605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J4] - ['ALS16 aligned to ALS14'.$D4]) &gt; 0.2)" style:apply-style-name="Untitled1" style:base-cell-address="'ALS16 aligned to ALS14'.J4"/>
    </style:style>
    <style:style style:name="ce606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4'.E4] - ['DIM aligned to ALS14'.$D4]) &gt; 0.2)" style:apply-style-name="Untitled1" style:base-cell-address="'DIM aligned to ALS14'.E4"/>
    </style:style>
    <style:style style:name="ce607" style:family="table-cell" style:parent-style-name="Default" style:data-style-name="N2">
      <style:table-cell-properties fo:background-color="#99cccc"/>
      <style:map style:condition="is-true-formula(ABS(['DIM aligned to ALS14'.E4] - ['DIM aligned to ALS14'.$D4]) &gt; 0.2)" style:apply-style-name="Untitled1" style:base-cell-address="'DIM aligned to ALS14'.E4"/>
    </style:style>
    <style:style style:name="ce608" style:family="table-cell" style:parent-style-name="Default" style:data-style-name="N2">
      <style:table-cell-properties fo:background-color="#b0cccc"/>
      <style:map style:condition="is-true-formula(ABS(['DIM aligned to ALS14'.E8] - ['DIM aligned to ALS14'.$D8]) &gt; 0.2)" style:apply-style-name="Untitled1" style:base-cell-address="'DIM aligned to ALS14'.E8"/>
    </style:style>
    <style:style style:name="ce609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4'.E12] - ['DIM aligned to ALS14'.$D12]) &gt; 0.2)" style:apply-style-name="Untitled1" style:base-cell-address="'DIM aligned to ALS14'.E12"/>
    </style:style>
    <style:style style:name="ce610" style:family="table-cell" style:parent-style-name="Default" style:data-style-name="N2">
      <style:table-cell-properties fo:background-color="#99cccc"/>
      <style:map style:condition="is-true-formula(ABS(['DIM aligned to ALS14'.E12] - ['DIM aligned to ALS14'.$D12]) &gt; 0.2)" style:apply-style-name="Untitled1" style:base-cell-address="'DIM aligned to ALS14'.E12"/>
    </style:style>
    <style:style style:name="ce611" style:family="table-cell" style:parent-style-name="Default" style:data-style-name="N2">
      <style:table-cell-properties fo:background-color="#b0cccc"/>
      <style:map style:condition="is-true-formula(ABS(['DIM aligned to ALS14'.E16] - ['DIM aligned to ALS14'.$D16]) &gt; 0.2)" style:apply-style-name="Untitled1" style:base-cell-address="'DIM aligned to ALS14'.E16"/>
    </style:style>
    <style:style style:name="ce612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4'.E20] - ['DIM aligned to ALS14'.$D20]) &gt; 0.2)" style:apply-style-name="Untitled1" style:base-cell-address="'DIM aligned to ALS14'.E20"/>
    </style:style>
    <style:style style:name="ce613" style:family="table-cell" style:parent-style-name="Default" style:data-style-name="N2">
      <style:table-cell-properties fo:background-color="#99cccc"/>
      <style:map style:condition="is-true-formula(ABS(['DIM aligned to ALS14'.E20] - ['DIM aligned to ALS14'.$D20]) &gt; 0.2)" style:apply-style-name="Untitled1" style:base-cell-address="'DIM aligned to ALS14'.E20"/>
    </style:style>
    <style:style style:name="ce614" style:family="table-cell" style:parent-style-name="Default" style:data-style-name="N2">
      <style:table-cell-properties fo:background-color="#b0cccc"/>
      <style:map style:condition="is-true-formula(ABS(['DIM aligned to ALS14'.E24] - ['DIM aligned to ALS14'.$D24]) &gt; 0.2)" style:apply-style-name="Untitled1" style:base-cell-address="'DIM aligned to ALS14'.E24"/>
    </style:style>
    <style:style style:name="ce615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4'.E28] - ['DIM aligned to ALS14'.$D28]) &gt; 0.2)" style:apply-style-name="Untitled1" style:base-cell-address="'DIM aligned to ALS14'.E28"/>
    </style:style>
    <style:style style:name="ce616" style:family="table-cell" style:parent-style-name="Default" style:data-style-name="N2">
      <style:table-cell-properties fo:background-color="#99cccc"/>
      <style:map style:condition="is-true-formula(ABS(['DIM aligned to ALS14'.E28] - ['DIM aligned to ALS14'.$D28]) &gt; 0.2)" style:apply-style-name="Untitled1" style:base-cell-address="'DIM aligned to ALS14'.E28"/>
    </style:style>
    <style:style style:name="ce617" style:family="table-cell" style:parent-style-name="Default" style:data-style-name="N2">
      <style:table-cell-properties fo:background-color="#b0cccc"/>
      <style:map style:condition="is-true-formula(ABS(['DIM aligned to ALS14'.E32] - ['DIM aligned to ALS14'.$D32]) &gt; 0.2)" style:apply-style-name="Untitled1" style:base-cell-address="'DIM aligned to ALS14'.E32"/>
    </style:style>
    <style:style style:name="ce618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4'.E36] - ['DIM aligned to ALS14'.$D36]) &gt; 0.2)" style:apply-style-name="Untitled1" style:base-cell-address="'DIM aligned to ALS14'.E36"/>
    </style:style>
    <style:style style:name="ce619" style:family="table-cell" style:parent-style-name="Default" style:data-style-name="N2">
      <style:table-cell-properties fo:background-color="#99cccc"/>
      <style:map style:condition="is-true-formula(ABS(['DIM aligned to ALS14'.E36] - ['DIM aligned to ALS14'.$D36]) &gt; 0.2)" style:apply-style-name="Untitled1" style:base-cell-address="'DIM aligned to ALS14'.E36"/>
    </style:style>
    <style:style style:name="ce620" style:family="table-cell" style:parent-style-name="Default" style:data-style-name="N2">
      <style:table-cell-properties fo:background-color="#b0cccc"/>
      <style:map style:condition="is-true-formula(ABS(['DIM aligned to ALS14'.E40] - ['DIM aligned to ALS14'.$D40]) &gt; 0.2)" style:apply-style-name="Untitled1" style:base-cell-address="'DIM aligned to ALS14'.E40"/>
    </style:style>
    <style:style style:name="ce621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4'.E44] - ['DIM aligned to ALS14'.$D44]) &gt; 0.2)" style:apply-style-name="Untitled1" style:base-cell-address="'DIM aligned to ALS14'.E44"/>
    </style:style>
    <style:style style:name="ce622" style:family="table-cell" style:parent-style-name="Default" style:data-style-name="N2">
      <style:table-cell-properties fo:background-color="#99cccc"/>
      <style:map style:condition="is-true-formula(ABS(['DIM aligned to ALS14'.E44] - ['DIM aligned to ALS14'.$D44]) &gt; 0.2)" style:apply-style-name="Untitled1" style:base-cell-address="'DIM aligned to ALS14'.E44"/>
    </style:style>
    <style:style style:name="ce623" style:family="table-cell" style:parent-style-name="Default" style:data-style-name="N2">
      <style:table-cell-properties fo:background-color="#b0cccc"/>
      <style:map style:condition="is-true-formula(ABS(['DIM aligned to ALS14'.E48] - ['DIM aligned to ALS14'.$D48]) &gt; 0.2)" style:apply-style-name="Untitled1" style:base-cell-address="'DIM aligned to ALS14'.E48"/>
    </style:style>
    <style:style style:name="ce62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E4] - ['DIM aligned to ALS14'.$D4]) &gt; 0.2)" style:apply-style-name="Untitled1" style:base-cell-address="'DIM aligned to ALS14'.E4"/>
    </style:style>
    <style:style style:name="ce62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E4] - ['DIM aligned to ALS14'.$D4]) &gt; 0.2)" style:apply-style-name="Untitled1" style:base-cell-address="'DIM aligned to ALS14'.E4"/>
    </style:style>
    <style:style style:name="ce62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E8] - ['DIM aligned to ALS14'.$D8]) &gt; 0.2)" style:apply-style-name="Untitled1" style:base-cell-address="'DIM aligned to ALS14'.E8"/>
    </style:style>
    <style:style style:name="ce627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E12] - ['DIM aligned to ALS14'.$D12]) &gt; 0.2)" style:apply-style-name="Untitled1" style:base-cell-address="'DIM aligned to ALS14'.E12"/>
    </style:style>
    <style:style style:name="ce628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E12] - ['DIM aligned to ALS14'.$D12]) &gt; 0.2)" style:apply-style-name="Untitled1" style:base-cell-address="'DIM aligned to ALS14'.E12"/>
    </style:style>
    <style:style style:name="ce62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E16] - ['DIM aligned to ALS14'.$D16]) &gt; 0.2)" style:apply-style-name="Untitled1" style:base-cell-address="'DIM aligned to ALS14'.E16"/>
    </style:style>
    <style:style style:name="ce630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E20] - ['DIM aligned to ALS14'.$D20]) &gt; 0.2)" style:apply-style-name="Untitled1" style:base-cell-address="'DIM aligned to ALS14'.E20"/>
    </style:style>
    <style:style style:name="ce631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E20] - ['DIM aligned to ALS14'.$D20]) &gt; 0.2)" style:apply-style-name="Untitled1" style:base-cell-address="'DIM aligned to ALS14'.E20"/>
    </style:style>
    <style:style style:name="ce63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E24] - ['DIM aligned to ALS14'.$D24]) &gt; 0.2)" style:apply-style-name="Untitled1" style:base-cell-address="'DIM aligned to ALS14'.E24"/>
    </style:style>
    <style:style style:name="ce633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E28] - ['DIM aligned to ALS14'.$D28]) &gt; 0.2)" style:apply-style-name="Untitled1" style:base-cell-address="'DIM aligned to ALS14'.E28"/>
    </style:style>
    <style:style style:name="ce634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E28] - ['DIM aligned to ALS14'.$D28]) &gt; 0.2)" style:apply-style-name="Untitled1" style:base-cell-address="'DIM aligned to ALS14'.E28"/>
    </style:style>
    <style:style style:name="ce635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E32] - ['DIM aligned to ALS14'.$D32]) &gt; 0.2)" style:apply-style-name="Untitled1" style:base-cell-address="'DIM aligned to ALS14'.E32"/>
    </style:style>
    <style:style style:name="ce636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E36] - ['DIM aligned to ALS14'.$D36]) &gt; 0.2)" style:apply-style-name="Untitled1" style:base-cell-address="'DIM aligned to ALS14'.E36"/>
    </style:style>
    <style:style style:name="ce637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E36] - ['DIM aligned to ALS14'.$D36]) &gt; 0.2)" style:apply-style-name="Untitled1" style:base-cell-address="'DIM aligned to ALS14'.E36"/>
    </style:style>
    <style:style style:name="ce638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E40] - ['DIM aligned to ALS14'.$D40]) &gt; 0.2)" style:apply-style-name="Untitled1" style:base-cell-address="'DIM aligned to ALS14'.E40"/>
    </style:style>
    <style:style style:name="ce639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E44] - ['DIM aligned to ALS14'.$D44]) &gt; 0.2)" style:apply-style-name="Untitled1" style:base-cell-address="'DIM aligned to ALS14'.E44"/>
    </style:style>
    <style:style style:name="ce640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E44] - ['DIM aligned to ALS14'.$D44]) &gt; 0.2)" style:apply-style-name="Untitled1" style:base-cell-address="'DIM aligned to ALS14'.E44"/>
    </style:style>
    <style:style style:name="ce641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E48] - ['DIM aligned to ALS14'.$D48]) &gt; 0.2)" style:apply-style-name="Untitled1" style:base-cell-address="'DIM aligned to ALS14'.E48"/>
    </style:style>
    <style:style style:name="ce642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4'.E4] - ['DIM aligned to ALS14'.$D4]) &gt; 0.2)" style:apply-style-name="Untitled1" style:base-cell-address="'DIM aligned to ALS14'.E4"/>
    </style:style>
    <style:style style:name="ce643" style:family="table-cell" style:parent-style-name="Default" style:data-style-name="N2">
      <style:table-cell-properties fo:background-color="#ffcc00"/>
      <style:map style:condition="is-true-formula(ABS(['DIM aligned to ALS14'.E4] - ['DIM aligned to ALS14'.$D4]) &gt; 0.2)" style:apply-style-name="Untitled1" style:base-cell-address="'DIM aligned to ALS14'.E4"/>
    </style:style>
    <style:style style:name="ce644" style:family="table-cell" style:parent-style-name="Default" style:data-style-name="N2">
      <style:table-cell-properties fo:background-color="#ffdd54"/>
      <style:map style:condition="is-true-formula(ABS(['DIM aligned to ALS14'.E8] - ['DIM aligned to ALS14'.$D8]) &gt; 0.2)" style:apply-style-name="Untitled1" style:base-cell-address="'DIM aligned to ALS14'.E8"/>
    </style:style>
    <style:style style:name="ce645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4'.E12] - ['DIM aligned to ALS14'.$D12]) &gt; 0.2)" style:apply-style-name="Untitled1" style:base-cell-address="'DIM aligned to ALS14'.E12"/>
    </style:style>
    <style:style style:name="ce646" style:family="table-cell" style:parent-style-name="Default" style:data-style-name="N2">
      <style:table-cell-properties fo:background-color="#ffcc00"/>
      <style:map style:condition="is-true-formula(ABS(['DIM aligned to ALS14'.E12] - ['DIM aligned to ALS14'.$D12]) &gt; 0.2)" style:apply-style-name="Untitled1" style:base-cell-address="'DIM aligned to ALS14'.E12"/>
    </style:style>
    <style:style style:name="ce647" style:family="table-cell" style:parent-style-name="Default" style:data-style-name="N2">
      <style:table-cell-properties fo:background-color="#ffdd54"/>
      <style:map style:condition="is-true-formula(ABS(['DIM aligned to ALS14'.E16] - ['DIM aligned to ALS14'.$D16]) &gt; 0.2)" style:apply-style-name="Untitled1" style:base-cell-address="'DIM aligned to ALS14'.E16"/>
    </style:style>
    <style:style style:name="ce648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4'.E20] - ['DIM aligned to ALS14'.$D20]) &gt; 0.2)" style:apply-style-name="Untitled1" style:base-cell-address="'DIM aligned to ALS14'.E20"/>
    </style:style>
    <style:style style:name="ce649" style:family="table-cell" style:parent-style-name="Default" style:data-style-name="N2">
      <style:table-cell-properties fo:background-color="#ffcc00"/>
      <style:map style:condition="is-true-formula(ABS(['DIM aligned to ALS14'.E20] - ['DIM aligned to ALS14'.$D20]) &gt; 0.2)" style:apply-style-name="Untitled1" style:base-cell-address="'DIM aligned to ALS14'.E20"/>
    </style:style>
    <style:style style:name="ce650" style:family="table-cell" style:parent-style-name="Default" style:data-style-name="N2">
      <style:table-cell-properties fo:background-color="#ffdd54"/>
      <style:map style:condition="is-true-formula(ABS(['DIM aligned to ALS14'.E24] - ['DIM aligned to ALS14'.$D24]) &gt; 0.2)" style:apply-style-name="Untitled1" style:base-cell-address="'DIM aligned to ALS14'.E24"/>
    </style:style>
    <style:style style:name="ce651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4'.E28] - ['DIM aligned to ALS14'.$D28]) &gt; 0.2)" style:apply-style-name="Untitled1" style:base-cell-address="'DIM aligned to ALS14'.E28"/>
    </style:style>
    <style:style style:name="ce652" style:family="table-cell" style:parent-style-name="Default" style:data-style-name="N2">
      <style:table-cell-properties fo:background-color="#ffcc00"/>
      <style:map style:condition="is-true-formula(ABS(['DIM aligned to ALS14'.E28] - ['DIM aligned to ALS14'.$D28]) &gt; 0.2)" style:apply-style-name="Untitled1" style:base-cell-address="'DIM aligned to ALS14'.E28"/>
    </style:style>
    <style:style style:name="ce653" style:family="table-cell" style:parent-style-name="Default" style:data-style-name="N2">
      <style:table-cell-properties fo:background-color="#ffdd54"/>
      <style:map style:condition="is-true-formula(ABS(['DIM aligned to ALS14'.E32] - ['DIM aligned to ALS14'.$D32]) &gt; 0.2)" style:apply-style-name="Untitled1" style:base-cell-address="'DIM aligned to ALS14'.E32"/>
    </style:style>
    <style:style style:name="ce654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4'.E36] - ['DIM aligned to ALS14'.$D36]) &gt; 0.2)" style:apply-style-name="Untitled1" style:base-cell-address="'DIM aligned to ALS14'.E36"/>
    </style:style>
    <style:style style:name="ce655" style:family="table-cell" style:parent-style-name="Default" style:data-style-name="N2">
      <style:table-cell-properties fo:background-color="#ffcc00"/>
      <style:map style:condition="is-true-formula(ABS(['DIM aligned to ALS14'.E36] - ['DIM aligned to ALS14'.$D36]) &gt; 0.2)" style:apply-style-name="Untitled1" style:base-cell-address="'DIM aligned to ALS14'.E36"/>
    </style:style>
    <style:style style:name="ce656" style:family="table-cell" style:parent-style-name="Default" style:data-style-name="N2">
      <style:table-cell-properties fo:background-color="#ffdd54"/>
      <style:map style:condition="is-true-formula(ABS(['DIM aligned to ALS14'.E40] - ['DIM aligned to ALS14'.$D40]) &gt; 0.2)" style:apply-style-name="Untitled1" style:base-cell-address="'DIM aligned to ALS14'.E40"/>
    </style:style>
    <style:style style:name="ce657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4'.E44] - ['DIM aligned to ALS14'.$D44]) &gt; 0.2)" style:apply-style-name="Untitled1" style:base-cell-address="'DIM aligned to ALS14'.E44"/>
    </style:style>
    <style:style style:name="ce658" style:family="table-cell" style:parent-style-name="Default" style:data-style-name="N2">
      <style:table-cell-properties fo:background-color="#ffcc00"/>
      <style:map style:condition="is-true-formula(ABS(['DIM aligned to ALS14'.E44] - ['DIM aligned to ALS14'.$D44]) &gt; 0.2)" style:apply-style-name="Untitled1" style:base-cell-address="'DIM aligned to ALS14'.E44"/>
    </style:style>
    <style:style style:name="ce659" style:family="table-cell" style:parent-style-name="Default" style:data-style-name="N2">
      <style:table-cell-properties fo:background-color="#ffdd54"/>
      <style:map style:condition="is-true-formula(ABS(['DIM aligned to ALS14'.E48] - ['DIM aligned to ALS14'.$D48]) &gt; 0.2)" style:apply-style-name="Untitled1" style:base-cell-address="'DIM aligned to ALS14'.E48"/>
    </style:style>
    <style:style style:name="ce660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DIM aligned to ALS14'.E4] - ['DIM aligned to ALS14'.$D4]) &gt; 0.2)" style:apply-style-name="Untitled1" style:base-cell-address="'DIM aligned to ALS14'.E4"/>
    </style:style>
    <style:style style:name="ce661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DIM aligned to ALS14'.E4] - ['DIM aligned to ALS14'.$D4]) &gt; 0.2)" style:apply-style-name="Untitled1" style:base-cell-address="'DIM aligned to ALS14'.E4"/>
    </style:style>
    <style:style style:name="ce662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DIM aligned to ALS14'.E8] - ['DIM aligned to ALS14'.$D8]) &gt; 0.2)" style:apply-style-name="Untitled1" style:base-cell-address="'DIM aligned to ALS14'.E8"/>
    </style:style>
    <style:style style:name="ce663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DIM aligned to ALS14'.E12] - ['DIM aligned to ALS14'.$D12]) &gt; 0.2)" style:apply-style-name="Untitled1" style:base-cell-address="'DIM aligned to ALS14'.E12"/>
    </style:style>
    <style:style style:name="ce664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DIM aligned to ALS14'.E12] - ['DIM aligned to ALS14'.$D12]) &gt; 0.2)" style:apply-style-name="Untitled1" style:base-cell-address="'DIM aligned to ALS14'.E12"/>
    </style:style>
    <style:style style:name="ce665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DIM aligned to ALS14'.E16] - ['DIM aligned to ALS14'.$D16]) &gt; 0.2)" style:apply-style-name="Untitled1" style:base-cell-address="'DIM aligned to ALS14'.E16"/>
    </style:style>
    <style:style style:name="ce666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DIM aligned to ALS14'.E20] - ['DIM aligned to ALS14'.$D20]) &gt; 0.2)" style:apply-style-name="Untitled1" style:base-cell-address="'DIM aligned to ALS14'.E20"/>
    </style:style>
    <style:style style:name="ce667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DIM aligned to ALS14'.E20] - ['DIM aligned to ALS14'.$D20]) &gt; 0.2)" style:apply-style-name="Untitled1" style:base-cell-address="'DIM aligned to ALS14'.E20"/>
    </style:style>
    <style:style style:name="ce668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DIM aligned to ALS14'.E24] - ['DIM aligned to ALS14'.$D24]) &gt; 0.2)" style:apply-style-name="Untitled1" style:base-cell-address="'DIM aligned to ALS14'.E24"/>
    </style:style>
    <style:style style:name="ce669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DIM aligned to ALS14'.E28] - ['DIM aligned to ALS14'.$D28]) &gt; 0.2)" style:apply-style-name="Untitled1" style:base-cell-address="'DIM aligned to ALS14'.E28"/>
    </style:style>
    <style:style style:name="ce670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DIM aligned to ALS14'.E28] - ['DIM aligned to ALS14'.$D28]) &gt; 0.2)" style:apply-style-name="Untitled1" style:base-cell-address="'DIM aligned to ALS14'.E28"/>
    </style:style>
    <style:style style:name="ce671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DIM aligned to ALS14'.E32] - ['DIM aligned to ALS14'.$D32]) &gt; 0.2)" style:apply-style-name="Untitled1" style:base-cell-address="'DIM aligned to ALS14'.E32"/>
    </style:style>
    <style:style style:name="ce672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DIM aligned to ALS14'.E36] - ['DIM aligned to ALS14'.$D36]) &gt; 0.2)" style:apply-style-name="Untitled1" style:base-cell-address="'DIM aligned to ALS14'.E36"/>
    </style:style>
    <style:style style:name="ce673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DIM aligned to ALS14'.E36] - ['DIM aligned to ALS14'.$D36]) &gt; 0.2)" style:apply-style-name="Untitled1" style:base-cell-address="'DIM aligned to ALS14'.E36"/>
    </style:style>
    <style:style style:name="ce674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DIM aligned to ALS14'.E40] - ['DIM aligned to ALS14'.$D40]) &gt; 0.2)" style:apply-style-name="Untitled1" style:base-cell-address="'DIM aligned to ALS14'.E40"/>
    </style:style>
    <style:style style:name="ce675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DIM aligned to ALS14'.E44] - ['DIM aligned to ALS14'.$D44]) &gt; 0.2)" style:apply-style-name="Untitled1" style:base-cell-address="'DIM aligned to ALS14'.E44"/>
    </style:style>
    <style:style style:name="ce676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DIM aligned to ALS14'.E44] - ['DIM aligned to ALS14'.$D44]) &gt; 0.2)" style:apply-style-name="Untitled1" style:base-cell-address="'DIM aligned to ALS14'.E44"/>
    </style:style>
    <style:style style:name="ce677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DIM aligned to ALS14'.E48] - ['DIM aligned to ALS14'.$D48]) &gt; 0.2)" style:apply-style-name="Untitled1" style:base-cell-address="'DIM aligned to ALS14'.E48"/>
    </style:style>
    <style:style style:name="ce678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E4] - ['DIM aligned to ALS14'.$D4]) &gt; 0.2)" style:apply-style-name="Untitled1" style:base-cell-address="'DIM aligned to ALS14'.E4"/>
    </style:style>
    <style:style style:name="ce679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E4] - ['DIM aligned to ALS14'.$D4]) &gt; 0.2)" style:apply-style-name="Untitled1" style:base-cell-address="'DIM aligned to ALS14'.E4"/>
    </style:style>
    <style:style style:name="ce680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E8] - ['DIM aligned to ALS14'.$D8]) &gt; 0.2)" style:apply-style-name="Untitled1" style:base-cell-address="'DIM aligned to ALS14'.E8"/>
    </style:style>
    <style:style style:name="ce681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E12] - ['DIM aligned to ALS14'.$D12]) &gt; 0.2)" style:apply-style-name="Untitled1" style:base-cell-address="'DIM aligned to ALS14'.E12"/>
    </style:style>
    <style:style style:name="ce682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E12] - ['DIM aligned to ALS14'.$D12]) &gt; 0.2)" style:apply-style-name="Untitled1" style:base-cell-address="'DIM aligned to ALS14'.E12"/>
    </style:style>
    <style:style style:name="ce683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E16] - ['DIM aligned to ALS14'.$D16]) &gt; 0.2)" style:apply-style-name="Untitled1" style:base-cell-address="'DIM aligned to ALS14'.E16"/>
    </style:style>
    <style:style style:name="ce684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E20] - ['DIM aligned to ALS14'.$D20]) &gt; 0.2)" style:apply-style-name="Untitled1" style:base-cell-address="'DIM aligned to ALS14'.E20"/>
    </style:style>
    <style:style style:name="ce685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E20] - ['DIM aligned to ALS14'.$D20]) &gt; 0.2)" style:apply-style-name="Untitled1" style:base-cell-address="'DIM aligned to ALS14'.E20"/>
    </style:style>
    <style:style style:name="ce686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E24] - ['DIM aligned to ALS14'.$D24]) &gt; 0.2)" style:apply-style-name="Untitled1" style:base-cell-address="'DIM aligned to ALS14'.E24"/>
    </style:style>
    <style:style style:name="ce687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E28] - ['DIM aligned to ALS14'.$D28]) &gt; 0.2)" style:apply-style-name="Untitled1" style:base-cell-address="'DIM aligned to ALS14'.E28"/>
    </style:style>
    <style:style style:name="ce688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E28] - ['DIM aligned to ALS14'.$D28]) &gt; 0.2)" style:apply-style-name="Untitled1" style:base-cell-address="'DIM aligned to ALS14'.E28"/>
    </style:style>
    <style:style style:name="ce689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E32] - ['DIM aligned to ALS14'.$D32]) &gt; 0.2)" style:apply-style-name="Untitled1" style:base-cell-address="'DIM aligned to ALS14'.E32"/>
    </style:style>
    <style:style style:name="ce690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E36] - ['DIM aligned to ALS14'.$D36]) &gt; 0.2)" style:apply-style-name="Untitled1" style:base-cell-address="'DIM aligned to ALS14'.E36"/>
    </style:style>
    <style:style style:name="ce691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E36] - ['DIM aligned to ALS14'.$D36]) &gt; 0.2)" style:apply-style-name="Untitled1" style:base-cell-address="'DIM aligned to ALS14'.E36"/>
    </style:style>
    <style:style style:name="ce692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E40] - ['DIM aligned to ALS14'.$D40]) &gt; 0.2)" style:apply-style-name="Untitled1" style:base-cell-address="'DIM aligned to ALS14'.E40"/>
    </style:style>
    <style:style style:name="ce693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E44] - ['DIM aligned to ALS14'.$D44]) &gt; 0.2)" style:apply-style-name="Untitled1" style:base-cell-address="'DIM aligned to ALS14'.E44"/>
    </style:style>
    <style:style style:name="ce694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E44] - ['DIM aligned to ALS14'.$D44]) &gt; 0.2)" style:apply-style-name="Untitled1" style:base-cell-address="'DIM aligned to ALS14'.E44"/>
    </style:style>
    <style:style style:name="ce695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E48] - ['DIM aligned to ALS14'.$D48]) &gt; 0.2)" style:apply-style-name="Untitled1" style:base-cell-address="'DIM aligned to ALS14'.E48"/>
    </style:style>
    <style:style style:name="ce696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J4] - ['DIM aligned to ALS14'.$D4]) &gt; 0.2)" style:apply-style-name="Untitled1" style:base-cell-address="'DIM aligned to ALS14'.J4"/>
    </style:style>
    <style:style style:name="ce697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J4] - ['DIM aligned to ALS14'.$D4]) &gt; 0.2)" style:apply-style-name="Untitled1" style:base-cell-address="'DIM aligned to ALS14'.J4"/>
    </style:style>
    <style:style style:name="ce698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J8] - ['DIM aligned to ALS14'.$D8]) &gt; 0.2)" style:apply-style-name="Untitled1" style:base-cell-address="'DIM aligned to ALS14'.J8"/>
    </style:style>
    <style:style style:name="ce699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J12] - ['DIM aligned to ALS14'.$D12]) &gt; 0.2)" style:apply-style-name="Untitled1" style:base-cell-address="'DIM aligned to ALS14'.J12"/>
    </style:style>
    <style:style style:name="ce700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J12] - ['DIM aligned to ALS14'.$D12]) &gt; 0.2)" style:apply-style-name="Untitled1" style:base-cell-address="'DIM aligned to ALS14'.J12"/>
    </style:style>
    <style:style style:name="ce701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J16] - ['DIM aligned to ALS14'.$D16]) &gt; 0.2)" style:apply-style-name="Untitled1" style:base-cell-address="'DIM aligned to ALS14'.J16"/>
    </style:style>
    <style:style style:name="ce702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J20] - ['DIM aligned to ALS14'.$D20]) &gt; 0.2)" style:apply-style-name="Untitled1" style:base-cell-address="'DIM aligned to ALS14'.J20"/>
    </style:style>
    <style:style style:name="ce703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J20] - ['DIM aligned to ALS14'.$D20]) &gt; 0.2)" style:apply-style-name="Untitled1" style:base-cell-address="'DIM aligned to ALS14'.J20"/>
    </style:style>
    <style:style style:name="ce704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J24] - ['DIM aligned to ALS14'.$D24]) &gt; 0.2)" style:apply-style-name="Untitled1" style:base-cell-address="'DIM aligned to ALS14'.J24"/>
    </style:style>
    <style:style style:name="ce705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J28] - ['DIM aligned to ALS14'.$D28]) &gt; 0.2)" style:apply-style-name="Untitled1" style:base-cell-address="'DIM aligned to ALS14'.J28"/>
    </style:style>
    <style:style style:name="ce706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J28] - ['DIM aligned to ALS14'.$D28]) &gt; 0.2)" style:apply-style-name="Untitled1" style:base-cell-address="'DIM aligned to ALS14'.J28"/>
    </style:style>
    <style:style style:name="ce707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J32] - ['DIM aligned to ALS14'.$D32]) &gt; 0.2)" style:apply-style-name="Untitled1" style:base-cell-address="'DIM aligned to ALS14'.J32"/>
    </style:style>
    <style:style style:name="ce708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J36] - ['DIM aligned to ALS14'.$D36]) &gt; 0.2)" style:apply-style-name="Untitled1" style:base-cell-address="'DIM aligned to ALS14'.J36"/>
    </style:style>
    <style:style style:name="ce709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J36] - ['DIM aligned to ALS14'.$D36]) &gt; 0.2)" style:apply-style-name="Untitled1" style:base-cell-address="'DIM aligned to ALS14'.J36"/>
    </style:style>
    <style:style style:name="ce710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J40] - ['DIM aligned to ALS14'.$D40]) &gt; 0.2)" style:apply-style-name="Untitled1" style:base-cell-address="'DIM aligned to ALS14'.J40"/>
    </style:style>
    <style:style style:name="ce711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J44] - ['DIM aligned to ALS14'.$D44]) &gt; 0.2)" style:apply-style-name="Untitled1" style:base-cell-address="'DIM aligned to ALS14'.J44"/>
    </style:style>
    <style:style style:name="ce712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J44] - ['DIM aligned to ALS14'.$D44]) &gt; 0.2)" style:apply-style-name="Untitled1" style:base-cell-address="'DIM aligned to ALS14'.J44"/>
    </style:style>
    <style:style style:name="ce713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J48] - ['DIM aligned to ALS14'.$D48]) &gt; 0.2)" style:apply-style-name="Untitled1" style:base-cell-address="'DIM aligned to ALS14'.J48"/>
    </style:style>
  </office:automatic-styles>
  <office:body>
    <office:spreadsheet>
      <table:calculation-settings table:automatic-find-labels="false"/>
      <table:table table:name="DIM aligned to ALS1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76"/>
        <table:table-column table:style-name="co4" table:default-cell-style-name="ce382"/>
        <table:table-column table:style-name="co4" table:number-columns-repeated="5" table:default-cell-style-name="Default"/>
        <table:table-column table:style-name="co4" table:visibility="collapse" table:number-columns-repeated="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5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table:style-name="ce367" office:value-type="string" calcext:value-type="string" table:number-columns-spanned="1" table:number-rows-spanned="2">
            <text:p>Cloud / Translation</text:p>
          </table:table-cell>
          <table:table-cell table:style-name="ce367" table:number-columns-spanned="1" table:number-rows-spanned="2"/>
          <table:table-cell table:style-name="ce377" office:value-type="string" calcext:value-type="string" table:number-columns-spanned="1" table:number-rows-spanned="2">
            <text:p>Manual Point Picking</text:p>
          </table:table-cell>
          <table:table-cell table:style-name="ce385" office:value-type="string" calcext:value-type="string" table:number-columns-spanned="1" table:number-rows-spanned="2">
            <text:p>ICP</text:p>
          </table:table-cell>
          <table:table-cell table:style-name="ce407" office:value-type="string" calcext:value-type="string" table:number-columns-spanned="1" table:number-rows-spanned="2">
            <text:p>Accumulator 0.05</text:p>
          </table:table-cell>
          <table:table-cell table:style-name="ce407" office:value-type="string" calcext:value-type="string" table:number-columns-spanned="1" table:number-rows-spanned="2">
            <text:p>Accumulator 0.1</text:p>
          </table:table-cell>
          <table:table-cell table:style-name="ce407" office:value-type="string" calcext:value-type="string" table:number-columns-spanned="1" table:number-rows-spanned="2">
            <text:p>Accumulator 0.2</text:p>
          </table:table-cell>
          <table:table-cell table:style-name="ce407" office:value-type="string" calcext:value-type="string" table:number-columns-spanned="1" table:number-rows-spanned="2">
            <text:p>Accumulator 0.3</text:p>
          </table:table-cell>
          <table:table-cell table:style-name="ce429" office:value-type="string" calcext:value-type="string" table:number-columns-spanned="1" table:number-rows-spanned="2">
            <text:p>Distance Consensus</text:p>
          </table:table-cell>
          <table:table-cell table:style-name="ce451" office:value-type="string" calcext:value-type="string" table:number-columns-spanned="1" table:number-rows-spanned="2">
            <text:p>Normal Vector Consensus</text:p>
          </table:table-cell>
          <table:table-cell table:style-name="ce472" office:value-type="string" calcext:value-type="string" table:number-columns-spanned="1" table:number-rows-spanned="2">
            <text:p>Accumulator-ICP</text:p>
          </table:table-cell>
          <table:table-cell table:style-name="ce472" office:value-type="string" calcext:value-type="string" table:number-columns-spanned="1" table:number-rows-spanned="2">
            <text:p>Accumulator-Pruning-ICP</text:p>
          </table:table-cell>
          <table:table-cell table:style-name="ce494" office:value-type="string" calcext:value-type="string" table:number-columns-spanned="1" table:number-rows-spanned="2">
            <text:p>Accumulator-NO_NEIGHBOR_Pruning-ICP</text:p>
          </table:table-cell>
          <table:table-cell table:number-columns-repeated="5"/>
        </table:table-row>
        <table:table-row table:style-name="ro1">
          <table:table-cell/>
          <table:covered-table-cell table:number-columns-repeated="2" table:style-name="ce368"/>
          <table:covered-table-cell table:style-name="ce378"/>
          <table:covered-table-cell table:style-name="ce386"/>
          <table:covered-table-cell table:number-columns-repeated="4" table:style-name="ce408"/>
          <table:covered-table-cell table:number-columns-repeated="2" table:style-name="ce430"/>
          <table:covered-table-cell table:style-name="ce473"/>
          <table:covered-table-cell table:number-columns-repeated="2"/>
          <table:table-cell table:number-columns-repeated="5"/>
        </table:table-row>
        <table:table-row table:style-name="ro1">
          <table:table-cell/>
          <table:table-cell table:style-name="ce367" office:value-type="string" calcext:value-type="string" table:number-columns-spanned="1" table:number-rows-spanned="4">
            <text:p>Color Houses</text:p>
          </table:table-cell>
          <table:table-cell table:style-name="ce372" office:value-type="string" calcext:value-type="string">
            <text:p>x</text:p>
          </table:table-cell>
          <table:table-cell table:style-name="ce379" office:value-type="float" office:value="0.016" calcext:value-type="float">
            <text:p>0.02</text:p>
          </table:table-cell>
          <table:table-cell table:style-name="ce387" office:value-type="float" office:value="-0.03735228" calcext:value-type="float">
            <text:p>-0.04</text:p>
          </table:table-cell>
          <table:table-cell table:style-name="ce409" office:value-type="float" office:value="0.15" calcext:value-type="float">
            <text:p>0.15</text:p>
          </table:table-cell>
          <table:table-cell table:style-name="ce409" table:number-columns-repeated="3"/>
          <table:table-cell table:style-name="ce431" office:value-type="float" office:value="0" calcext:value-type="float">
            <text:p>0.00</text:p>
          </table:table-cell>
          <table:table-cell table:style-name="ce452" office:value-type="float" office:value="0" calcext:value-type="float">
            <text:p>0.00</text:p>
          </table:table-cell>
          <table:table-cell table:style-name="ce474" office:value-type="float" office:value="-0.18735228" calcext:value-type="float">
            <text:p>-0.19</text:p>
          </table:table-cell>
          <table:table-cell table:style-name="ce474" office:value-type="float" office:value="-0.02045478" calcext:value-type="float">
            <text:p>-0.02</text:p>
          </table:table-cell>
          <table:table-cell table:style-name="ce474" office:value-type="float" office:value="-0.19404099" calcext:value-type="float">
            <text:p>-0.19</text:p>
          </table:table-cell>
          <table:table-cell table:number-columns-repeated="5"/>
        </table:table-row>
        <table:table-row table:style-name="ro1">
          <table:table-cell/>
          <table:covered-table-cell table:style-name="ce369"/>
          <table:table-cell table:style-name="ce373" office:value-type="string" calcext:value-type="string">
            <text:p>y</text:p>
          </table:table-cell>
          <table:table-cell table:style-name="ce380" office:value-type="float" office:value="0.041" calcext:value-type="float">
            <text:p>0.04</text:p>
          </table:table-cell>
          <table:table-cell table:style-name="ce388" office:value-type="float" office:value="-0.06430414" calcext:value-type="float">
            <text:p>-0.06</text:p>
          </table:table-cell>
          <table:table-cell table:style-name="ce410" office:value-type="float" office:value="0.05" calcext:value-type="float">
            <text:p>0.05</text:p>
          </table:table-cell>
          <table:table-cell table:style-name="ce410" table:number-columns-repeated="3"/>
          <table:table-cell table:style-name="ce432" office:value-type="float" office:value="0.15" calcext:value-type="float">
            <text:p>0.15</text:p>
          </table:table-cell>
          <table:table-cell table:style-name="ce453" office:value-type="float" office:value="0.15" calcext:value-type="float">
            <text:p>0.15</text:p>
          </table:table-cell>
          <table:table-cell table:style-name="ce475" office:value-type="float" office:value="-0.11430414" calcext:value-type="float">
            <text:p>-0.11</text:p>
          </table:table-cell>
          <table:table-cell table:style-name="ce475" office:value-type="float" office:value="0.01470499" calcext:value-type="float">
            <text:p>0.01</text:p>
          </table:table-cell>
          <table:table-cell table:style-name="ce475" office:value-type="float" office:value="0.08375377" calcext:value-type="float">
            <text:p>0.08</text:p>
          </table:table-cell>
          <table:table-cell table:number-columns-repeated="5"/>
        </table:table-row>
        <table:table-row table:style-name="ro1">
          <table:table-cell/>
          <table:covered-table-cell table:style-name="ce369"/>
          <table:table-cell table:style-name="ce373" office:value-type="string" calcext:value-type="string">
            <text:p>z</text:p>
          </table:table-cell>
          <table:table-cell table:style-name="ce380" office:value-type="float" office:value="0.031" calcext:value-type="float">
            <text:p>0.03</text:p>
          </table:table-cell>
          <table:table-cell table:style-name="ce388" office:value-type="float" office:value="-0.29612572" calcext:value-type="float">
            <text:p>-0.30</text:p>
          </table:table-cell>
          <table:table-cell table:style-name="ce410" office:value-type="float" office:value="0" calcext:value-type="float">
            <text:p>0.00</text:p>
          </table:table-cell>
          <table:table-cell table:style-name="ce410" table:number-columns-repeated="3"/>
          <table:table-cell table:style-name="ce432" office:value-type="float" office:value="0" calcext:value-type="float">
            <text:p>0.00</text:p>
          </table:table-cell>
          <table:table-cell table:style-name="ce453" office:value-type="float" office:value="-0.6" calcext:value-type="float">
            <text:p>-0.60</text:p>
          </table:table-cell>
          <table:table-cell table:style-name="ce475" office:value-type="float" office:value="-0.29612572" calcext:value-type="float">
            <text:p>-0.30</text:p>
          </table:table-cell>
          <table:table-cell table:style-name="ce475" office:value-type="float" office:value="0.01118357" calcext:value-type="float">
            <text:p>0.01</text:p>
          </table:table-cell>
          <table:table-cell table:style-name="ce475" office:value-type="float" office:value="-0.01290519" calcext:value-type="float">
            <text:p>-0.01</text:p>
          </table:table-cell>
          <table:table-cell table:number-columns-repeated="5"/>
        </table:table-row>
        <table:table-row table:style-name="ro1">
          <table:table-cell/>
          <table:covered-table-cell table:style-name="ce370"/>
          <table:table-cell table:style-name="ce374" office:value-type="string" calcext:value-type="string">
            <text:p>mse</text:p>
          </table:table-cell>
          <table:table-cell table:style-name="ce381" office:value-type="float" office:value="0.0802146" calcext:value-type="float">
            <text:p>0.08</text:p>
          </table:table-cell>
          <table:table-cell table:style-name="ce389" office:value-type="float" office:value="0" calcext:value-type="float">
            <text:p>0.00</text:p>
          </table:table-cell>
          <table:table-cell table:style-name="ce411" office:value-type="float" office:value="0.00211787" calcext:value-type="float">
            <text:p>0.00</text:p>
          </table:table-cell>
          <table:table-cell table:style-name="ce411" table:number-columns-repeated="3"/>
          <table:table-cell table:style-name="ce433" office:value-type="float" office:value="0.38735604" calcext:value-type="float">
            <text:p>0.39</text:p>
          </table:table-cell>
          <table:table-cell table:style-name="ce454" office:value-type="float" office:value="0.68756731" calcext:value-type="float">
            <text:p>0.69</text:p>
          </table:table-cell>
          <table:table-cell table:number-columns-repeated="3" table:style-name="ce476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table-cell table:style-name="ce371" office:value-type="string" calcext:value-type="string" table:number-columns-spanned="1" table:number-rows-spanned="4">
            <text:p>DIM showcase</text:p>
          </table:table-cell>
          <table:table-cell table:style-name="ce375" office:value-type="string" calcext:value-type="string">
            <text:p>x</text:p>
          </table:table-cell>
          <table:table-cell office:value-type="float" office:value="-0.003" calcext:value-type="float">
            <text:p>0.00</text:p>
          </table:table-cell>
          <table:table-cell table:style-name="ce390" office:value-type="float" office:value="-0.15403661" calcext:value-type="float">
            <text:p>-0.15</text:p>
          </table:table-cell>
          <table:table-cell table:style-name="ce412" office:value-type="float" office:value="-0.1" calcext:value-type="float">
            <text:p>-0.10</text:p>
          </table:table-cell>
          <table:table-cell table:style-name="ce412" table:number-columns-repeated="3"/>
          <table:table-cell table:style-name="ce434" office:value-type="float" office:value="0" calcext:value-type="float">
            <text:p>0.00</text:p>
          </table:table-cell>
          <table:table-cell table:style-name="ce455" office:value-type="float" office:value="0" calcext:value-type="float">
            <text:p>0.00</text:p>
          </table:table-cell>
          <table:table-cell table:style-name="ce477" office:value-type="float" office:value="-0.05403661" calcext:value-type="float">
            <text:p>-0.05</text:p>
          </table:table-cell>
          <table:table-cell table:style-name="ce477" office:value-type="float" office:value="-0.01273994" calcext:value-type="float">
            <text:p>-0.01</text:p>
          </table:table-cell>
          <table:table-cell table:style-name="ce477" office:value-type="float" office:value="0.10138707" calcext:value-type="float">
            <text:p>0.1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182" calcext:value-type="float">
            <text:p>0.18</text:p>
          </table:table-cell>
          <table:table-cell table:style-name="ce390" office:value-type="float" office:value="-0.16037555" calcext:value-type="float">
            <text:p>-0.16</text:p>
          </table:table-cell>
          <table:table-cell table:style-name="ce412" office:value-type="float" office:value="-0.1" calcext:value-type="float">
            <text:p>-0.10</text:p>
          </table:table-cell>
          <table:table-cell table:style-name="ce412" table:number-columns-repeated="3"/>
          <table:table-cell table:style-name="ce434" office:value-type="float" office:value="0" calcext:value-type="float">
            <text:p>0.00</text:p>
          </table:table-cell>
          <table:table-cell table:style-name="ce455" office:value-type="float" office:value="-0.45" calcext:value-type="float">
            <text:p>-0.45</text:p>
          </table:table-cell>
          <table:table-cell table:style-name="ce477" office:value-type="float" office:value="-0.06037555" calcext:value-type="float">
            <text:p>-0.06</text:p>
          </table:table-cell>
          <table:table-cell table:style-name="ce477" office:value-type="float" office:value="-0.00941732" calcext:value-type="float">
            <text:p>-0.01</text:p>
          </table:table-cell>
          <table:table-cell table:style-name="ce477" office:value-type="float" office:value="0.06155913" calcext:value-type="float">
            <text:p>0.06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048" calcext:value-type="float">
            <text:p>-0.05</text:p>
          </table:table-cell>
          <table:table-cell table:style-name="ce390" office:value-type="float" office:value="-0.13135747" calcext:value-type="float">
            <text:p>-0.13</text:p>
          </table:table-cell>
          <table:table-cell table:style-name="ce412" office:value-type="float" office:value="0" calcext:value-type="float">
            <text:p>0.00</text:p>
          </table:table-cell>
          <table:table-cell table:style-name="ce412" table:number-columns-repeated="3"/>
          <table:table-cell table:style-name="ce434" office:value-type="float" office:value="-0.15" calcext:value-type="float">
            <text:p>-0.15</text:p>
          </table:table-cell>
          <table:table-cell table:style-name="ce455" office:value-type="float" office:value="-0.45" calcext:value-type="float">
            <text:p>-0.45</text:p>
          </table:table-cell>
          <table:table-cell table:style-name="ce477" office:value-type="float" office:value="-0.13135747" calcext:value-type="float">
            <text:p>-0.13</text:p>
          </table:table-cell>
          <table:table-cell table:style-name="ce477" office:value-type="float" office:value="-0.00859949" calcext:value-type="float">
            <text:p>-0.01</text:p>
          </table:table-cell>
          <table:table-cell table:style-name="ce477" office:value-type="float" office:value="-0.01747921" calcext:value-type="float">
            <text:p>-0.02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275231" calcext:value-type="float">
            <text:p>0.28</text:p>
          </table:table-cell>
          <table:table-cell table:style-name="ce391" office:value-type="float" office:value="0" calcext:value-type="float">
            <text:p>0.00</text:p>
          </table:table-cell>
          <table:table-cell table:style-name="ce413" office:value-type="float" office:value="0.00924075" calcext:value-type="float">
            <text:p>0.01</text:p>
          </table:table-cell>
          <table:table-cell table:style-name="ce413" table:number-columns-repeated="3"/>
          <table:table-cell table:style-name="ce435" office:value-type="float" office:value="0.65887505" calcext:value-type="float">
            <text:p>0.66</text:p>
          </table:table-cell>
          <table:table-cell table:style-name="ce456" office:value-type="float" office:value="0.81837982" calcext:value-type="float">
            <text:p>0.82</text:p>
          </table:table-cell>
          <table:table-cell table:number-columns-repeated="3" table:style-name="ce478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table-cell table:style-name="ce367" office:value-type="string" calcext:value-type="string" table:number-columns-spanned="1" table:number-rows-spanned="4">
            <text:p>Everything</text:p>
          </table:table-cell>
          <table:table-cell table:style-name="ce372" office:value-type="string" calcext:value-type="string">
            <text:p>x</text:p>
          </table:table-cell>
          <table:table-cell table:style-name="ce379" office:value-type="float" office:value="0.039" calcext:value-type="float">
            <text:p>0.04</text:p>
          </table:table-cell>
          <table:table-cell table:style-name="ce392" office:value-type="float" office:value="-0.0163503" calcext:value-type="float">
            <text:p>-0.02</text:p>
          </table:table-cell>
          <table:table-cell table:style-name="ce414" office:value-type="float" office:value="-0.1" calcext:value-type="float">
            <text:p>-0.10</text:p>
          </table:table-cell>
          <table:table-cell table:style-name="ce414" table:number-columns-repeated="3"/>
          <table:table-cell table:style-name="ce436" office:value-type="float" office:value="0" calcext:value-type="float">
            <text:p>0.00</text:p>
          </table:table-cell>
          <table:table-cell table:style-name="ce457" office:value-type="float" office:value="0" calcext:value-type="float">
            <text:p>0.00</text:p>
          </table:table-cell>
          <table:table-cell table:style-name="ce479" office:value-type="float" office:value="0.08355132" calcext:value-type="float">
            <text:p>0.08</text:p>
          </table:table-cell>
          <table:table-cell table:style-name="ce479" office:value-type="float" office:value="0.03842693" calcext:value-type="float">
            <text:p>0.04</text:p>
          </table:table-cell>
          <table:table-cell table:style-name="ce479" office:value-type="float" office:value="0.15536255" calcext:value-type="float">
            <text:p>0.16</text:p>
          </table:table-cell>
          <table:table-cell table:number-columns-repeated="5"/>
        </table:table-row>
        <table:table-row table:style-name="ro1">
          <table:table-cell/>
          <table:covered-table-cell table:style-name="ce369"/>
          <table:table-cell table:style-name="ce373" office:value-type="string" calcext:value-type="string">
            <text:p>y</text:p>
          </table:table-cell>
          <table:table-cell table:style-name="ce380" office:value-type="float" office:value="-0.006" calcext:value-type="float">
            <text:p>-0.01</text:p>
          </table:table-cell>
          <table:table-cell table:style-name="ce393" office:value-type="float" office:value="0.07315016" calcext:value-type="float">
            <text:p>0.07</text:p>
          </table:table-cell>
          <table:table-cell table:style-name="ce415" office:value-type="float" office:value="0.25" calcext:value-type="float">
            <text:p>0.25</text:p>
          </table:table-cell>
          <table:table-cell table:style-name="ce415" table:number-columns-repeated="3"/>
          <table:table-cell table:style-name="ce437" office:value-type="float" office:value="0.15" calcext:value-type="float">
            <text:p>0.15</text:p>
          </table:table-cell>
          <table:table-cell table:style-name="ce458" office:value-type="float" office:value="0.15" calcext:value-type="float">
            <text:p>0.15</text:p>
          </table:table-cell>
          <table:table-cell table:style-name="ce480" office:value-type="float" office:value="-0.17630297" calcext:value-type="float">
            <text:p>-0.18</text:p>
          </table:table-cell>
          <table:table-cell table:style-name="ce480" office:value-type="float" office:value="-0.01034479" calcext:value-type="float">
            <text:p>-0.01</text:p>
          </table:table-cell>
          <table:table-cell table:style-name="ce480" office:value-type="float" office:value="-0.0986312" calcext:value-type="float">
            <text:p>-0.10</text:p>
          </table:table-cell>
          <table:table-cell table:number-columns-repeated="5"/>
        </table:table-row>
        <table:table-row table:style-name="ro1">
          <table:table-cell/>
          <table:covered-table-cell table:style-name="ce369"/>
          <table:table-cell table:style-name="ce373" office:value-type="string" calcext:value-type="string">
            <text:p>z</text:p>
          </table:table-cell>
          <table:table-cell table:style-name="ce380" office:value-type="float" office:value="0.036" calcext:value-type="float">
            <text:p>0.04</text:p>
          </table:table-cell>
          <table:table-cell table:style-name="ce393" office:value-type="float" office:value="-0.09056645" calcext:value-type="float">
            <text:p>-0.09</text:p>
          </table:table-cell>
          <table:table-cell table:style-name="ce415" office:value-type="float" office:value="0" calcext:value-type="float">
            <text:p>0.00</text:p>
          </table:table-cell>
          <table:table-cell table:style-name="ce415" table:number-columns-repeated="3"/>
          <table:table-cell table:style-name="ce437" office:value-type="float" office:value="-0.15" calcext:value-type="float">
            <text:p>-0.15</text:p>
          </table:table-cell>
          <table:table-cell table:style-name="ce458" office:value-type="float" office:value="0" calcext:value-type="float">
            <text:p>0.00</text:p>
          </table:table-cell>
          <table:table-cell table:style-name="ce480" office:value-type="float" office:value="-0.09057807" calcext:value-type="float">
            <text:p>-0.09</text:p>
          </table:table-cell>
          <table:table-cell table:style-name="ce480" office:value-type="float" office:value="-0.00484796" calcext:value-type="float">
            <text:p>0.00</text:p>
          </table:table-cell>
          <table:table-cell table:style-name="ce480" office:value-type="float" office:value="-0.00950668" calcext:value-type="float">
            <text:p>-0.01</text:p>
          </table:table-cell>
          <table:table-cell table:number-columns-repeated="5"/>
        </table:table-row>
        <table:table-row table:style-name="ro1">
          <table:table-cell/>
          <table:covered-table-cell table:style-name="ce370"/>
          <table:table-cell table:style-name="ce374" office:value-type="string" calcext:value-type="string">
            <text:p>mse</text:p>
          </table:table-cell>
          <table:table-cell table:style-name="ce381" office:value-type="float" office:value="0.0996526" calcext:value-type="float">
            <text:p>0.10</text:p>
          </table:table-cell>
          <table:table-cell table:style-name="ce389" office:value-type="float" office:value="0" calcext:value-type="float">
            <text:p>0.00</text:p>
          </table:table-cell>
          <table:table-cell table:style-name="ce411" office:value-type="float" office:value="0.01361031" calcext:value-type="float">
            <text:p>0.01</text:p>
          </table:table-cell>
          <table:table-cell table:style-name="ce411" table:number-columns-repeated="3"/>
          <table:table-cell table:style-name="ce433" office:value-type="float" office:value="0.76168486" calcext:value-type="float">
            <text:p>0.76</text:p>
          </table:table-cell>
          <table:table-cell table:style-name="ce454" office:value-type="float" office:value="0.84116238" calcext:value-type="float">
            <text:p>0.84</text:p>
          </table:table-cell>
          <table:table-cell table:number-columns-repeated="3" table:style-name="ce476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table-cell table:style-name="ce371" office:value-type="string" calcext:value-type="string" table:number-columns-spanned="1" table:number-rows-spanned="4">
            <text:p>Field</text:p>
          </table:table-cell>
          <table:table-cell table:style-name="ce375" office:value-type="string" calcext:value-type="string">
            <text:p>x</text:p>
          </table:table-cell>
          <table:table-cell office:value-type="float" office:value="0.02" calcext:value-type="float">
            <text:p>0.02</text:p>
          </table:table-cell>
          <table:table-cell table:style-name="ce394" office:value-type="float" office:value="-0.0493427" calcext:value-type="float">
            <text:p>-0.05</text:p>
          </table:table-cell>
          <table:table-cell table:style-name="ce416" office:value-type="float" office:value="-0.05" calcext:value-type="float">
            <text:p>-0.05</text:p>
          </table:table-cell>
          <table:table-cell table:style-name="ce416" table:number-columns-repeated="3"/>
          <table:table-cell table:style-name="ce438" office:value-type="float" office:value="0" calcext:value-type="float">
            <text:p>0.00</text:p>
          </table:table-cell>
          <table:table-cell table:style-name="ce459" office:value-type="float" office:value="-0.6" calcext:value-type="float">
            <text:p>-0.60</text:p>
          </table:table-cell>
          <table:table-cell table:style-name="ce481" office:value-type="float" office:value="0.00087948" calcext:value-type="float">
            <text:p>0.00</text:p>
          </table:table-cell>
          <table:table-cell table:style-name="ce481" office:value-type="float" office:value="-0.01859149" calcext:value-type="float">
            <text:p>-0.02</text:p>
          </table:table-cell>
          <table:table-cell table:style-name="ce481" office:value-type="float" office:value="-0.00268638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12" calcext:value-type="float">
            <text:p>-0.01</text:p>
          </table:table-cell>
          <table:table-cell table:style-name="ce394" office:value-type="float" office:value="-0.03920453" calcext:value-type="float">
            <text:p>-0.04</text:p>
          </table:table-cell>
          <table:table-cell table:style-name="ce416" office:value-type="float" office:value="-0.15" calcext:value-type="float">
            <text:p>-0.15</text:p>
          </table:table-cell>
          <table:table-cell table:style-name="ce416" table:number-columns-repeated="3"/>
          <table:table-cell table:style-name="ce438" office:value-type="float" office:value="0" calcext:value-type="float">
            <text:p>0.00</text:p>
          </table:table-cell>
          <table:table-cell table:style-name="ce459" office:value-type="float" office:value="-0.75" calcext:value-type="float">
            <text:p>-0.75</text:p>
          </table:table-cell>
          <table:table-cell table:style-name="ce481" office:value-type="float" office:value="0.09402796" calcext:value-type="float">
            <text:p>0.09</text:p>
          </table:table-cell>
          <table:table-cell table:style-name="ce481" office:value-type="float" office:value="-0.02056662" calcext:value-type="float">
            <text:p>-0.02</text:p>
          </table:table-cell>
          <table:table-cell table:style-name="ce481" office:value-type="float" office:value="-0.02956087" calcext:value-type="float">
            <text:p>-0.03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168" calcext:value-type="float">
            <text:p>-0.17</text:p>
          </table:table-cell>
          <table:table-cell table:style-name="ce394" office:value-type="float" office:value="-0.16133624" calcext:value-type="float">
            <text:p>-0.16</text:p>
          </table:table-cell>
          <table:table-cell table:style-name="ce416" office:value-type="float" office:value="-0.15" calcext:value-type="float">
            <text:p>-0.15</text:p>
          </table:table-cell>
          <table:table-cell table:style-name="ce416" table:number-columns-repeated="3"/>
          <table:table-cell table:style-name="ce438" office:value-type="float" office:value="-0.15" calcext:value-type="float">
            <text:p>-0.15</text:p>
          </table:table-cell>
          <table:table-cell table:style-name="ce459" office:value-type="float" office:value="0" calcext:value-type="float">
            <text:p>0.00</text:p>
          </table:table-cell>
          <table:table-cell table:style-name="ce481" office:value-type="float" office:value="-0.01114486" calcext:value-type="float">
            <text:p>-0.01</text:p>
          </table:table-cell>
          <table:table-cell table:style-name="ce481" office:value-type="float" office:value="-0.01046204" calcext:value-type="float">
            <text:p>-0.01</text:p>
          </table:table-cell>
          <table:table-cell table:style-name="ce481" office:value-type="float" office:value="-0.01039145" calcext:value-type="float">
            <text:p>-0.01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135931" calcext:value-type="float">
            <text:p>0.14</text:p>
          </table:table-cell>
          <table:table-cell table:style-name="ce391" office:value-type="float" office:value="0" calcext:value-type="float">
            <text:p>0.00</text:p>
          </table:table-cell>
          <table:table-cell table:style-name="ce413" office:value-type="float" office:value="0.020953" calcext:value-type="float">
            <text:p>0.02</text:p>
          </table:table-cell>
          <table:table-cell table:style-name="ce413" table:number-columns-repeated="3"/>
          <table:table-cell table:style-name="ce435" office:value-type="float" office:value="0.99761" calcext:value-type="float">
            <text:p>1.00</text:p>
          </table:table-cell>
          <table:table-cell table:style-name="ce456" office:value-type="float" office:value="0.997647" calcext:value-type="float">
            <text:p>1.00</text:p>
          </table:table-cell>
          <table:table-cell table:number-columns-repeated="3" table:style-name="ce478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table-cell table:style-name="ce367" office:value-type="string" calcext:value-type="string" table:number-columns-spanned="1" table:number-rows-spanned="4">
            <text:p>Forest</text:p>
          </table:table-cell>
          <table:table-cell table:style-name="ce372" office:value-type="string" calcext:value-type="string">
            <text:p>x</text:p>
          </table:table-cell>
          <table:table-cell table:style-name="ce379" office:value-type="float" office:value="0" calcext:value-type="float">
            <text:p>0.00</text:p>
          </table:table-cell>
          <table:table-cell table:style-name="ce395" office:value-type="float" office:value="1.30739461" calcext:value-type="float">
            <text:p>1.31</text:p>
          </table:table-cell>
          <table:table-cell table:style-name="ce417" office:value-type="float" office:value="-0.15" calcext:value-type="float">
            <text:p>-0.15</text:p>
          </table:table-cell>
          <table:table-cell table:style-name="ce417" table:number-columns-repeated="3"/>
          <table:table-cell table:style-name="ce439" office:value-type="float" office:value="0" calcext:value-type="float">
            <text:p>0.00</text:p>
          </table:table-cell>
          <table:table-cell table:style-name="ce460" office:value-type="float" office:value="0.3" calcext:value-type="float">
            <text:p>0.30</text:p>
          </table:table-cell>
          <table:table-cell table:style-name="ce482" office:value-type="float" office:value="1.45739461" calcext:value-type="float">
            <text:p>1.46</text:p>
          </table:table-cell>
          <table:table-cell table:style-name="ce482" office:value-type="float" office:value="0.03899031" calcext:value-type="float">
            <text:p>0.04</text:p>
          </table:table-cell>
          <table:table-cell table:style-name="ce482" office:value-type="float" office:value="2.50273664" calcext:value-type="float">
            <text:p>2.50</text:p>
          </table:table-cell>
          <table:table-cell table:number-columns-repeated="5"/>
        </table:table-row>
        <table:table-row table:style-name="ro1">
          <table:table-cell/>
          <table:covered-table-cell table:style-name="ce369"/>
          <table:table-cell table:style-name="ce373" office:value-type="string" calcext:value-type="string">
            <text:p>y</text:p>
          </table:table-cell>
          <table:table-cell table:style-name="ce380" office:value-type="float" office:value="0" calcext:value-type="float">
            <text:p>0.00</text:p>
          </table:table-cell>
          <table:table-cell table:style-name="ce396" office:value-type="float" office:value="-2.36185358" calcext:value-type="float">
            <text:p>-2.36</text:p>
          </table:table-cell>
          <table:table-cell table:style-name="ce418" office:value-type="float" office:value="-0.25" calcext:value-type="float">
            <text:p>-0.25</text:p>
          </table:table-cell>
          <table:table-cell table:style-name="ce418" table:number-columns-repeated="3"/>
          <table:table-cell table:style-name="ce440" office:value-type="float" office:value="-0.15" calcext:value-type="float">
            <text:p>-0.15</text:p>
          </table:table-cell>
          <table:table-cell table:style-name="ce461" office:value-type="float" office:value="-0.9" calcext:value-type="float">
            <text:p>-0.90</text:p>
          </table:table-cell>
          <table:table-cell table:style-name="ce483" office:value-type="float" office:value="-2.11185358" calcext:value-type="float">
            <text:p>-2.11</text:p>
          </table:table-cell>
          <table:table-cell table:style-name="ce483" office:value-type="float" office:value="0.02261232" calcext:value-type="float">
            <text:p>0.02</text:p>
          </table:table-cell>
          <table:table-cell table:style-name="ce483" office:value-type="float" office:value="2.54582145" calcext:value-type="float">
            <text:p>2.55</text:p>
          </table:table-cell>
          <table:table-cell table:number-columns-repeated="5"/>
        </table:table-row>
        <table:table-row table:style-name="ro1">
          <table:table-cell/>
          <table:covered-table-cell table:style-name="ce369"/>
          <table:table-cell table:style-name="ce373" office:value-type="string" calcext:value-type="string">
            <text:p>z</text:p>
          </table:table-cell>
          <table:table-cell table:style-name="ce380" office:value-type="float" office:value="0" calcext:value-type="float">
            <text:p>0.00</text:p>
          </table:table-cell>
          <table:table-cell table:style-name="ce396" office:value-type="float" office:value="-0.04168108" calcext:value-type="float">
            <text:p>-0.04</text:p>
          </table:table-cell>
          <table:table-cell table:style-name="ce418" office:value-type="float" office:value="0.05" calcext:value-type="float">
            <text:p>0.05</text:p>
          </table:table-cell>
          <table:table-cell table:style-name="ce418" table:number-columns-repeated="3"/>
          <table:table-cell table:style-name="ce440" office:value-type="float" office:value="0" calcext:value-type="float">
            <text:p>0.00</text:p>
          </table:table-cell>
          <table:table-cell table:style-name="ce461" office:value-type="float" office:value="-1.05" calcext:value-type="float">
            <text:p>-1.05</text:p>
          </table:table-cell>
          <table:table-cell table:style-name="ce483" office:value-type="float" office:value="-0.09168108" calcext:value-type="float">
            <text:p>-0.09</text:p>
          </table:table-cell>
          <table:table-cell table:style-name="ce483" office:value-type="float" office:value="0.01141156" calcext:value-type="float">
            <text:p>0.01</text:p>
          </table:table-cell>
          <table:table-cell table:style-name="ce483" office:value-type="float" office:value="0.00939375" calcext:value-type="float">
            <text:p>0.01</text:p>
          </table:table-cell>
          <table:table-cell table:number-columns-repeated="5"/>
        </table:table-row>
        <table:table-row table:style-name="ro1">
          <table:table-cell/>
          <table:covered-table-cell table:style-name="ce370"/>
          <table:table-cell table:style-name="ce374" office:value-type="string" calcext:value-type="string">
            <text:p>mse</text:p>
          </table:table-cell>
          <table:table-cell table:style-name="ce381" office:value-type="float" office:value="0" calcext:value-type="float">
            <text:p>0.00</text:p>
          </table:table-cell>
          <table:table-cell table:style-name="ce389" office:value-type="float" office:value="0" calcext:value-type="float">
            <text:p>0.00</text:p>
          </table:table-cell>
          <table:table-cell table:style-name="ce411" office:value-type="float" office:value="0.00134612" calcext:value-type="float">
            <text:p>0.00</text:p>
          </table:table-cell>
          <table:table-cell table:style-name="ce411" table:number-columns-repeated="3"/>
          <table:table-cell table:style-name="ce433" office:value-type="float" office:value="0.18027591" calcext:value-type="float">
            <text:p>0.18</text:p>
          </table:table-cell>
          <table:table-cell table:style-name="ce454" office:value-type="float" office:value="0.3756526" calcext:value-type="float">
            <text:p>0.38</text:p>
          </table:table-cell>
          <table:table-cell table:number-columns-repeated="3" table:style-name="ce476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table-cell table:style-name="ce371" office:value-type="string" calcext:value-type="string" table:number-columns-spanned="1" table:number-rows-spanned="4">
            <text:p>Missing Building</text:p>
          </table:table-cell>
          <table:table-cell table:style-name="ce375" office:value-type="string" calcext:value-type="string">
            <text:p>x</text:p>
          </table:table-cell>
          <table:table-cell office:value-type="float" office:value="-0.036" calcext:value-type="float">
            <text:p>-0.04</text:p>
          </table:table-cell>
          <table:table-cell table:style-name="ce397" office:value-type="float" office:value="-0.07198786" calcext:value-type="float">
            <text:p>-0.07</text:p>
          </table:table-cell>
          <table:table-cell table:style-name="ce419" office:value-type="float" office:value="-0.3" calcext:value-type="float">
            <text:p>-0.30</text:p>
          </table:table-cell>
          <table:table-cell table:style-name="ce419" table:number-columns-repeated="3"/>
          <table:table-cell table:style-name="ce441" office:value-type="float" office:value="-0.3" calcext:value-type="float">
            <text:p>-0.30</text:p>
          </table:table-cell>
          <table:table-cell table:style-name="ce462" office:value-type="float" office:value="-0.15" calcext:value-type="float">
            <text:p>-0.15</text:p>
          </table:table-cell>
          <table:table-cell table:style-name="ce484" office:value-type="float" office:value="0.22778646" calcext:value-type="float">
            <text:p>0.23</text:p>
          </table:table-cell>
          <table:table-cell table:style-name="ce484" office:value-type="float" office:value="0.00695776" calcext:value-type="float">
            <text:p>0.01</text:p>
          </table:table-cell>
          <table:table-cell table:style-name="ce484" office:value-type="float" office:value="-0.01753785" calcext:value-type="float">
            <text:p>-0.02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1" calcext:value-type="float">
            <text:p>-0.01</text:p>
          </table:table-cell>
          <table:table-cell table:style-name="ce397" office:value-type="float" office:value="-0.27497733" calcext:value-type="float">
            <text:p>-0.27</text:p>
          </table:table-cell>
          <table:table-cell table:style-name="ce419" office:value-type="float" office:value="0.15" calcext:value-type="float">
            <text:p>0.15</text:p>
          </table:table-cell>
          <table:table-cell table:style-name="ce419" table:number-columns-repeated="3"/>
          <table:table-cell table:style-name="ce441" office:value-type="float" office:value="0" calcext:value-type="float">
            <text:p>0.00</text:p>
          </table:table-cell>
          <table:table-cell table:style-name="ce462" office:value-type="float" office:value="-0.15" calcext:value-type="float">
            <text:p>-0.15</text:p>
          </table:table-cell>
          <table:table-cell table:style-name="ce484" office:value-type="float" office:value="-0.42525855" calcext:value-type="float">
            <text:p>-0.43</text:p>
          </table:table-cell>
          <table:table-cell table:style-name="ce484" office:value-type="float" office:value="-0.01137545" calcext:value-type="float">
            <text:p>-0.01</text:p>
          </table:table-cell>
          <table:table-cell table:style-name="ce484" office:value-type="float" office:value="-0.22705594" calcext:value-type="float">
            <text:p>-0.23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035" calcext:value-type="float">
            <text:p>0.04</text:p>
          </table:table-cell>
          <table:table-cell table:style-name="ce397" office:value-type="float" office:value="-0.13389845" calcext:value-type="float">
            <text:p>-0.13</text:p>
          </table:table-cell>
          <table:table-cell table:style-name="ce419" office:value-type="float" office:value="0" calcext:value-type="float">
            <text:p>0.00</text:p>
          </table:table-cell>
          <table:table-cell table:style-name="ce419" table:number-columns-repeated="3"/>
          <table:table-cell table:style-name="ce441" office:value-type="float" office:value="-0.15" calcext:value-type="float">
            <text:p>-0.15</text:p>
          </table:table-cell>
          <table:table-cell table:style-name="ce462" office:value-type="float" office:value="-0.45" calcext:value-type="float">
            <text:p>-0.45</text:p>
          </table:table-cell>
          <table:table-cell table:style-name="ce484" office:value-type="float" office:value="-0.13389543" calcext:value-type="float">
            <text:p>-0.13</text:p>
          </table:table-cell>
          <table:table-cell table:style-name="ce484" office:value-type="float" office:value="-0.06411129" calcext:value-type="float">
            <text:p>-0.06</text:p>
          </table:table-cell>
          <table:table-cell table:style-name="ce484" office:value-type="float" office:value="-0.07800094" calcext:value-type="float">
            <text:p>-0.08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102103" calcext:value-type="float">
            <text:p>0.10</text:p>
          </table:table-cell>
          <table:table-cell table:style-name="ce391" office:value-type="float" office:value="0" calcext:value-type="float">
            <text:p>0.00</text:p>
          </table:table-cell>
          <table:table-cell table:style-name="ce413" office:value-type="float" office:value="0.00567953" calcext:value-type="float">
            <text:p>0.01</text:p>
          </table:table-cell>
          <table:table-cell table:style-name="ce413" table:number-columns-repeated="3"/>
          <table:table-cell table:style-name="ce435" office:value-type="float" office:value="0.6838126" calcext:value-type="float">
            <text:p>0.68</text:p>
          </table:table-cell>
          <table:table-cell table:style-name="ce456" office:value-type="float" office:value="0.89808294" calcext:value-type="float">
            <text:p>0.90</text:p>
          </table:table-cell>
          <table:table-cell table:number-columns-repeated="3" table:style-name="ce478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table-cell table:style-name="ce367" office:value-type="string" calcext:value-type="string" table:number-columns-spanned="1" table:number-rows-spanned="4">
            <text:p>Road</text:p>
          </table:table-cell>
          <table:table-cell table:style-name="ce372" office:value-type="string" calcext:value-type="string">
            <text:p>x</text:p>
          </table:table-cell>
          <table:table-cell table:style-name="ce379" office:value-type="float" office:value="0.004" calcext:value-type="float">
            <text:p>0.00</text:p>
          </table:table-cell>
          <table:table-cell table:style-name="ce398" office:value-type="float" office:value="-0.73610483" calcext:value-type="float">
            <text:p>-0.74</text:p>
          </table:table-cell>
          <table:table-cell table:style-name="ce420" office:value-type="float" office:value="0" calcext:value-type="float">
            <text:p>0.00</text:p>
          </table:table-cell>
          <table:table-cell table:style-name="ce420" table:number-columns-repeated="3"/>
          <table:table-cell table:style-name="ce442" office:value-type="float" office:value="-0.15" calcext:value-type="float">
            <text:p>-0.15</text:p>
          </table:table-cell>
          <table:table-cell table:style-name="ce463" office:value-type="float" office:value="-0.15" calcext:value-type="float">
            <text:p>-0.15</text:p>
          </table:table-cell>
          <table:table-cell table:style-name="ce485" office:value-type="float" office:value="-0.73610483" calcext:value-type="float">
            <text:p>-0.74</text:p>
          </table:table-cell>
          <table:table-cell table:style-name="ce485" office:value-type="float" office:value="-0.02195758" calcext:value-type="float">
            <text:p>-0.02</text:p>
          </table:table-cell>
          <table:table-cell table:style-name="ce485" office:value-type="float" office:value="-0.17276978" calcext:value-type="float">
            <text:p>-0.17</text:p>
          </table:table-cell>
          <table:table-cell table:number-columns-repeated="5"/>
        </table:table-row>
        <table:table-row table:style-name="ro1">
          <table:table-cell/>
          <table:covered-table-cell table:style-name="ce369"/>
          <table:table-cell table:style-name="ce373" office:value-type="string" calcext:value-type="string">
            <text:p>y</text:p>
          </table:table-cell>
          <table:table-cell table:style-name="ce380" office:value-type="float" office:value="-0.012" calcext:value-type="float">
            <text:p>-0.01</text:p>
          </table:table-cell>
          <table:table-cell table:style-name="ce399" office:value-type="float" office:value="0.42027501" calcext:value-type="float">
            <text:p>0.42</text:p>
          </table:table-cell>
          <table:table-cell table:style-name="ce421" office:value-type="float" office:value="0.45" calcext:value-type="float">
            <text:p>0.45</text:p>
          </table:table-cell>
          <table:table-cell table:style-name="ce421" table:number-columns-repeated="3"/>
          <table:table-cell table:style-name="ce443" office:value-type="float" office:value="0.15" calcext:value-type="float">
            <text:p>0.15</text:p>
          </table:table-cell>
          <table:table-cell table:style-name="ce464" office:value-type="float" office:value="0.3" calcext:value-type="float">
            <text:p>0.30</text:p>
          </table:table-cell>
          <table:table-cell table:style-name="ce486" office:value-type="float" office:value="-0.02972499" calcext:value-type="float">
            <text:p>-0.03</text:p>
          </table:table-cell>
          <table:table-cell table:style-name="ce486" office:value-type="float" office:value="-0.00605167" calcext:value-type="float">
            <text:p>-0.01</text:p>
          </table:table-cell>
          <table:table-cell table:style-name="ce486" office:value-type="float" office:value="-0.44286595" calcext:value-type="float">
            <text:p>-0.44</text:p>
          </table:table-cell>
          <table:table-cell table:number-columns-repeated="5"/>
        </table:table-row>
        <table:table-row table:style-name="ro1">
          <table:table-cell/>
          <table:covered-table-cell table:style-name="ce369"/>
          <table:table-cell table:style-name="ce373" office:value-type="string" calcext:value-type="string">
            <text:p>z</text:p>
          </table:table-cell>
          <table:table-cell table:style-name="ce380" office:value-type="float" office:value="-0.005" calcext:value-type="float">
            <text:p>-0.01</text:p>
          </table:table-cell>
          <table:table-cell table:style-name="ce399" office:value-type="float" office:value="-0.09346232" calcext:value-type="float">
            <text:p>-0.09</text:p>
          </table:table-cell>
          <table:table-cell table:style-name="ce421" office:value-type="float" office:value="0" calcext:value-type="float">
            <text:p>0.00</text:p>
          </table:table-cell>
          <table:table-cell table:style-name="ce421" table:number-columns-repeated="3"/>
          <table:table-cell table:style-name="ce443" office:value-type="float" office:value="0" calcext:value-type="float">
            <text:p>0.00</text:p>
          </table:table-cell>
          <table:table-cell table:style-name="ce464" office:value-type="float" office:value="-0.3" calcext:value-type="float">
            <text:p>-0.30</text:p>
          </table:table-cell>
          <table:table-cell table:style-name="ce486" office:value-type="float" office:value="-0.09346232" calcext:value-type="float">
            <text:p>-0.09</text:p>
          </table:table-cell>
          <table:table-cell table:style-name="ce486" office:value-type="float" office:value="-0.01035501" calcext:value-type="float">
            <text:p>-0.01</text:p>
          </table:table-cell>
          <table:table-cell table:style-name="ce486" office:value-type="float" office:value="-0.01529759" calcext:value-type="float">
            <text:p>-0.02</text:p>
          </table:table-cell>
          <table:table-cell table:number-columns-repeated="5"/>
        </table:table-row>
        <table:table-row table:style-name="ro1">
          <table:table-cell/>
          <table:covered-table-cell table:style-name="ce370"/>
          <table:table-cell table:style-name="ce374" office:value-type="string" calcext:value-type="string">
            <text:p>mse</text:p>
          </table:table-cell>
          <table:table-cell table:style-name="ce381" office:value-type="float" office:value="0.17952" calcext:value-type="float">
            <text:p>0.18</text:p>
          </table:table-cell>
          <table:table-cell table:style-name="ce389" office:value-type="float" office:value="0" calcext:value-type="float">
            <text:p>0.00</text:p>
          </table:table-cell>
          <table:table-cell table:style-name="ce411" office:value-type="float" office:value="0.01304775" calcext:value-type="float">
            <text:p>0.01</text:p>
          </table:table-cell>
          <table:table-cell table:style-name="ce411" table:number-columns-repeated="3"/>
          <table:table-cell table:style-name="ce433" office:value-type="float" office:value="0.83940075" calcext:value-type="float">
            <text:p>0.84</text:p>
          </table:table-cell>
          <table:table-cell table:style-name="ce454" office:value-type="float" office:value="0.92995959" calcext:value-type="float">
            <text:p>0.93</text:p>
          </table:table-cell>
          <table:table-cell table:number-columns-repeated="3" table:style-name="ce476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table-cell table:style-name="ce371" office:value-type="string" calcext:value-type="string" table:number-columns-spanned="1" table:number-rows-spanned="4">
            <text:p>Xy Tower</text:p>
          </table:table-cell>
          <table:table-cell table:style-name="ce375" office:value-type="string" calcext:value-type="string">
            <text:p>x</text:p>
          </table:table-cell>
          <table:table-cell office:value-type="float" office:value="0" calcext:value-type="float">
            <text:p>0.00</text:p>
          </table:table-cell>
          <table:table-cell table:style-name="ce400" office:value-type="float" office:value="-0.06509168" calcext:value-type="float">
            <text:p>-0.07</text:p>
          </table:table-cell>
          <table:table-cell table:style-name="ce422" office:value-type="float" office:value="-0.15" calcext:value-type="float">
            <text:p>-0.15</text:p>
          </table:table-cell>
          <table:table-cell table:style-name="ce422" table:number-columns-repeated="3"/>
          <table:table-cell table:style-name="ce444" office:value-type="float" office:value="0" calcext:value-type="float">
            <text:p>0.00</text:p>
          </table:table-cell>
          <table:table-cell table:style-name="ce465" office:value-type="float" office:value="0.3" calcext:value-type="float">
            <text:p>0.30</text:p>
          </table:table-cell>
          <table:table-cell table:style-name="ce487" office:value-type="float" office:value="0.08277581" calcext:value-type="float">
            <text:p>0.08</text:p>
          </table:table-cell>
          <table:table-cell table:style-name="ce487" office:value-type="float" office:value="0.001325" calcext:value-type="float">
            <text:p>0.00</text:p>
          </table:table-cell>
          <table:table-cell table:style-name="ce487" office:value-type="float" office:value="0.01886109" calcext:value-type="float">
            <text:p>0.02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" calcext:value-type="float">
            <text:p>0.00</text:p>
          </table:table-cell>
          <table:table-cell table:style-name="ce400" office:value-type="float" office:value="0.10312312" calcext:value-type="float">
            <text:p>0.10</text:p>
          </table:table-cell>
          <table:table-cell table:style-name="ce422" office:value-type="float" office:value="0.5" calcext:value-type="float">
            <text:p>0.50</text:p>
          </table:table-cell>
          <table:table-cell table:style-name="ce422" table:number-columns-repeated="3"/>
          <table:table-cell table:style-name="ce444" office:value-type="float" office:value="0.15" calcext:value-type="float">
            <text:p>0.15</text:p>
          </table:table-cell>
          <table:table-cell table:style-name="ce465" office:value-type="float" office:value="1.05" calcext:value-type="float">
            <text:p>1.05</text:p>
          </table:table-cell>
          <table:table-cell table:style-name="ce487" office:value-type="float" office:value="-0.39623521" calcext:value-type="float">
            <text:p>-0.40</text:p>
          </table:table-cell>
          <table:table-cell table:style-name="ce487" office:value-type="float" office:value="0.01908958" calcext:value-type="float">
            <text:p>0.02</text:p>
          </table:table-cell>
          <table:table-cell table:style-name="ce487" office:value-type="float" office:value="0.03719138" calcext:value-type="float">
            <text:p>0.04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" calcext:value-type="float">
            <text:p>0.00</text:p>
          </table:table-cell>
          <table:table-cell table:style-name="ce400" office:value-type="float" office:value="0.00458842" calcext:value-type="float">
            <text:p>0.00</text:p>
          </table:table-cell>
          <table:table-cell table:style-name="ce422" office:value-type="float" office:value="0" calcext:value-type="float">
            <text:p>0.00</text:p>
          </table:table-cell>
          <table:table-cell table:style-name="ce422" table:number-columns-repeated="3"/>
          <table:table-cell table:style-name="ce444" office:value-type="float" office:value="0" calcext:value-type="float">
            <text:p>0.00</text:p>
          </table:table-cell>
          <table:table-cell table:style-name="ce465" office:value-type="float" office:value="0" calcext:value-type="float">
            <text:p>0.00</text:p>
          </table:table-cell>
          <table:table-cell table:style-name="ce487" office:value-type="float" office:value="0.00455776" calcext:value-type="float">
            <text:p>0.00</text:p>
          </table:table-cell>
          <table:table-cell table:style-name="ce487" office:value-type="float" office:value="0.01421917" calcext:value-type="float">
            <text:p>0.01</text:p>
          </table:table-cell>
          <table:table-cell table:style-name="ce487" office:value-type="float" office:value="0.01254444" calcext:value-type="float">
            <text:p>0.01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391" office:value-type="float" office:value="0" calcext:value-type="float">
            <text:p>0.00</text:p>
          </table:table-cell>
          <table:table-cell table:style-name="ce413" office:value-type="float" office:value="0.00864695" calcext:value-type="float">
            <text:p>0.01</text:p>
          </table:table-cell>
          <table:table-cell table:style-name="ce413" table:number-columns-repeated="3"/>
          <table:table-cell table:style-name="ce435" office:value-type="float" office:value="0.8521229" calcext:value-type="float">
            <text:p>0.85</text:p>
          </table:table-cell>
          <table:table-cell table:style-name="ce456" office:value-type="float" office:value="0.93362497" calcext:value-type="float">
            <text:p>0.93</text:p>
          </table:table-cell>
          <table:table-cell table:number-columns-repeated="3" table:style-name="ce478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table-cell table:style-name="ce367" office:value-type="string" calcext:value-type="string" table:number-columns-spanned="1" table:number-rows-spanned="4">
            <text:p>Xyz Square</text:p>
          </table:table-cell>
          <table:table-cell table:style-name="ce372" office:value-type="string" calcext:value-type="string">
            <text:p>x</text:p>
          </table:table-cell>
          <table:table-cell table:style-name="ce379" office:value-type="float" office:value="0.04" calcext:value-type="float">
            <text:p>0.04</text:p>
          </table:table-cell>
          <table:table-cell table:style-name="ce401" office:value-type="float" office:value="-0.04422099" calcext:value-type="float">
            <text:p>-0.04</text:p>
          </table:table-cell>
          <table:table-cell table:style-name="ce423" office:value-type="float" office:value="-0.2" calcext:value-type="float">
            <text:p>-0.20</text:p>
          </table:table-cell>
          <table:table-cell table:style-name="ce423" table:number-columns-repeated="3"/>
          <table:table-cell table:style-name="ce445" office:value-type="float" office:value="0" calcext:value-type="float">
            <text:p>0.00</text:p>
          </table:table-cell>
          <table:table-cell table:style-name="ce466" office:value-type="float" office:value="0" calcext:value-type="float">
            <text:p>0.00</text:p>
          </table:table-cell>
          <table:table-cell table:style-name="ce488" office:value-type="float" office:value="0.15555959" calcext:value-type="float">
            <text:p>0.16</text:p>
          </table:table-cell>
          <table:table-cell table:style-name="ce488" office:value-type="float" office:value="0.02675638" calcext:value-type="float">
            <text:p>0.03</text:p>
          </table:table-cell>
          <table:table-cell table:style-name="ce488" office:value-type="float" office:value="0.14977966" calcext:value-type="float">
            <text:p>0.15</text:p>
          </table:table-cell>
          <table:table-cell table:number-columns-repeated="5"/>
        </table:table-row>
        <table:table-row table:style-name="ro1">
          <table:table-cell/>
          <table:covered-table-cell table:style-name="ce369"/>
          <table:table-cell table:style-name="ce373" office:value-type="string" calcext:value-type="string">
            <text:p>y</text:p>
          </table:table-cell>
          <table:table-cell table:style-name="ce380" office:value-type="float" office:value="-0.007" calcext:value-type="float">
            <text:p>-0.01</text:p>
          </table:table-cell>
          <table:table-cell table:style-name="ce402" office:value-type="float" office:value="0.1694563" calcext:value-type="float">
            <text:p>0.17</text:p>
          </table:table-cell>
          <table:table-cell table:style-name="ce424" office:value-type="float" office:value="0.15" calcext:value-type="float">
            <text:p>0.15</text:p>
          </table:table-cell>
          <table:table-cell table:style-name="ce424" table:number-columns-repeated="3"/>
          <table:table-cell table:style-name="ce446" office:value-type="float" office:value="0.15" calcext:value-type="float">
            <text:p>0.15</text:p>
          </table:table-cell>
          <table:table-cell table:style-name="ce467" office:value-type="float" office:value="0.15" calcext:value-type="float">
            <text:p>0.15</text:p>
          </table:table-cell>
          <table:table-cell table:style-name="ce489" office:value-type="float" office:value="0.01953287" calcext:value-type="float">
            <text:p>0.02</text:p>
          </table:table-cell>
          <table:table-cell table:style-name="ce489" office:value-type="float" office:value="0.01266368" calcext:value-type="float">
            <text:p>0.01</text:p>
          </table:table-cell>
          <table:table-cell table:style-name="ce489" office:value-type="float" office:value="0.04075848" calcext:value-type="float">
            <text:p>0.04</text:p>
          </table:table-cell>
          <table:table-cell table:number-columns-repeated="5"/>
        </table:table-row>
        <table:table-row table:style-name="ro1">
          <table:table-cell/>
          <table:covered-table-cell table:style-name="ce369"/>
          <table:table-cell table:style-name="ce373" office:value-type="string" calcext:value-type="string">
            <text:p>z</text:p>
          </table:table-cell>
          <table:table-cell table:style-name="ce380" office:value-type="float" office:value="0.105" calcext:value-type="float">
            <text:p>0.11</text:p>
          </table:table-cell>
          <table:table-cell table:style-name="ce402" office:value-type="float" office:value="-0.00563719" calcext:value-type="float">
            <text:p>-0.01</text:p>
          </table:table-cell>
          <table:table-cell table:style-name="ce424" office:value-type="float" office:value="0" calcext:value-type="float">
            <text:p>0.00</text:p>
          </table:table-cell>
          <table:table-cell table:style-name="ce424" table:number-columns-repeated="3"/>
          <table:table-cell table:style-name="ce446" office:value-type="float" office:value="0" calcext:value-type="float">
            <text:p>0.00</text:p>
          </table:table-cell>
          <table:table-cell table:style-name="ce467" office:value-type="float" office:value="0" calcext:value-type="float">
            <text:p>0.00</text:p>
          </table:table-cell>
          <table:table-cell table:style-name="ce489" office:value-type="float" office:value="-0.00564025" calcext:value-type="float">
            <text:p>-0.01</text:p>
          </table:table-cell>
          <table:table-cell table:style-name="ce489" office:value-type="float" office:value="0.01336573" calcext:value-type="float">
            <text:p>0.01</text:p>
          </table:table-cell>
          <table:table-cell table:style-name="ce489" office:value-type="float" office:value="0.01220706" calcext:value-type="float">
            <text:p>0.01</text:p>
          </table:table-cell>
          <table:table-cell table:number-columns-repeated="5"/>
        </table:table-row>
        <table:table-row table:style-name="ro1">
          <table:table-cell/>
          <table:covered-table-cell table:style-name="ce370"/>
          <table:table-cell table:style-name="ce374" office:value-type="string" calcext:value-type="string">
            <text:p>mse</text:p>
          </table:table-cell>
          <table:table-cell table:style-name="ce381" office:value-type="float" office:value="0.109799" calcext:value-type="float">
            <text:p>0.11</text:p>
          </table:table-cell>
          <table:table-cell table:style-name="ce389" office:value-type="float" office:value="0" calcext:value-type="float">
            <text:p>0.00</text:p>
          </table:table-cell>
          <table:table-cell table:style-name="ce411" office:value-type="float" office:value="0.01255575" calcext:value-type="float">
            <text:p>0.01</text:p>
          </table:table-cell>
          <table:table-cell table:style-name="ce411" table:number-columns-repeated="3"/>
          <table:table-cell table:style-name="ce433" office:value-type="float" office:value="0.83807141" calcext:value-type="float">
            <text:p>0.84</text:p>
          </table:table-cell>
          <table:table-cell table:style-name="ce454" office:value-type="float" office:value="0.93129012" calcext:value-type="float">
            <text:p>0.93</text:p>
          </table:table-cell>
          <table:table-cell table:number-columns-repeated="3" table:style-name="ce476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table-cell table:style-name="ce371" office:value-type="string" calcext:value-type="string" table:number-columns-spanned="1" table:number-rows-spanned="4">
            <text:p>Xz Hall</text:p>
          </table:table-cell>
          <table:table-cell table:style-name="ce375" office:value-type="string" calcext:value-type="string">
            <text:p>x</text:p>
          </table:table-cell>
          <table:table-cell office:value-type="float" office:value="0.063446044922" calcext:value-type="float">
            <text:p>0.06</text:p>
          </table:table-cell>
          <table:table-cell table:style-name="ce403" office:value-type="float" office:value="0.13907486" calcext:value-type="float">
            <text:p>0.14</text:p>
          </table:table-cell>
          <table:table-cell table:style-name="ce425" office:value-type="float" office:value="0.2" calcext:value-type="float">
            <text:p>0.20</text:p>
          </table:table-cell>
          <table:table-cell table:style-name="ce425" table:number-columns-repeated="3"/>
          <table:table-cell table:style-name="ce447" office:value-type="float" office:value="0" calcext:value-type="float">
            <text:p>0.00</text:p>
          </table:table-cell>
          <table:table-cell table:style-name="ce468" office:value-type="float" office:value="-0.3" calcext:value-type="float">
            <text:p>-0.30</text:p>
          </table:table-cell>
          <table:table-cell table:style-name="ce490" office:value-type="float" office:value="-0.0609049" calcext:value-type="float">
            <text:p>-0.06</text:p>
          </table:table-cell>
          <table:table-cell table:style-name="ce490" office:value-type="float" office:value="-0.01037335" calcext:value-type="float">
            <text:p>-0.01</text:p>
          </table:table-cell>
          <table:table-cell table:style-name="ce490" office:value-type="float" office:value="0.38095918" calcext:value-type="float">
            <text:p>0.38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015277862549" calcext:value-type="float">
            <text:p>0.02</text:p>
          </table:table-cell>
          <table:table-cell table:style-name="ce403" office:value-type="float" office:value="0.07713762" calcext:value-type="float">
            <text:p>0.08</text:p>
          </table:table-cell>
          <table:table-cell table:style-name="ce425" office:value-type="float" office:value="0.05" calcext:value-type="float">
            <text:p>0.05</text:p>
          </table:table-cell>
          <table:table-cell table:style-name="ce425" table:number-columns-repeated="3"/>
          <table:table-cell table:style-name="ce447" office:value-type="float" office:value="0.15" calcext:value-type="float">
            <text:p>0.15</text:p>
          </table:table-cell>
          <table:table-cell table:style-name="ce468" office:value-type="float" office:value="0.6" calcext:value-type="float">
            <text:p>0.60</text:p>
          </table:table-cell>
          <table:table-cell table:style-name="ce490" office:value-type="float" office:value="0.02716112" calcext:value-type="float">
            <text:p>0.03</text:p>
          </table:table-cell>
          <table:table-cell table:style-name="ce490" office:value-type="float" office:value="0.00780009" calcext:value-type="float">
            <text:p>0.01</text:p>
          </table:table-cell>
          <table:table-cell table:style-name="ce490" office:value-type="float" office:value="-0.17014438" calcext:value-type="float">
            <text:p>-0.17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001197814941" calcext:value-type="float">
            <text:p>0.00</text:p>
          </table:table-cell>
          <table:table-cell table:style-name="ce403" office:value-type="float" office:value="-0.09870385" calcext:value-type="float">
            <text:p>-0.10</text:p>
          </table:table-cell>
          <table:table-cell table:style-name="ce425" office:value-type="float" office:value="0" calcext:value-type="float">
            <text:p>0.00</text:p>
          </table:table-cell>
          <table:table-cell table:style-name="ce425" table:number-columns-repeated="3"/>
          <table:table-cell table:style-name="ce447" office:value-type="float" office:value="0" calcext:value-type="float">
            <text:p>0.00</text:p>
          </table:table-cell>
          <table:table-cell table:style-name="ce468" office:value-type="float" office:value="-0.75" calcext:value-type="float">
            <text:p>-0.75</text:p>
          </table:table-cell>
          <table:table-cell table:style-name="ce490" office:value-type="float" office:value="-0.0987016" calcext:value-type="float">
            <text:p>-0.10</text:p>
          </table:table-cell>
          <table:table-cell table:style-name="ce490" office:value-type="float" office:value="-0.00310081" calcext:value-type="float">
            <text:p>0.00</text:p>
          </table:table-cell>
          <table:table-cell table:style-name="ce490" office:value-type="float" office:value="-0.07612302" calcext:value-type="float">
            <text:p>-0.08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172174" calcext:value-type="float">
            <text:p>0.17</text:p>
          </table:table-cell>
          <table:table-cell table:style-name="ce391" office:value-type="float" office:value="0" calcext:value-type="float">
            <text:p>0.00</text:p>
          </table:table-cell>
          <table:table-cell table:style-name="ce413" office:value-type="float" office:value="0.01114507" calcext:value-type="float">
            <text:p>0.01</text:p>
          </table:table-cell>
          <table:table-cell table:style-name="ce413" table:number-columns-repeated="3"/>
          <table:table-cell table:style-name="ce435" office:value-type="float" office:value="0.87600088" calcext:value-type="float">
            <text:p>0.88</text:p>
          </table:table-cell>
          <table:table-cell table:style-name="ce456" office:value-type="float" office:value="0.96022203" calcext:value-type="float">
            <text:p>0.96</text:p>
          </table:table-cell>
          <table:table-cell table:number-columns-repeated="3" table:style-name="ce478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table-cell table:style-name="ce367" office:value-type="string" calcext:value-type="string" table:number-columns-spanned="1" table:number-rows-spanned="4">
            <text:p>Yz Houses</text:p>
          </table:table-cell>
          <table:table-cell table:style-name="ce372" office:value-type="string" calcext:value-type="string">
            <text:p>x</text:p>
          </table:table-cell>
          <table:table-cell table:style-name="ce379" office:value-type="float" office:value="-0.046" calcext:value-type="float">
            <text:p>-0.05</text:p>
          </table:table-cell>
          <table:table-cell table:style-name="ce404" office:value-type="float" office:value="0.02081914" calcext:value-type="float">
            <text:p>0.02</text:p>
          </table:table-cell>
          <table:table-cell table:style-name="ce426" office:value-type="float" office:value="-0.1" calcext:value-type="float">
            <text:p>-0.10</text:p>
          </table:table-cell>
          <table:table-cell table:style-name="ce426" table:number-columns-repeated="3"/>
          <table:table-cell table:style-name="ce448" office:value-type="float" office:value="0" calcext:value-type="float">
            <text:p>0.00</text:p>
          </table:table-cell>
          <table:table-cell table:style-name="ce469" office:value-type="float" office:value="0" calcext:value-type="float">
            <text:p>0.00</text:p>
          </table:table-cell>
          <table:table-cell table:style-name="ce491" office:value-type="float" office:value="0.12081914" calcext:value-type="float">
            <text:p>0.12</text:p>
          </table:table-cell>
          <table:table-cell table:style-name="ce491" office:value-type="float" office:value="0.04491161" calcext:value-type="float">
            <text:p>0.04</text:p>
          </table:table-cell>
          <table:table-cell table:style-name="ce491" office:value-type="float" office:value="0.02911722" calcext:value-type="float">
            <text:p>0.03</text:p>
          </table:table-cell>
          <table:table-cell table:number-columns-repeated="5"/>
        </table:table-row>
        <table:table-row table:style-name="ro1">
          <table:table-cell/>
          <table:covered-table-cell table:style-name="ce369"/>
          <table:table-cell table:style-name="ce373" office:value-type="string" calcext:value-type="string">
            <text:p>y</text:p>
          </table:table-cell>
          <table:table-cell table:style-name="ce380" office:value-type="float" office:value="-0.001" calcext:value-type="float">
            <text:p>0.00</text:p>
          </table:table-cell>
          <table:table-cell table:style-name="ce405" office:value-type="float" office:value="0.00165584" calcext:value-type="float">
            <text:p>0.00</text:p>
          </table:table-cell>
          <table:table-cell table:style-name="ce427" office:value-type="float" office:value="0.1" calcext:value-type="float">
            <text:p>0.10</text:p>
          </table:table-cell>
          <table:table-cell table:style-name="ce427" table:number-columns-repeated="3"/>
          <table:table-cell table:style-name="ce449" office:value-type="float" office:value="0" calcext:value-type="float">
            <text:p>0.00</text:p>
          </table:table-cell>
          <table:table-cell table:style-name="ce470" office:value-type="float" office:value="0" calcext:value-type="float">
            <text:p>0.00</text:p>
          </table:table-cell>
          <table:table-cell table:style-name="ce492" office:value-type="float" office:value="-0.09834416" calcext:value-type="float">
            <text:p>-0.10</text:p>
          </table:table-cell>
          <table:table-cell table:style-name="ce492" office:value-type="float" office:value="-0.02341855" calcext:value-type="float">
            <text:p>-0.02</text:p>
          </table:table-cell>
          <table:table-cell table:style-name="ce492" office:value-type="float" office:value="-0.00250325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covered-table-cell table:style-name="ce369"/>
          <table:table-cell table:style-name="ce373" office:value-type="string" calcext:value-type="string">
            <text:p>z</text:p>
          </table:table-cell>
          <table:table-cell table:style-name="ce380" office:value-type="float" office:value="0.024" calcext:value-type="float">
            <text:p>0.02</text:p>
          </table:table-cell>
          <table:table-cell table:style-name="ce405" office:value-type="float" office:value="-0.11328252" calcext:value-type="float">
            <text:p>-0.11</text:p>
          </table:table-cell>
          <table:table-cell table:style-name="ce427" office:value-type="float" office:value="0.05" calcext:value-type="float">
            <text:p>0.05</text:p>
          </table:table-cell>
          <table:table-cell table:style-name="ce427" table:number-columns-repeated="3"/>
          <table:table-cell table:style-name="ce449" office:value-type="float" office:value="0" calcext:value-type="float">
            <text:p>0.00</text:p>
          </table:table-cell>
          <table:table-cell table:style-name="ce470" office:value-type="float" office:value="-0.3" calcext:value-type="float">
            <text:p>-0.30</text:p>
          </table:table-cell>
          <table:table-cell table:style-name="ce492" office:value-type="float" office:value="-0.16328252" calcext:value-type="float">
            <text:p>-0.16</text:p>
          </table:table-cell>
          <table:table-cell table:style-name="ce492" office:value-type="float" office:value="-0.02634209" calcext:value-type="float">
            <text:p>-0.03</text:p>
          </table:table-cell>
          <table:table-cell table:style-name="ce492" office:value-type="float" office:value="-0.0524436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 table:style-name="ce370"/>
          <table:table-cell table:style-name="ce374" office:value-type="string" calcext:value-type="string">
            <text:p>mse</text:p>
          </table:table-cell>
          <table:table-cell table:style-name="ce381" office:value-type="float" office:value="0.301078" calcext:value-type="float">
            <text:p>0.30</text:p>
          </table:table-cell>
          <table:table-cell table:style-name="ce389" office:value-type="float" office:value="0" calcext:value-type="float">
            <text:p>0.00</text:p>
          </table:table-cell>
          <table:table-cell table:style-name="ce411" office:value-type="float" office:value="0.00813193" calcext:value-type="float">
            <text:p>0.01</text:p>
          </table:table-cell>
          <table:table-cell table:style-name="ce411" table:number-columns-repeated="3"/>
          <table:table-cell table:style-name="ce433" office:value-type="float" office:value="0.66184594" calcext:value-type="float">
            <text:p>0.66</text:p>
          </table:table-cell>
          <table:table-cell table:style-name="ce454" office:value-type="float" office:value="0.76774293" calcext:value-type="float">
            <text:p>0.77</text:p>
          </table:table-cell>
          <table:table-cell table:number-columns-repeated="3" table:style-name="ce476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table-cell table:style-name="ce371" office:value-type="string" calcext:value-type="string" table:number-columns-spanned="1" table:number-rows-spanned="4">
            <text:p>Yz Street</text:p>
          </table:table-cell>
          <table:table-cell table:style-name="ce375" office:value-type="string" calcext:value-type="string">
            <text:p>x</text:p>
          </table:table-cell>
          <table:table-cell table:style-name="ce383" office:value-type="float" office:value="0.082154534757" calcext:value-type="float">
            <text:p>0.08</text:p>
          </table:table-cell>
          <table:table-cell table:style-name="ce406" office:value-type="float" office:value="-0.12914735" calcext:value-type="float">
            <text:p>-0.13</text:p>
          </table:table-cell>
          <table:table-cell table:style-name="ce428" office:value-type="float" office:value="0" calcext:value-type="float">
            <text:p>0.00</text:p>
          </table:table-cell>
          <table:table-cell table:style-name="ce428" table:number-columns-repeated="3"/>
          <table:table-cell table:style-name="ce450" office:value-type="float" office:value="0" calcext:value-type="float">
            <text:p>0.00</text:p>
          </table:table-cell>
          <table:table-cell table:style-name="ce471" office:value-type="float" office:value="0" calcext:value-type="float">
            <text:p>0.00</text:p>
          </table:table-cell>
          <table:table-cell table:style-name="ce493" office:value-type="float" office:value="-0.12930853" calcext:value-type="float">
            <text:p>-0.13</text:p>
          </table:table-cell>
          <table:table-cell table:style-name="ce493" office:value-type="float" office:value="0.03881527" calcext:value-type="float">
            <text:p>0.04</text:p>
          </table:table-cell>
          <table:table-cell table:style-name="ce493" office:value-type="float" office:value="1.34835043" calcext:value-type="float">
            <text:p>1.35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013100782409" calcext:value-type="float">
            <text:p>0.01</text:p>
          </table:table-cell>
          <table:table-cell table:style-name="ce406" office:value-type="float" office:value="0.11168573" calcext:value-type="float">
            <text:p>0.11</text:p>
          </table:table-cell>
          <table:table-cell table:style-name="ce428" office:value-type="float" office:value="0.2" calcext:value-type="float">
            <text:p>0.20</text:p>
          </table:table-cell>
          <table:table-cell table:style-name="ce428" table:number-columns-repeated="3"/>
          <table:table-cell table:style-name="ce450" office:value-type="float" office:value="0" calcext:value-type="float">
            <text:p>0.00</text:p>
          </table:table-cell>
          <table:table-cell table:style-name="ce471" office:value-type="float" office:value="0.15" calcext:value-type="float">
            <text:p>0.15</text:p>
          </table:table-cell>
          <table:table-cell table:style-name="ce493" office:value-type="float" office:value="-0.0870927" calcext:value-type="float">
            <text:p>-0.09</text:p>
          </table:table-cell>
          <table:table-cell table:style-name="ce493" office:value-type="float" office:value="-0.02682256" calcext:value-type="float">
            <text:p>-0.03</text:p>
          </table:table-cell>
          <table:table-cell table:style-name="ce493" office:value-type="float" office:value="-0.85487518" calcext:value-type="float">
            <text:p>-0.85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133674874902" calcext:value-type="float">
            <text:p>-0.13</text:p>
          </table:table-cell>
          <table:table-cell table:style-name="ce406" office:value-type="float" office:value="-0.10526774" calcext:value-type="float">
            <text:p>-0.11</text:p>
          </table:table-cell>
          <table:table-cell table:style-name="ce428" office:value-type="float" office:value="0.05" calcext:value-type="float">
            <text:p>0.05</text:p>
          </table:table-cell>
          <table:table-cell table:style-name="ce428" table:number-columns-repeated="3"/>
          <table:table-cell table:style-name="ce450" office:value-type="float" office:value="-0.15" calcext:value-type="float">
            <text:p>-0.15</text:p>
          </table:table-cell>
          <table:table-cell table:style-name="ce471" office:value-type="float" office:value="-0.3" calcext:value-type="float">
            <text:p>-0.30</text:p>
          </table:table-cell>
          <table:table-cell table:style-name="ce493" office:value-type="float" office:value="-0.15520956" calcext:value-type="float">
            <text:p>-0.16</text:p>
          </table:table-cell>
          <table:table-cell table:style-name="ce493" office:value-type="float" office:value="-0.0522473" calcext:value-type="float">
            <text:p>-0.05</text:p>
          </table:table-cell>
          <table:table-cell table:style-name="ce493" office:value-type="float" office:value="-0.10066991" calcext:value-type="float">
            <text:p>-0.1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style-name="ce384" office:value-type="float" office:value="0.358" calcext:value-type="float">
            <text:p>0.36</text:p>
          </table:table-cell>
          <table:table-cell table:style-name="ce391" office:value-type="float" office:value="0" calcext:value-type="float">
            <text:p>0.00</text:p>
          </table:table-cell>
          <table:table-cell table:style-name="ce413" office:value-type="float" office:value="0.01095881" calcext:value-type="float">
            <text:p>0.01</text:p>
          </table:table-cell>
          <table:table-cell table:style-name="ce413" table:number-columns-repeated="3"/>
          <table:table-cell table:style-name="ce435" office:value-type="float" office:value="0.61560301" calcext:value-type="float">
            <text:p>0.62</text:p>
          </table:table-cell>
          <table:table-cell table:style-name="ce456" office:value-type="float" office:value="0.6983333" calcext:value-type="float">
            <text:p>0.70</text:p>
          </table:table-cell>
          <table:table-cell table:number-columns-repeated="3" table:style-name="ce478" office:value-type="float" office:value="0" calcext:value-type="float">
            <text:p>0.00</text:p>
          </table:table-cell>
          <table:table-cell table:number-columns-repeated="5"/>
        </table:table-row>
        <table:table-row table:style-name="ro1" table:number-rows-repeated="5">
          <table:table-cell table:number-columns-repeated="2"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----------------</text:p>
          </table:table-cell>
          <table:table-cell office:value-type="string" calcext:value-type="string">
            <text:p>matrix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Transformation</text:p>
          </table:table-cell>
          <table:table-cell office:value-type="string" calcext:value-type="string">
            <text:p>matrix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table:number-columns-repeated="3"/>
          <table:table-cell office:value-type="float" office:value="-0.003" calcext:value-type="float">
            <text:p>-0.00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-0.004" calcext:value-type="float">
            <text:p>-0.00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-0.002" calcext:value-type="float">
            <text:p>-0.00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 office:value-type="float" office:value="0.002" calcext:value-type="float">
            <text:p>0.00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</table:table-row>
        <calcext:conditional-formats>
          <calcext:conditional-format calcext:target-range-address="'DIM aligned to ALS16'.E4:'DIM aligned to ALS16'.N6">
            <calcext:condition calcext:apply-style-name="Untitled1" calcext:value="formula-is(ABS(['DIM aligned to ALS16'.E4] - ['DIM aligned to ALS16'.$D4]) &gt; 0.2)" calcext:base-cell-address="'DIM aligned to ALS16'.E4"/>
          </calcext:conditional-format>
          <calcext:conditional-format calcext:target-range-address="'DIM aligned to ALS16'.E8:'DIM aligned to ALS16'.N10">
            <calcext:condition calcext:apply-style-name="Untitled1" calcext:value="formula-is(ABS(['DIM aligned to ALS16'.E8] - ['DIM aligned to ALS16'.$D8]) &gt; 0.2)" calcext:base-cell-address="'DIM aligned to ALS16'.E8"/>
          </calcext:conditional-format>
          <calcext:conditional-format calcext:target-range-address="'DIM aligned to ALS16'.E12:'DIM aligned to ALS16'.N14">
            <calcext:condition calcext:apply-style-name="Untitled1" calcext:value="formula-is(ABS(['DIM aligned to ALS16'.E12] - ['DIM aligned to ALS16'.$D12]) &gt; 0.2)" calcext:base-cell-address="'DIM aligned to ALS16'.E12"/>
          </calcext:conditional-format>
          <calcext:conditional-format calcext:target-range-address="'DIM aligned to ALS16'.E20:'DIM aligned to ALS16'.N22">
            <calcext:condition calcext:apply-style-name="Untitled1" calcext:value="formula-is(ABS(['DIM aligned to ALS16'.E20] - ['DIM aligned to ALS16'.$D20]) &gt; 0.2)" calcext:base-cell-address="'DIM aligned to ALS16'.E20"/>
          </calcext:conditional-format>
          <calcext:conditional-format calcext:target-range-address="'DIM aligned to ALS16'.E28:'DIM aligned to ALS16'.N30">
            <calcext:condition calcext:apply-style-name="Untitled1" calcext:value="formula-is(ABS(['DIM aligned to ALS16'.E28] - ['DIM aligned to ALS16'.$D28]) &gt; 0.2)" calcext:base-cell-address="'DIM aligned to ALS16'.E28"/>
          </calcext:conditional-format>
          <calcext:conditional-format calcext:target-range-address="'DIM aligned to ALS16'.E36:'DIM aligned to ALS16'.N38">
            <calcext:condition calcext:apply-style-name="Untitled1" calcext:value="formula-is(ABS(['DIM aligned to ALS16'.E36] - ['DIM aligned to ALS16'.$D36]) &gt; 0.2)" calcext:base-cell-address="'DIM aligned to ALS16'.E36"/>
          </calcext:conditional-format>
          <calcext:conditional-format calcext:target-range-address="'DIM aligned to ALS16'.E44:'DIM aligned to ALS16'.N46">
            <calcext:condition calcext:apply-style-name="Untitled1" calcext:value="formula-is(ABS(['DIM aligned to ALS16'.E44] - ['DIM aligned to ALS16'.$D44]) &gt; 0.2)" calcext:base-cell-address="'DIM aligned to ALS16'.E44"/>
          </calcext:conditional-format>
          <calcext:conditional-format calcext:target-range-address="'DIM aligned to ALS16'.E16:'DIM aligned to ALS16'.N18">
            <calcext:condition calcext:apply-style-name="Untitled1" calcext:value="formula-is(ABS(['DIM aligned to ALS16'.E16] - ['DIM aligned to ALS16'.$D16]) &gt; 0.2)" calcext:base-cell-address="'DIM aligned to ALS16'.E16"/>
          </calcext:conditional-format>
          <calcext:conditional-format calcext:target-range-address="'DIM aligned to ALS16'.E24:'DIM aligned to ALS16'.N26">
            <calcext:condition calcext:apply-style-name="Untitled1" calcext:value="formula-is(ABS(['DIM aligned to ALS16'.E24] - ['DIM aligned to ALS16'.$D24]) &gt; 0.2)" calcext:base-cell-address="'DIM aligned to ALS16'.E24"/>
          </calcext:conditional-format>
          <calcext:conditional-format calcext:target-range-address="'DIM aligned to ALS16'.E32:'DIM aligned to ALS16'.N34">
            <calcext:condition calcext:apply-style-name="Untitled1" calcext:value="formula-is(ABS(['DIM aligned to ALS16'.E32] - ['DIM aligned to ALS16'.$D32]) &gt; 0.2)" calcext:base-cell-address="'DIM aligned to ALS16'.E32"/>
          </calcext:conditional-format>
          <calcext:conditional-format calcext:target-range-address="'DIM aligned to ALS16'.E40:'DIM aligned to ALS16'.N42">
            <calcext:condition calcext:apply-style-name="Untitled1" calcext:value="formula-is(ABS(['DIM aligned to ALS16'.E40] - ['DIM aligned to ALS16'.$D40]) &gt; 0.2)" calcext:base-cell-address="'DIM aligned to ALS16'.E40"/>
          </calcext:conditional-format>
          <calcext:conditional-format calcext:target-range-address="'DIM aligned to ALS16'.E48:'DIM aligned to ALS16'.N50">
            <calcext:condition calcext:apply-style-name="Untitled1" calcext:value="formula-is(ABS(['DIM aligned to ALS16'.E48] - ['DIM aligned to ALS16'.$D48]) &gt; 0.2)" calcext:base-cell-address="'DIM aligned to ALS16'.E48"/>
          </calcext:conditional-format>
        </calcext:conditional-formats>
      </table:table>
      <table:table table:name="ALS16 aligned to ALS1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6"/>
        <table:table-column table:style-name="co4" table:default-cell-style-name="ce23"/>
        <table:table-column table:style-name="co4" table:default-cell-style-name="ce45"/>
        <table:table-column table:style-name="co4" table:default-cell-style-name="ce67"/>
        <table:table-column table:style-name="co4" table:default-cell-style-name="ce88"/>
        <table:table-column table:style-name="co4" table:default-cell-style-name="ce110"/>
        <table:table-column table:style-name="co5" table:default-cell-style-name="ce110"/>
        <table:table-column table:style-name="co10" table:default-cell-style-name="ce110"/>
        <table:table-column table:style-name="co11" table:default-cell-style-name="Default"/>
        <table:table-row table:style-name="ro1">
          <table:table-cell table:number-columns-repeated="2"/>
          <table:table-cell table:style-name="Default" table:number-columns-repeated="9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1" office:value-type="string" calcext:value-type="string" table:number-columns-spanned="1" table:number-rows-spanned="2">
            <text:p>Manual Point Picking</text:p>
          </table:table-cell>
          <table:table-cell table:style-name="ce19" office:value-type="string" calcext:value-type="string" table:number-columns-spanned="1" table:number-rows-spanned="2">
            <text:p>ICP</text:p>
          </table:table-cell>
          <table:table-cell table:style-name="ce41" office:value-type="string" calcext:value-type="string" table:number-columns-spanned="1" table:number-rows-spanned="2">
            <text:p>Accumulator</text:p>
          </table:table-cell>
          <table:table-cell table:style-name="ce63" office:value-type="string" calcext:value-type="string" table:number-columns-spanned="1" table:number-rows-spanned="2">
            <text:p>Distance Consensus</text:p>
          </table:table-cell>
          <table:table-cell table:style-name="ce85" office:value-type="string" calcext:value-type="string" table:number-columns-spanned="1" table:number-rows-spanned="2">
            <text:p>Normal Vector Consensus</text:p>
          </table:table-cell>
          <table:table-cell table:style-name="ce201" office:value-type="string" calcext:value-type="string" table:number-columns-spanned="1" table:number-rows-spanned="2">
            <text:p>Accumulator-ICP</text:p>
          </table:table-cell>
          <table:table-cell table:style-name="ce106" office:value-type="string" calcext:value-type="string" table:number-columns-spanned="1" table:number-rows-spanned="2">
            <text:p>Accumulator-Pruning-ICP</text:p>
          </table:table-cell>
          <table:table-cell table:style-name="ce128" office:value-type="string" calcext:value-type="string" table:number-columns-spanned="1" table:number-rows-spanned="2">
            <text:p>Accumulator-NO_NEIGHBOR_Pruning-ICP</text:p>
          </table:table-cell>
          <table:table-cell/>
        </table:table-row>
        <table:table-row table:style-name="ro1">
          <table:table-cell/>
          <table:covered-table-cell table:number-columns-repeated="2" table:style-name="ce2"/>
          <table:covered-table-cell table:style-name="ce12"/>
          <table:covered-table-cell table:style-name="ce20"/>
          <table:covered-table-cell table:style-name="ce42"/>
          <table:covered-table-cell table:number-columns-repeated="2" table:style-name="ce64"/>
          <table:covered-table-cell table:style-name="ce107"/>
          <table:covered-table-cell table:number-columns-repeated="2"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Color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29"/>
          <table:table-cell table:style-name="ce147"/>
          <table:table-cell table:style-name="ce165"/>
          <table:table-cell table:style-name="ce183"/>
          <table:table-cell table:style-name="ce202"/>
          <table:table-cell table:style-name="ce220"/>
          <table:table-cell table:style-name="ce238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30"/>
          <table:table-cell table:style-name="ce148"/>
          <table:table-cell table:style-name="ce166"/>
          <table:table-cell table:style-name="ce184"/>
          <table:table-cell table:style-name="ce203"/>
          <table:table-cell table:style-name="ce221"/>
          <table:table-cell table:style-name="ce239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30"/>
          <table:table-cell table:style-name="ce148"/>
          <table:table-cell table:style-name="ce166"/>
          <table:table-cell table:style-name="ce184"/>
          <table:table-cell table:style-name="ce203"/>
          <table:table-cell table:style-name="ce221"/>
          <table:table-cell table:style-name="ce239"/>
          <table:table-cell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 showcase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31"/>
          <table:table-cell table:style-name="ce149"/>
          <table:table-cell table:style-name="ce167"/>
          <table:table-cell table:style-name="ce185"/>
          <table:table-cell table:style-name="ce204"/>
          <table:table-cell table:style-name="ce222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31"/>
          <table:table-cell table:style-name="ce149"/>
          <table:table-cell table:style-name="ce167"/>
          <table:table-cell table:style-name="ce185"/>
          <table:table-cell table:style-name="ce204"/>
          <table:table-cell table:style-name="ce222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31"/>
          <table:table-cell table:style-name="ce149"/>
          <table:table-cell table:style-name="ce167"/>
          <table:table-cell table:style-name="ce185"/>
          <table:table-cell table:style-name="ce204"/>
          <table:table-cell table:style-name="ce222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0"/>
          <table:table-cell table:style-name="ce112" table:number-columns-repeated="3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Everything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-0.02" calcext:value-type="float">
            <text:p>-0.02</text:p>
          </table:table-cell>
          <table:table-cell table:style-name="ce132" office:value-type="float" office:value="-8.10503043" calcext:value-type="float">
            <text:p>-8.11</text:p>
          </table:table-cell>
          <table:table-cell table:style-name="ce150" office:value-type="float" office:value="0" calcext:value-type="float">
            <text:p>0.00</text:p>
          </table:table-cell>
          <table:table-cell table:style-name="ce168" office:value-type="float" office:value="0" calcext:value-type="float">
            <text:p>0.00</text:p>
          </table:table-cell>
          <table:table-cell table:style-name="ce186" office:value-type="float" office:value="0" calcext:value-type="float">
            <text:p>0.00</text:p>
          </table:table-cell>
          <table:table-cell table:style-name="ce205" office:value-type="float" office:value="-8.10503043" calcext:value-type="float">
            <text:p>-8.11</text:p>
          </table:table-cell>
          <table:table-cell table:style-name="ce223" office:value-type="float" office:value="-0.02244089" calcext:value-type="float">
            <text:p>-0.02</text:p>
          </table:table-cell>
          <table:table-cell table:style-name="ce223" office:value-type="float" office:value="-7.89284703" calcext:value-type="float">
            <text:p>-7.89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-0.056" calcext:value-type="float">
            <text:p>-0.06</text:p>
          </table:table-cell>
          <table:table-cell table:style-name="ce133" office:value-type="float" office:value="2.16906141" calcext:value-type="float">
            <text:p>2.17</text:p>
          </table:table-cell>
          <table:table-cell table:style-name="ce151" office:value-type="float" office:value="-0.25" calcext:value-type="float">
            <text:p>-0.25</text:p>
          </table:table-cell>
          <table:table-cell table:style-name="ce169" office:value-type="float" office:value="-0.15" calcext:value-type="float">
            <text:p>-0.15</text:p>
          </table:table-cell>
          <table:table-cell table:style-name="ce187" office:value-type="float" office:value="0" calcext:value-type="float">
            <text:p>0.00</text:p>
          </table:table-cell>
          <table:table-cell table:style-name="ce206" office:value-type="float" office:value="2.41906141" calcext:value-type="float">
            <text:p>2.42</text:p>
          </table:table-cell>
          <table:table-cell table:style-name="ce224" office:value-type="float" office:value="0.02659794" calcext:value-type="float">
            <text:p>0.03</text:p>
          </table:table-cell>
          <table:table-cell table:style-name="ce224" office:value-type="float" office:value="2.92335358" calcext:value-type="float">
            <text:p>2.92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0.052" calcext:value-type="float">
            <text:p>0.05</text:p>
          </table:table-cell>
          <table:table-cell table:style-name="ce133" office:value-type="float" office:value="-0.30634184" calcext:value-type="float">
            <text:p>-0.31</text:p>
          </table:table-cell>
          <table:table-cell table:style-name="ce151" office:value-type="float" office:value="0" calcext:value-type="float">
            <text:p>0.00</text:p>
          </table:table-cell>
          <table:table-cell table:style-name="ce169" office:value-type="float" office:value="0" calcext:value-type="float">
            <text:p>0.00</text:p>
          </table:table-cell>
          <table:table-cell table:style-name="ce187" office:value-type="float" office:value="0" calcext:value-type="float">
            <text:p>0.00</text:p>
          </table:table-cell>
          <table:table-cell table:style-name="ce206" office:value-type="float" office:value="-0.30634184" calcext:value-type="float">
            <text:p>-0.31</text:p>
          </table:table-cell>
          <table:table-cell table:style-name="ce224" office:value-type="float" office:value="0.00776844" calcext:value-type="float">
            <text:p>0.01</text:p>
          </table:table-cell>
          <table:table-cell table:style-name="ce224" office:value-type="float" office:value="-0.16651061" calcext:value-type="float">
            <text:p>-0.17</text:p>
          </table:table-cell>
          <table:table-cell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.0794259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float" office:value="0.00480582" calcext:value-type="float">
            <text:p>0.00</text:p>
          </table:table-cell>
          <table:table-cell office:value-type="float" office:value="0.73730044" calcext:value-type="float">
            <text:p>0.74</text:p>
          </table:table-cell>
          <table:table-cell office:value-type="float" office:value="0.91117362" calcext:value-type="float">
            <text:p>0.91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Field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34"/>
          <table:table-cell table:style-name="ce152"/>
          <table:table-cell table:style-name="ce170"/>
          <table:table-cell table:style-name="ce188"/>
          <table:table-cell table:style-name="ce207"/>
          <table:table-cell table:style-name="ce225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34"/>
          <table:table-cell table:style-name="ce152"/>
          <table:table-cell table:style-name="ce170"/>
          <table:table-cell table:style-name="ce188"/>
          <table:table-cell table:style-name="ce207"/>
          <table:table-cell table:style-name="ce225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34"/>
          <table:table-cell table:style-name="ce152"/>
          <table:table-cell table:style-name="ce170"/>
          <table:table-cell table:style-name="ce188"/>
          <table:table-cell table:style-name="ce207"/>
          <table:table-cell table:style-name="ce225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0"/>
          <table:table-cell table:style-name="ce112" table:number-columns-repeated="3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Forest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35"/>
          <table:table-cell table:style-name="ce153"/>
          <table:table-cell table:style-name="ce171"/>
          <table:table-cell table:style-name="ce189"/>
          <table:table-cell table:style-name="ce208"/>
          <table:table-cell table:style-name="ce226" table:number-columns-repeated="2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36"/>
          <table:table-cell table:style-name="ce154"/>
          <table:table-cell table:style-name="ce172"/>
          <table:table-cell table:style-name="ce190"/>
          <table:table-cell table:style-name="ce209"/>
          <table:table-cell table:style-name="ce227" table:number-columns-repeated="2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36"/>
          <table:table-cell table:style-name="ce154"/>
          <table:table-cell table:style-name="ce172"/>
          <table:table-cell table:style-name="ce190"/>
          <table:table-cell table:style-name="ce209"/>
          <table:table-cell table:style-name="ce227" table:number-columns-repeated="2"/>
          <table:table-cell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Missing Building</text:p>
          </table:table-cell>
          <table:table-cell table:style-name="ce9" office:value-type="string" calcext:value-type="string">
            <text:p>x</text:p>
          </table:table-cell>
          <table:table-cell office:value-type="float" office:value="0.039" calcext:value-type="float">
            <text:p>0.04</text:p>
          </table:table-cell>
          <table:table-cell table:style-name="ce137" office:value-type="float" office:value="-0.76527803" calcext:value-type="float">
            <text:p>-0.77</text:p>
          </table:table-cell>
          <table:table-cell table:style-name="ce155" office:value-type="float" office:value="0.15" calcext:value-type="float">
            <text:p>0.15</text:p>
          </table:table-cell>
          <table:table-cell table:style-name="ce173" office:value-type="float" office:value="0.15" calcext:value-type="float">
            <text:p>0.15</text:p>
          </table:table-cell>
          <table:table-cell table:style-name="ce191" office:value-type="float" office:value="0" calcext:value-type="float">
            <text:p>0.00</text:p>
          </table:table-cell>
          <table:table-cell table:style-name="ce210" office:value-type="float" office:value="-0.91475233" calcext:value-type="float">
            <text:p>-0.91</text:p>
          </table:table-cell>
          <table:table-cell table:style-name="ce228" office:value-type="float" office:value="-0.00045144" calcext:value-type="float">
            <text:p>0.00</text:p>
          </table:table-cell>
          <table:table-cell table:style-name="ce228" office:value-type="float" office:value="-2.21042547" calcext:value-type="float">
            <text:p>-2.21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22" calcext:value-type="float">
            <text:p>-0.02</text:p>
          </table:table-cell>
          <table:table-cell table:style-name="ce137" office:value-type="float" office:value="-0.4298094" calcext:value-type="float">
            <text:p>-0.43</text:p>
          </table:table-cell>
          <table:table-cell table:style-name="ce155" office:value-type="float" office:value="-0.1" calcext:value-type="float">
            <text:p>-0.10</text:p>
          </table:table-cell>
          <table:table-cell table:style-name="ce173" office:value-type="float" office:value="-0.15" calcext:value-type="float">
            <text:p>-0.15</text:p>
          </table:table-cell>
          <table:table-cell table:style-name="ce191" office:value-type="float" office:value="0.15" calcext:value-type="float">
            <text:p>0.15</text:p>
          </table:table-cell>
          <table:table-cell table:style-name="ce210" office:value-type="float" office:value="-0.33592212" calcext:value-type="float">
            <text:p>-0.34</text:p>
          </table:table-cell>
          <table:table-cell table:style-name="ce228" office:value-type="float" office:value="-0.00491284" calcext:value-type="float">
            <text:p>0.00</text:p>
          </table:table-cell>
          <table:table-cell table:style-name="ce228" office:value-type="float" office:value="-0.4671186" calcext:value-type="float">
            <text:p>-0.47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018" calcext:value-type="float">
            <text:p>-0.02</text:p>
          </table:table-cell>
          <table:table-cell table:style-name="ce137" office:value-type="float" office:value="0.91590391" calcext:value-type="float">
            <text:p>0.92</text:p>
          </table:table-cell>
          <table:table-cell table:style-name="ce155" office:value-type="float" office:value="0" calcext:value-type="float">
            <text:p>0.00</text:p>
          </table:table-cell>
          <table:table-cell table:style-name="ce173" office:value-type="float" office:value="0.15" calcext:value-type="float">
            <text:p>0.15</text:p>
          </table:table-cell>
          <table:table-cell table:style-name="ce191" office:value-type="float" office:value="-0.15" calcext:value-type="float">
            <text:p>-0.15</text:p>
          </table:table-cell>
          <table:table-cell table:style-name="ce210" office:value-type="float" office:value="0.91564033" calcext:value-type="float">
            <text:p>0.92</text:p>
          </table:table-cell>
          <table:table-cell table:style-name="ce228" office:value-type="float" office:value="0.08824246" calcext:value-type="float">
            <text:p>0.09</text:p>
          </table:table-cell>
          <table:table-cell table:style-name="ce228" office:value-type="float" office:value="1.0008349" calcext:value-type="float">
            <text:p>1.00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036874" calcext:value-type="float">
            <text:p>0.04</text:p>
          </table:table-cell>
          <table:table-cell table:style-name="ce25" office:value-type="float" office:value="0" calcext:value-type="float">
            <text:p>0.00</text:p>
          </table:table-cell>
          <table:table-cell table:style-name="ce47" office:value-type="float" office:value="0.00125759" calcext:value-type="float">
            <text:p>0.00</text:p>
          </table:table-cell>
          <table:table-cell table:style-name="ce69" office:value-type="float" office:value="0.36841797" calcext:value-type="float">
            <text:p>0.37</text:p>
          </table:table-cell>
          <table:table-cell table:style-name="ce90" office:value-type="float" office:value="0.88882209" calcext:value-type="float">
            <text:p>0.89</text:p>
          </table:table-cell>
          <table:table-cell table:number-columns-repeated="3" table:style-name="ce112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Road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38"/>
          <table:table-cell table:style-name="ce156"/>
          <table:table-cell table:style-name="ce174"/>
          <table:table-cell table:style-name="ce192"/>
          <table:table-cell table:style-name="ce211"/>
          <table:table-cell table:style-name="ce229" table:number-columns-repeated="2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39"/>
          <table:table-cell table:style-name="ce157"/>
          <table:table-cell table:style-name="ce175"/>
          <table:table-cell table:style-name="ce193"/>
          <table:table-cell table:style-name="ce212"/>
          <table:table-cell table:style-name="ce230" table:number-columns-repeated="2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39"/>
          <table:table-cell table:style-name="ce157"/>
          <table:table-cell table:style-name="ce175"/>
          <table:table-cell table:style-name="ce193"/>
          <table:table-cell table:style-name="ce212"/>
          <table:table-cell table:style-name="ce230" table:number-columns-repeated="2"/>
          <table:table-cell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y Tower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40"/>
          <table:table-cell table:style-name="ce158"/>
          <table:table-cell table:style-name="ce176"/>
          <table:table-cell table:style-name="ce194"/>
          <table:table-cell table:style-name="ce213"/>
          <table:table-cell table:style-name="ce231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40"/>
          <table:table-cell table:style-name="ce158"/>
          <table:table-cell table:style-name="ce176"/>
          <table:table-cell table:style-name="ce194"/>
          <table:table-cell table:style-name="ce213"/>
          <table:table-cell table:style-name="ce231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40"/>
          <table:table-cell table:style-name="ce158"/>
          <table:table-cell table:style-name="ce176"/>
          <table:table-cell table:style-name="ce194"/>
          <table:table-cell table:style-name="ce213"/>
          <table:table-cell table:style-name="ce231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0"/>
          <table:table-cell table:style-name="ce112" table:number-columns-repeated="3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Xyz Square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41"/>
          <table:table-cell table:style-name="ce159"/>
          <table:table-cell table:style-name="ce177"/>
          <table:table-cell table:style-name="ce195"/>
          <table:table-cell table:style-name="ce214"/>
          <table:table-cell table:style-name="ce232" table:number-columns-repeated="2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42"/>
          <table:table-cell table:style-name="ce160"/>
          <table:table-cell table:style-name="ce178"/>
          <table:table-cell table:style-name="ce196"/>
          <table:table-cell table:style-name="ce215"/>
          <table:table-cell table:style-name="ce233" table:number-columns-repeated="2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42"/>
          <table:table-cell table:style-name="ce160"/>
          <table:table-cell table:style-name="ce178"/>
          <table:table-cell table:style-name="ce196"/>
          <table:table-cell table:style-name="ce215"/>
          <table:table-cell table:style-name="ce233" table:number-columns-repeated="2"/>
          <table:table-cell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z Hall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43"/>
          <table:table-cell table:style-name="ce161"/>
          <table:table-cell table:style-name="ce179"/>
          <table:table-cell table:style-name="ce197"/>
          <table:table-cell table:style-name="ce216"/>
          <table:table-cell table:style-name="ce234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43"/>
          <table:table-cell table:style-name="ce161"/>
          <table:table-cell table:style-name="ce179"/>
          <table:table-cell table:style-name="ce197"/>
          <table:table-cell table:style-name="ce216"/>
          <table:table-cell table:style-name="ce234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43"/>
          <table:table-cell table:style-name="ce161"/>
          <table:table-cell table:style-name="ce179"/>
          <table:table-cell table:style-name="ce197"/>
          <table:table-cell table:style-name="ce216"/>
          <table:table-cell table:style-name="ce234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0"/>
          <table:table-cell table:style-name="ce112" table:number-columns-repeated="3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Yz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44"/>
          <table:table-cell table:style-name="ce162"/>
          <table:table-cell table:style-name="ce180"/>
          <table:table-cell table:style-name="ce198"/>
          <table:table-cell table:style-name="ce217"/>
          <table:table-cell table:style-name="ce235" table:number-columns-repeated="2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45"/>
          <table:table-cell table:style-name="ce163"/>
          <table:table-cell table:style-name="ce181"/>
          <table:table-cell table:style-name="ce199"/>
          <table:table-cell table:style-name="ce218"/>
          <table:table-cell table:style-name="ce236" table:number-columns-repeated="2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45"/>
          <table:table-cell table:style-name="ce163"/>
          <table:table-cell table:style-name="ce181"/>
          <table:table-cell table:style-name="ce199"/>
          <table:table-cell table:style-name="ce218"/>
          <table:table-cell table:style-name="ce236" table:number-columns-repeated="2"/>
          <table:table-cell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Yz Street</text:p>
          </table:table-cell>
          <table:table-cell table:style-name="ce9" office:value-type="string" calcext:value-type="string">
            <text:p>x</text:p>
          </table:table-cell>
          <table:table-cell table:style-name="ce17"/>
          <table:table-cell table:style-name="ce146"/>
          <table:table-cell table:style-name="ce164"/>
          <table:table-cell table:style-name="ce182"/>
          <table:table-cell table:style-name="ce200"/>
          <table:table-cell table:style-name="ce219"/>
          <table:table-cell table:style-name="ce237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46"/>
          <table:table-cell table:style-name="ce164"/>
          <table:table-cell table:style-name="ce182"/>
          <table:table-cell table:style-name="ce200"/>
          <table:table-cell table:style-name="ce219"/>
          <table:table-cell table:style-name="ce237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46"/>
          <table:table-cell table:style-name="ce164"/>
          <table:table-cell table:style-name="ce182"/>
          <table:table-cell table:style-name="ce200"/>
          <table:table-cell table:style-name="ce219"/>
          <table:table-cell table:style-name="ce237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style-name="ce18"/>
          <table:table-cell table:style-name="ce25"/>
          <table:table-cell table:style-name="ce47"/>
          <table:table-cell table:style-name="ce69"/>
          <table:table-cell table:style-name="ce90"/>
          <table:table-cell table:style-name="ce112" table:number-columns-repeated="3"/>
          <table:table-cell/>
        </table:table-row>
        <calcext:conditional-formats>
          <calcext:conditional-format calcext:target-range-address="'ALS16 aligned to ALS14'.E4:'ALS16 aligned to ALS14'.I6">
            <calcext:condition calcext:apply-style-name="Untitled1" calcext:value="formula-is(ABS(['ALS16 aligned to ALS14'.E4] - ['ALS16 aligned to ALS14'.$D4]) &gt; 0.2)" calcext:base-cell-address="'ALS16 aligned to ALS14'.E4"/>
          </calcext:conditional-format>
          <calcext:conditional-format calcext:target-range-address="'ALS16 aligned to ALS14'.E8:'ALS16 aligned to ALS14'.I10">
            <calcext:condition calcext:apply-style-name="Untitled1" calcext:value="formula-is(ABS(['ALS16 aligned to ALS14'.E8] - ['ALS16 aligned to ALS14'.$D8]) &gt; 0.2)" calcext:base-cell-address="'ALS16 aligned to ALS14'.E8"/>
          </calcext:conditional-format>
          <calcext:conditional-format calcext:target-range-address="'ALS16 aligned to ALS14'.E12:'ALS16 aligned to ALS14'.I14">
            <calcext:condition calcext:apply-style-name="Untitled1" calcext:value="formula-is(ABS(['ALS16 aligned to ALS14'.E12] - ['ALS16 aligned to ALS14'.$D12]) &gt; 0.2)" calcext:base-cell-address="'ALS16 aligned to ALS14'.E12"/>
          </calcext:conditional-format>
          <calcext:conditional-format calcext:target-range-address="'ALS16 aligned to ALS14'.E20:'ALS16 aligned to ALS14'.I22">
            <calcext:condition calcext:apply-style-name="Untitled1" calcext:value="formula-is(ABS(['ALS16 aligned to ALS14'.E20] - ['ALS16 aligned to ALS14'.$D20]) &gt; 0.2)" calcext:base-cell-address="'ALS16 aligned to ALS14'.E20"/>
          </calcext:conditional-format>
          <calcext:conditional-format calcext:target-range-address="'ALS16 aligned to ALS14'.E28:'ALS16 aligned to ALS14'.I30">
            <calcext:condition calcext:apply-style-name="Untitled1" calcext:value="formula-is(ABS(['ALS16 aligned to ALS14'.E28] - ['ALS16 aligned to ALS14'.$D28]) &gt; 0.2)" calcext:base-cell-address="'ALS16 aligned to ALS14'.E28"/>
          </calcext:conditional-format>
          <calcext:conditional-format calcext:target-range-address="'ALS16 aligned to ALS14'.E36:'ALS16 aligned to ALS14'.I38">
            <calcext:condition calcext:apply-style-name="Untitled1" calcext:value="formula-is(ABS(['ALS16 aligned to ALS14'.E36] - ['ALS16 aligned to ALS14'.$D36]) &gt; 0.2)" calcext:base-cell-address="'ALS16 aligned to ALS14'.E36"/>
          </calcext:conditional-format>
          <calcext:conditional-format calcext:target-range-address="'ALS16 aligned to ALS14'.E44:'ALS16 aligned to ALS14'.I46">
            <calcext:condition calcext:apply-style-name="Untitled1" calcext:value="formula-is(ABS(['ALS16 aligned to ALS14'.E44] - ['ALS16 aligned to ALS14'.$D44]) &gt; 0.2)" calcext:base-cell-address="'ALS16 aligned to ALS14'.E44"/>
          </calcext:conditional-format>
          <calcext:conditional-format calcext:target-range-address="'ALS16 aligned to ALS14'.I16:'ALS16 aligned to ALS14'.I18 'ALS16 aligned to ALS14'.E16:'ALS16 aligned to ALS14'.G18">
            <calcext:condition calcext:apply-style-name="Untitled1" calcext:value="formula-is(ABS(['ALS16 aligned to ALS14'.E16] - ['ALS16 aligned to ALS14'.$D16]) &gt; 0.2)" calcext:base-cell-address="'ALS16 aligned to ALS14'.E16"/>
          </calcext:conditional-format>
          <calcext:conditional-format calcext:target-range-address="'ALS16 aligned to ALS14'.E24:'ALS16 aligned to ALS14'.I26">
            <calcext:condition calcext:apply-style-name="Untitled1" calcext:value="formula-is(ABS(['ALS16 aligned to ALS14'.E24] - ['ALS16 aligned to ALS14'.$D24]) &gt; 0.2)" calcext:base-cell-address="'ALS16 aligned to ALS14'.E24"/>
          </calcext:conditional-format>
          <calcext:conditional-format calcext:target-range-address="'ALS16 aligned to ALS14'.E32:'ALS16 aligned to ALS14'.I34">
            <calcext:condition calcext:apply-style-name="Untitled1" calcext:value="formula-is(ABS(['ALS16 aligned to ALS14'.E32] - ['ALS16 aligned to ALS14'.$D32]) &gt; 0.2)" calcext:base-cell-address="'ALS16 aligned to ALS14'.E32"/>
          </calcext:conditional-format>
          <calcext:conditional-format calcext:target-range-address="'ALS16 aligned to ALS14'.E40:'ALS16 aligned to ALS14'.I42">
            <calcext:condition calcext:apply-style-name="Untitled1" calcext:value="formula-is(ABS(['ALS16 aligned to ALS14'.E40] - ['ALS16 aligned to ALS14'.$D40]) &gt; 0.2)" calcext:base-cell-address="'ALS16 aligned to ALS14'.E40"/>
          </calcext:conditional-format>
          <calcext:conditional-format calcext:target-range-address="'ALS16 aligned to ALS14'.E48:'ALS16 aligned to ALS14'.I50">
            <calcext:condition calcext:apply-style-name="Untitled1" calcext:value="formula-is(ABS(['ALS16 aligned to ALS14'.E48] - ['ALS16 aligned to ALS14'.$D48]) &gt; 0.2)" calcext:base-cell-address="'ALS16 aligned to ALS14'.E48"/>
          </calcext:conditional-format>
          <calcext:conditional-format calcext:target-range-address="'ALS16 aligned to ALS14'.J5:'ALS16 aligned to ALS14'.K6 'ALS16 aligned to ALS14'.J4:'ALS16 aligned to ALS14'.J6">
            <calcext:condition calcext:apply-style-name="Untitled1" calcext:value="formula-is(ABS(['ALS16 aligned to ALS14'.J4] - ['ALS16 aligned to ALS14'.$D4]) &gt; 0.2)" calcext:base-cell-address="'ALS16 aligned to ALS14'.J4"/>
          </calcext:conditional-format>
          <calcext:conditional-format calcext:target-range-address="'ALS16 aligned to ALS14'.J8:'ALS16 aligned to ALS14'.K10">
            <calcext:condition calcext:apply-style-name="Untitled1" calcext:value="formula-is(ABS(['ALS16 aligned to ALS14'.J8] - ['ALS16 aligned to ALS14'.$D8]) &gt; 0.2)" calcext:base-cell-address="'ALS16 aligned to ALS14'.J8"/>
          </calcext:conditional-format>
          <calcext:conditional-format calcext:target-range-address="'ALS16 aligned to ALS14'.J12:'ALS16 aligned to ALS14'.K14">
            <calcext:condition calcext:apply-style-name="Untitled1" calcext:value="formula-is(ABS(['ALS16 aligned to ALS14'.J12] - ['ALS16 aligned to ALS14'.$D12]) &gt; 0.2)" calcext:base-cell-address="'ALS16 aligned to ALS14'.J12"/>
          </calcext:conditional-format>
          <calcext:conditional-format calcext:target-range-address="'ALS16 aligned to ALS14'.J20:'ALS16 aligned to ALS14'.K22">
            <calcext:condition calcext:apply-style-name="Untitled1" calcext:value="formula-is(ABS(['ALS16 aligned to ALS14'.J20] - ['ALS16 aligned to ALS14'.$D20]) &gt; 0.2)" calcext:base-cell-address="'ALS16 aligned to ALS14'.J20"/>
          </calcext:conditional-format>
          <calcext:conditional-format calcext:target-range-address="'ALS16 aligned to ALS14'.J28:'ALS16 aligned to ALS14'.K30">
            <calcext:condition calcext:apply-style-name="Untitled1" calcext:value="formula-is(ABS(['ALS16 aligned to ALS14'.J28] - ['ALS16 aligned to ALS14'.$D28]) &gt; 0.2)" calcext:base-cell-address="'ALS16 aligned to ALS14'.J28"/>
          </calcext:conditional-format>
          <calcext:conditional-format calcext:target-range-address="'ALS16 aligned to ALS14'.J36:'ALS16 aligned to ALS14'.K38">
            <calcext:condition calcext:apply-style-name="Untitled1" calcext:value="formula-is(ABS(['ALS16 aligned to ALS14'.J36] - ['ALS16 aligned to ALS14'.$D36]) &gt; 0.2)" calcext:base-cell-address="'ALS16 aligned to ALS14'.J36"/>
          </calcext:conditional-format>
          <calcext:conditional-format calcext:target-range-address="'ALS16 aligned to ALS14'.J44:'ALS16 aligned to ALS14'.K46">
            <calcext:condition calcext:apply-style-name="Untitled1" calcext:value="formula-is(ABS(['ALS16 aligned to ALS14'.J44] - ['ALS16 aligned to ALS14'.$D44]) &gt; 0.2)" calcext:base-cell-address="'ALS16 aligned to ALS14'.J44"/>
          </calcext:conditional-format>
          <calcext:conditional-format calcext:target-range-address="'ALS16 aligned to ALS14'.J16:'ALS16 aligned to ALS14'.K18">
            <calcext:condition calcext:apply-style-name="Untitled1" calcext:value="formula-is(ABS(['ALS16 aligned to ALS14'.J16] - ['ALS16 aligned to ALS14'.$D16]) &gt; 0.2)" calcext:base-cell-address="'ALS16 aligned to ALS14'.J16"/>
          </calcext:conditional-format>
          <calcext:conditional-format calcext:target-range-address="'ALS16 aligned to ALS14'.J24:'ALS16 aligned to ALS14'.K26">
            <calcext:condition calcext:apply-style-name="Untitled1" calcext:value="formula-is(ABS(['ALS16 aligned to ALS14'.J24] - ['ALS16 aligned to ALS14'.$D24]) &gt; 0.2)" calcext:base-cell-address="'ALS16 aligned to ALS14'.J24"/>
          </calcext:conditional-format>
          <calcext:conditional-format calcext:target-range-address="'ALS16 aligned to ALS14'.J32:'ALS16 aligned to ALS14'.K34">
            <calcext:condition calcext:apply-style-name="Untitled1" calcext:value="formula-is(ABS(['ALS16 aligned to ALS14'.J32] - ['ALS16 aligned to ALS14'.$D32]) &gt; 0.2)" calcext:base-cell-address="'ALS16 aligned to ALS14'.J32"/>
          </calcext:conditional-format>
          <calcext:conditional-format calcext:target-range-address="'ALS16 aligned to ALS14'.J40:'ALS16 aligned to ALS14'.K42">
            <calcext:condition calcext:apply-style-name="Untitled1" calcext:value="formula-is(ABS(['ALS16 aligned to ALS14'.J40] - ['ALS16 aligned to ALS14'.$D40]) &gt; 0.2)" calcext:base-cell-address="'ALS16 aligned to ALS14'.J40"/>
          </calcext:conditional-format>
          <calcext:conditional-format calcext:target-range-address="'ALS16 aligned to ALS14'.J48:'ALS16 aligned to ALS14'.K50">
            <calcext:condition calcext:apply-style-name="Untitled1" calcext:value="formula-is(ABS(['ALS16 aligned to ALS14'.J48] - ['ALS16 aligned to ALS14'.$D48]) &gt; 0.2)" calcext:base-cell-address="'ALS16 aligned to ALS14'.J48"/>
          </calcext:conditional-format>
          <calcext:conditional-format calcext:target-range-address="'ALS16 aligned to ALS14'.H16:'ALS16 aligned to ALS14'.H18">
            <calcext:condition calcext:apply-style-name="Untitled1" calcext:value="formula-is(ABS(['ALS16 aligned to ALS14'.H16] - ['ALS16 aligned to ALS14'.$D16]) &gt; 0.2)" calcext:base-cell-address="'ALS16 aligned to ALS14'.H16"/>
          </calcext:conditional-format>
          <calcext:conditional-format calcext:target-range-address="'ALS16 aligned to ALS14'.K4:'ALS16 aligned to ALS14'.K4">
            <calcext:condition calcext:apply-style-name="Untitled1" calcext:value="formula-is(ABS(['ALS16 aligned to ALS14'.K4] - ['ALS16 aligned to ALS14'.$D4]) &gt; 0.2)" calcext:base-cell-address="'ALS16 aligned to ALS14'.K4"/>
          </calcext:conditional-format>
        </calcext:conditional-formats>
      </table:table>
      <table:table table:name="DIM aligned to ALS1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6"/>
        <table:table-column table:style-name="co4" table:default-cell-style-name="ce23"/>
        <table:table-column table:style-name="co4" table:default-cell-style-name="ce45"/>
        <table:table-column table:style-name="co4" table:default-cell-style-name="ce67"/>
        <table:table-column table:style-name="co4" table:default-cell-style-name="ce88"/>
        <table:table-column table:style-name="co4" table:default-cell-style-name="ce110"/>
        <table:table-column table:style-name="co5" table:default-cell-style-name="ce110"/>
        <table:table-column table:style-name="co12" table:default-cell-style-name="ce110"/>
        <table:table-column table:style-name="co13" table:default-cell-style-name="Default"/>
        <table:table-row table:style-name="ro1">
          <table:table-cell table:number-columns-repeated="2"/>
          <table:table-cell table:style-name="Default" table:number-columns-repeated="9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1" office:value-type="string" calcext:value-type="string" table:number-columns-spanned="1" table:number-rows-spanned="2">
            <text:p>Manual Point Picking</text:p>
          </table:table-cell>
          <table:table-cell table:style-name="ce19" office:value-type="string" calcext:value-type="string" table:number-columns-spanned="1" table:number-rows-spanned="2">
            <text:p>ICP</text:p>
          </table:table-cell>
          <table:table-cell table:style-name="ce41" office:value-type="string" calcext:value-type="string" table:number-columns-spanned="1" table:number-rows-spanned="2">
            <text:p>Accumulator</text:p>
          </table:table-cell>
          <table:table-cell table:style-name="ce63" office:value-type="string" calcext:value-type="string" table:number-columns-spanned="1" table:number-rows-spanned="2">
            <text:p>Distance Consensus</text:p>
          </table:table-cell>
          <table:table-cell table:style-name="ce85" office:value-type="string" calcext:value-type="string" table:number-columns-spanned="1" table:number-rows-spanned="2">
            <text:p>Normal Vector Consensus</text:p>
          </table:table-cell>
          <table:table-cell table:style-name="ce201" office:value-type="string" calcext:value-type="string" table:number-columns-spanned="1" table:number-rows-spanned="2">
            <text:p>Accumulator-ICP</text:p>
          </table:table-cell>
          <table:table-cell table:style-name="ce106" office:value-type="string" calcext:value-type="string" table:number-columns-spanned="1" table:number-rows-spanned="2">
            <text:p>Accumulator-Pruning-ICP</text:p>
          </table:table-cell>
          <table:table-cell table:style-name="ce128" office:value-type="string" calcext:value-type="string" table:number-columns-spanned="1" table:number-rows-spanned="2">
            <text:p>Accumulator-NO_NEIGHBOR_Pruning-ICP</text:p>
          </table:table-cell>
          <table:table-cell/>
        </table:table-row>
        <table:table-row table:style-name="ro1">
          <table:table-cell/>
          <table:covered-table-cell table:number-columns-repeated="2" table:style-name="ce2"/>
          <table:covered-table-cell table:style-name="ce12"/>
          <table:covered-table-cell table:style-name="ce20"/>
          <table:covered-table-cell table:style-name="ce42"/>
          <table:covered-table-cell table:number-columns-repeated="2" table:style-name="ce64"/>
          <table:covered-table-cell table:style-name="ce107"/>
          <table:covered-table-cell table:number-columns-repeated="2"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Color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240"/>
          <table:table-cell table:style-name="ce258"/>
          <table:table-cell table:style-name="ce276"/>
          <table:table-cell table:style-name="ce294"/>
          <table:table-cell table:style-name="ce312"/>
          <table:table-cell table:style-name="ce330" table:number-columns-repeated="2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241"/>
          <table:table-cell table:style-name="ce259"/>
          <table:table-cell table:style-name="ce277"/>
          <table:table-cell table:style-name="ce295"/>
          <table:table-cell table:style-name="ce313"/>
          <table:table-cell table:style-name="ce331" table:number-columns-repeated="2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241"/>
          <table:table-cell table:style-name="ce259"/>
          <table:table-cell table:style-name="ce277"/>
          <table:table-cell table:style-name="ce295"/>
          <table:table-cell table:style-name="ce313"/>
          <table:table-cell table:style-name="ce331" table:number-columns-repeated="2"/>
          <table:table-cell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 showcase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242"/>
          <table:table-cell table:style-name="ce260"/>
          <table:table-cell table:style-name="ce278"/>
          <table:table-cell table:style-name="ce296"/>
          <table:table-cell table:style-name="ce314"/>
          <table:table-cell table:style-name="ce332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42"/>
          <table:table-cell table:style-name="ce260"/>
          <table:table-cell table:style-name="ce278"/>
          <table:table-cell table:style-name="ce296"/>
          <table:table-cell table:style-name="ce314"/>
          <table:table-cell table:style-name="ce332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42"/>
          <table:table-cell table:style-name="ce260"/>
          <table:table-cell table:style-name="ce278"/>
          <table:table-cell table:style-name="ce296"/>
          <table:table-cell table:style-name="ce314"/>
          <table:table-cell table:style-name="ce332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0"/>
          <table:table-cell table:style-name="ce112" table:number-columns-repeated="3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Everything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0.008" calcext:value-type="float">
            <text:p>0.01</text:p>
          </table:table-cell>
          <table:table-cell table:style-name="ce243" office:value-type="float" office:value="-8.40191819" calcext:value-type="float">
            <text:p>-8.40</text:p>
          </table:table-cell>
          <table:table-cell table:style-name="ce261" office:value-type="float" office:value="-0.35" calcext:value-type="float">
            <text:p>-0.35</text:p>
          </table:table-cell>
          <table:table-cell table:style-name="ce279" office:value-type="float" office:value="0" calcext:value-type="float">
            <text:p>0.00</text:p>
          </table:table-cell>
          <table:table-cell table:style-name="ce297" office:value-type="float" office:value="-0.15" calcext:value-type="float">
            <text:p>-0.15</text:p>
          </table:table-cell>
          <table:table-cell table:style-name="ce315" office:value-type="float" office:value="-8.05164635" calcext:value-type="float">
            <text:p>-8.05</text:p>
          </table:table-cell>
          <table:table-cell table:style-name="ce333" office:value-type="float" office:value="0.02595268" calcext:value-type="float">
            <text:p>0.03</text:p>
          </table:table-cell>
          <table:table-cell table:style-name="ce333" office:value-type="float" office:value="-7.45364172" calcext:value-type="float">
            <text:p>-7.45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-0.057" calcext:value-type="float">
            <text:p>-0.06</text:p>
          </table:table-cell>
          <table:table-cell table:style-name="ce244" office:value-type="float" office:value="0.94805328" calcext:value-type="float">
            <text:p>0.95</text:p>
          </table:table-cell>
          <table:table-cell table:style-name="ce262" office:value-type="float" office:value="0.35" calcext:value-type="float">
            <text:p>0.35</text:p>
          </table:table-cell>
          <table:table-cell table:style-name="ce280" office:value-type="float" office:value="0" calcext:value-type="float">
            <text:p>0.00</text:p>
          </table:table-cell>
          <table:table-cell table:style-name="ce298" office:value-type="float" office:value="0" calcext:value-type="float">
            <text:p>0.00</text:p>
          </table:table-cell>
          <table:table-cell table:style-name="ce316" office:value-type="float" office:value="0.60550917" calcext:value-type="float">
            <text:p>0.61</text:p>
          </table:table-cell>
          <table:table-cell table:style-name="ce334" office:value-type="float" office:value="-0.06265543" calcext:value-type="float">
            <text:p>-0.06</text:p>
          </table:table-cell>
          <table:table-cell table:style-name="ce334" office:value-type="float" office:value="1.54769158" calcext:value-type="float">
            <text:p>1.55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0.082" calcext:value-type="float">
            <text:p>0.08</text:p>
          </table:table-cell>
          <table:table-cell table:style-name="ce244" office:value-type="float" office:value="-0.61518517" calcext:value-type="float">
            <text:p>-0.62</text:p>
          </table:table-cell>
          <table:table-cell table:style-name="ce262" office:value-type="float" office:value="0" calcext:value-type="float">
            <text:p>0.00</text:p>
          </table:table-cell>
          <table:table-cell table:style-name="ce280" office:value-type="float" office:value="0" calcext:value-type="float">
            <text:p>0.00</text:p>
          </table:table-cell>
          <table:table-cell table:style-name="ce298" office:value-type="float" office:value="-0.3" calcext:value-type="float">
            <text:p>-0.30</text:p>
          </table:table-cell>
          <table:table-cell table:style-name="ce316" office:value-type="float" office:value="-0.61534436" calcext:value-type="float">
            <text:p>-0.62</text:p>
          </table:table-cell>
          <table:table-cell table:style-name="ce334" office:value-type="float" office:value="0.00141914" calcext:value-type="float">
            <text:p>0.00</text:p>
          </table:table-cell>
          <table:table-cell table:style-name="ce334" office:value-type="float" office:value="-0.20416522" calcext:value-type="float">
            <text:p>-0.20</text:p>
          </table:table-cell>
          <table:table-cell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.0563774" calcext:value-type="float">
            <text:p>0.06</text:p>
          </table:table-cell>
          <table:table-cell office:value-type="float" office:value="0" calcext:value-type="float">
            <text:p>0.00</text:p>
          </table:table-cell>
          <table:table-cell office:value-type="float" office:value="0.00169443" calcext:value-type="float">
            <text:p>0.00</text:p>
          </table:table-cell>
          <table:table-cell office:value-type="float" office:value="0.57029839" calcext:value-type="float">
            <text:p>0.57</text:p>
          </table:table-cell>
          <table:table-cell office:value-type="float" office:value="0.81863649" calcext:value-type="float">
            <text:p>0.82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Field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245"/>
          <table:table-cell table:style-name="ce263"/>
          <table:table-cell table:style-name="ce281"/>
          <table:table-cell table:style-name="ce299"/>
          <table:table-cell table:style-name="ce317"/>
          <table:table-cell table:style-name="ce335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45"/>
          <table:table-cell table:style-name="ce263"/>
          <table:table-cell table:style-name="ce281"/>
          <table:table-cell table:style-name="ce299"/>
          <table:table-cell table:style-name="ce317"/>
          <table:table-cell table:style-name="ce335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45"/>
          <table:table-cell table:style-name="ce263"/>
          <table:table-cell table:style-name="ce281"/>
          <table:table-cell table:style-name="ce299"/>
          <table:table-cell table:style-name="ce317"/>
          <table:table-cell table:style-name="ce335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0"/>
          <table:table-cell table:style-name="ce112" table:number-columns-repeated="3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Forest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246"/>
          <table:table-cell table:style-name="ce264"/>
          <table:table-cell table:style-name="ce282"/>
          <table:table-cell table:style-name="ce300"/>
          <table:table-cell table:style-name="ce318"/>
          <table:table-cell table:style-name="ce336" table:number-columns-repeated="2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247"/>
          <table:table-cell table:style-name="ce265"/>
          <table:table-cell table:style-name="ce283"/>
          <table:table-cell table:style-name="ce301"/>
          <table:table-cell table:style-name="ce319"/>
          <table:table-cell table:style-name="ce337" table:number-columns-repeated="2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247"/>
          <table:table-cell table:style-name="ce265"/>
          <table:table-cell table:style-name="ce283"/>
          <table:table-cell table:style-name="ce301"/>
          <table:table-cell table:style-name="ce319"/>
          <table:table-cell table:style-name="ce337" table:number-columns-repeated="2"/>
          <table:table-cell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Missing Building</text:p>
          </table:table-cell>
          <table:table-cell table:style-name="ce9" office:value-type="string" calcext:value-type="string">
            <text:p>x</text:p>
          </table:table-cell>
          <table:table-cell office:value-type="float" office:value="-0.013" calcext:value-type="float">
            <text:p>-0.01</text:p>
          </table:table-cell>
          <table:table-cell table:style-name="ce248" office:value-type="float" office:value="0.09626252" calcext:value-type="float">
            <text:p>0.10</text:p>
          </table:table-cell>
          <table:table-cell table:style-name="ce266" office:value-type="float" office:value="0.35" calcext:value-type="float">
            <text:p>0.35</text:p>
          </table:table-cell>
          <table:table-cell table:style-name="ce284" office:value-type="float" office:value="-0.15" calcext:value-type="float">
            <text:p>-0.15</text:p>
          </table:table-cell>
          <table:table-cell table:style-name="ce302" office:value-type="float" office:value="0.3" calcext:value-type="float">
            <text:p>0.30</text:p>
          </table:table-cell>
          <table:table-cell table:style-name="ce320" office:value-type="float" office:value="-0.25323436" calcext:value-type="float">
            <text:p>-0.25</text:p>
          </table:table-cell>
          <table:table-cell table:style-name="ce338" office:value-type="float" office:value="-0.00091906" calcext:value-type="float">
            <text:p>0.00</text:p>
          </table:table-cell>
          <table:table-cell table:style-name="ce338" office:value-type="float" office:value="2.15838085" calcext:value-type="float">
            <text:p>2.16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16" calcext:value-type="float">
            <text:p>-0.02</text:p>
          </table:table-cell>
          <table:table-cell table:style-name="ce248" office:value-type="float" office:value="-0.48502968" calcext:value-type="float">
            <text:p>-0.49</text:p>
          </table:table-cell>
          <table:table-cell table:style-name="ce266" office:value-type="float" office:value="0.1" calcext:value-type="float">
            <text:p>0.10</text:p>
          </table:table-cell>
          <table:table-cell table:style-name="ce284" office:value-type="float" office:value="0" calcext:value-type="float">
            <text:p>0.00</text:p>
          </table:table-cell>
          <table:table-cell table:style-name="ce302" office:value-type="float" office:value="-0.3" calcext:value-type="float">
            <text:p>-0.30</text:p>
          </table:table-cell>
          <table:table-cell table:style-name="ce320" office:value-type="float" office:value="-0.58493454" calcext:value-type="float">
            <text:p>-0.58</text:p>
          </table:table-cell>
          <table:table-cell table:style-name="ce338" office:value-type="float" office:value="-0.00163537" calcext:value-type="float">
            <text:p>0.00</text:p>
          </table:table-cell>
          <table:table-cell table:style-name="ce338" office:value-type="float" office:value="0.27956032" calcext:value-type="float">
            <text:p>0.28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174" calcext:value-type="float">
            <text:p>0.17</text:p>
          </table:table-cell>
          <table:table-cell table:style-name="ce248" office:value-type="float" office:value="0.64543436" calcext:value-type="float">
            <text:p>0.65</text:p>
          </table:table-cell>
          <table:table-cell table:style-name="ce266" office:value-type="float" office:value="0.05" calcext:value-type="float">
            <text:p>0.05</text:p>
          </table:table-cell>
          <table:table-cell table:style-name="ce284" office:value-type="float" office:value="0" calcext:value-type="float">
            <text:p>0.00</text:p>
          </table:table-cell>
          <table:table-cell table:style-name="ce302" office:value-type="float" office:value="-1.05" calcext:value-type="float">
            <text:p>-1.05</text:p>
          </table:table-cell>
          <table:table-cell table:style-name="ce320" office:value-type="float" office:value="0.5954514" calcext:value-type="float">
            <text:p>0.60</text:p>
          </table:table-cell>
          <table:table-cell table:style-name="ce338" office:value-type="float" office:value="0.02806776" calcext:value-type="float">
            <text:p>0.03</text:p>
          </table:table-cell>
          <table:table-cell table:style-name="ce338" office:value-type="float" office:value="0.91937835" calcext:value-type="float">
            <text:p>0.92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0515903" calcext:value-type="float">
            <text:p>0.05</text:p>
          </table:table-cell>
          <table:table-cell table:style-name="ce25" office:value-type="float" office:value="0" calcext:value-type="float">
            <text:p>0.00</text:p>
          </table:table-cell>
          <table:table-cell table:style-name="ce47" office:value-type="float" office:value="0.00059023" calcext:value-type="float">
            <text:p>0.00</text:p>
          </table:table-cell>
          <table:table-cell table:style-name="ce69" office:value-type="float" office:value="0.29248511" calcext:value-type="float">
            <text:p>0.29</text:p>
          </table:table-cell>
          <table:table-cell table:style-name="ce90" office:value-type="float" office:value="0.83786446" calcext:value-type="float">
            <text:p>0.84</text:p>
          </table:table-cell>
          <table:table-cell table:number-columns-repeated="3" table:style-name="ce112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Road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249"/>
          <table:table-cell table:style-name="ce267"/>
          <table:table-cell table:style-name="ce285"/>
          <table:table-cell table:style-name="ce303"/>
          <table:table-cell table:style-name="ce321"/>
          <table:table-cell table:style-name="ce339" table:number-columns-repeated="2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250"/>
          <table:table-cell table:style-name="ce268"/>
          <table:table-cell table:style-name="ce286"/>
          <table:table-cell table:style-name="ce304"/>
          <table:table-cell table:style-name="ce322"/>
          <table:table-cell table:style-name="ce340" table:number-columns-repeated="2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250"/>
          <table:table-cell table:style-name="ce268"/>
          <table:table-cell table:style-name="ce286"/>
          <table:table-cell table:style-name="ce304"/>
          <table:table-cell table:style-name="ce322"/>
          <table:table-cell table:style-name="ce340" table:number-columns-repeated="2"/>
          <table:table-cell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y Tower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251"/>
          <table:table-cell table:style-name="ce269"/>
          <table:table-cell table:style-name="ce287"/>
          <table:table-cell table:style-name="ce305"/>
          <table:table-cell table:style-name="ce323"/>
          <table:table-cell table:style-name="ce341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51"/>
          <table:table-cell table:style-name="ce269"/>
          <table:table-cell table:style-name="ce287"/>
          <table:table-cell table:style-name="ce305"/>
          <table:table-cell table:style-name="ce323"/>
          <table:table-cell table:style-name="ce341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51"/>
          <table:table-cell table:style-name="ce269"/>
          <table:table-cell table:style-name="ce287"/>
          <table:table-cell table:style-name="ce305"/>
          <table:table-cell table:style-name="ce323"/>
          <table:table-cell table:style-name="ce341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0"/>
          <table:table-cell table:style-name="ce112" table:number-columns-repeated="3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Xyz Square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252"/>
          <table:table-cell table:style-name="ce270"/>
          <table:table-cell table:style-name="ce288"/>
          <table:table-cell table:style-name="ce306"/>
          <table:table-cell table:style-name="ce324"/>
          <table:table-cell table:style-name="ce342" table:number-columns-repeated="2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253"/>
          <table:table-cell table:style-name="ce271"/>
          <table:table-cell table:style-name="ce289"/>
          <table:table-cell table:style-name="ce307"/>
          <table:table-cell table:style-name="ce325"/>
          <table:table-cell table:style-name="ce343" table:number-columns-repeated="2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253"/>
          <table:table-cell table:style-name="ce271"/>
          <table:table-cell table:style-name="ce289"/>
          <table:table-cell table:style-name="ce307"/>
          <table:table-cell table:style-name="ce325"/>
          <table:table-cell table:style-name="ce343" table:number-columns-repeated="2"/>
          <table:table-cell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z Hall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254"/>
          <table:table-cell table:style-name="ce272"/>
          <table:table-cell table:style-name="ce290"/>
          <table:table-cell table:style-name="ce308"/>
          <table:table-cell table:style-name="ce326"/>
          <table:table-cell table:style-name="ce344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54"/>
          <table:table-cell table:style-name="ce272"/>
          <table:table-cell table:style-name="ce290"/>
          <table:table-cell table:style-name="ce308"/>
          <table:table-cell table:style-name="ce326"/>
          <table:table-cell table:style-name="ce344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54"/>
          <table:table-cell table:style-name="ce272"/>
          <table:table-cell table:style-name="ce290"/>
          <table:table-cell table:style-name="ce308"/>
          <table:table-cell table:style-name="ce326"/>
          <table:table-cell table:style-name="ce344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0"/>
          <table:table-cell table:style-name="ce112" table:number-columns-repeated="3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Yz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255"/>
          <table:table-cell table:style-name="ce273"/>
          <table:table-cell table:style-name="ce291"/>
          <table:table-cell table:style-name="ce309"/>
          <table:table-cell table:style-name="ce327"/>
          <table:table-cell table:style-name="ce345" table:number-columns-repeated="2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256"/>
          <table:table-cell table:style-name="ce274"/>
          <table:table-cell table:style-name="ce292"/>
          <table:table-cell table:style-name="ce310"/>
          <table:table-cell table:style-name="ce328"/>
          <table:table-cell table:style-name="ce346" table:number-columns-repeated="2"/>
          <table:table-cell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256"/>
          <table:table-cell table:style-name="ce274"/>
          <table:table-cell table:style-name="ce292"/>
          <table:table-cell table:style-name="ce310"/>
          <table:table-cell table:style-name="ce328"/>
          <table:table-cell table:style-name="ce346" table:number-columns-repeated="2"/>
          <table:table-cell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Yz Street</text:p>
          </table:table-cell>
          <table:table-cell table:style-name="ce9" office:value-type="string" calcext:value-type="string">
            <text:p>x</text:p>
          </table:table-cell>
          <table:table-cell table:style-name="ce17"/>
          <table:table-cell table:style-name="ce257"/>
          <table:table-cell table:style-name="ce275"/>
          <table:table-cell table:style-name="ce293"/>
          <table:table-cell table:style-name="ce311"/>
          <table:table-cell table:style-name="ce329"/>
          <table:table-cell table:style-name="ce347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57"/>
          <table:table-cell table:style-name="ce275"/>
          <table:table-cell table:style-name="ce293"/>
          <table:table-cell table:style-name="ce311"/>
          <table:table-cell table:style-name="ce329"/>
          <table:table-cell table:style-name="ce347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57"/>
          <table:table-cell table:style-name="ce275"/>
          <table:table-cell table:style-name="ce293"/>
          <table:table-cell table:style-name="ce311"/>
          <table:table-cell table:style-name="ce329"/>
          <table:table-cell table:style-name="ce347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style-name="ce18"/>
          <table:table-cell table:style-name="ce25"/>
          <table:table-cell table:style-name="ce47"/>
          <table:table-cell table:style-name="ce69"/>
          <table:table-cell table:style-name="ce90"/>
          <table:table-cell table:style-name="ce112" table:number-columns-repeated="3"/>
          <table:table-cell/>
        </table:table-row>
        <calcext:conditional-formats>
          <calcext:conditional-format calcext:target-range-address="'DIM aligned to ALS14'.E4:'DIM aligned to ALS14'.I6">
            <calcext:condition calcext:apply-style-name="Untitled1" calcext:value="formula-is(ABS(['DIM aligned to ALS14'.E4] - ['DIM aligned to ALS14'.$D4]) &gt; 0.2)" calcext:base-cell-address="'DIM aligned to ALS14'.E4"/>
          </calcext:conditional-format>
          <calcext:conditional-format calcext:target-range-address="'DIM aligned to ALS14'.E8:'DIM aligned to ALS14'.I10">
            <calcext:condition calcext:apply-style-name="Untitled1" calcext:value="formula-is(ABS(['DIM aligned to ALS14'.E8] - ['DIM aligned to ALS14'.$D8]) &gt; 0.2)" calcext:base-cell-address="'DIM aligned to ALS14'.E8"/>
          </calcext:conditional-format>
          <calcext:conditional-format calcext:target-range-address="'DIM aligned to ALS14'.E12:'DIM aligned to ALS14'.I14">
            <calcext:condition calcext:apply-style-name="Untitled1" calcext:value="formula-is(ABS(['DIM aligned to ALS14'.E12] - ['DIM aligned to ALS14'.$D12]) &gt; 0.2)" calcext:base-cell-address="'DIM aligned to ALS14'.E12"/>
          </calcext:conditional-format>
          <calcext:conditional-format calcext:target-range-address="'DIM aligned to ALS14'.E20:'DIM aligned to ALS14'.I22">
            <calcext:condition calcext:apply-style-name="Untitled1" calcext:value="formula-is(ABS(['DIM aligned to ALS14'.E20] - ['DIM aligned to ALS14'.$D20]) &gt; 0.2)" calcext:base-cell-address="'DIM aligned to ALS14'.E20"/>
          </calcext:conditional-format>
          <calcext:conditional-format calcext:target-range-address="'DIM aligned to ALS14'.E28:'DIM aligned to ALS14'.I30">
            <calcext:condition calcext:apply-style-name="Untitled1" calcext:value="formula-is(ABS(['DIM aligned to ALS14'.E28] - ['DIM aligned to ALS14'.$D28]) &gt; 0.2)" calcext:base-cell-address="'DIM aligned to ALS14'.E28"/>
          </calcext:conditional-format>
          <calcext:conditional-format calcext:target-range-address="'DIM aligned to ALS14'.E36:'DIM aligned to ALS14'.I38">
            <calcext:condition calcext:apply-style-name="Untitled1" calcext:value="formula-is(ABS(['DIM aligned to ALS14'.E36] - ['DIM aligned to ALS14'.$D36]) &gt; 0.2)" calcext:base-cell-address="'DIM aligned to ALS14'.E36"/>
          </calcext:conditional-format>
          <calcext:conditional-format calcext:target-range-address="'DIM aligned to ALS14'.E44:'DIM aligned to ALS14'.I46">
            <calcext:condition calcext:apply-style-name="Untitled1" calcext:value="formula-is(ABS(['DIM aligned to ALS14'.E44] - ['DIM aligned to ALS14'.$D44]) &gt; 0.2)" calcext:base-cell-address="'DIM aligned to ALS14'.E44"/>
          </calcext:conditional-format>
          <calcext:conditional-format calcext:target-range-address="'DIM aligned to ALS14'.E16:'DIM aligned to ALS14'.I18">
            <calcext:condition calcext:apply-style-name="Untitled1" calcext:value="formula-is(ABS(['DIM aligned to ALS14'.E16] - ['DIM aligned to ALS14'.$D16]) &gt; 0.2)" calcext:base-cell-address="'DIM aligned to ALS14'.E16"/>
          </calcext:conditional-format>
          <calcext:conditional-format calcext:target-range-address="'DIM aligned to ALS14'.E24:'DIM aligned to ALS14'.I26">
            <calcext:condition calcext:apply-style-name="Untitled1" calcext:value="formula-is(ABS(['DIM aligned to ALS14'.E24] - ['DIM aligned to ALS14'.$D24]) &gt; 0.2)" calcext:base-cell-address="'DIM aligned to ALS14'.E24"/>
          </calcext:conditional-format>
          <calcext:conditional-format calcext:target-range-address="'DIM aligned to ALS14'.E32:'DIM aligned to ALS14'.I34">
            <calcext:condition calcext:apply-style-name="Untitled1" calcext:value="formula-is(ABS(['DIM aligned to ALS14'.E32] - ['DIM aligned to ALS14'.$D32]) &gt; 0.2)" calcext:base-cell-address="'DIM aligned to ALS14'.E32"/>
          </calcext:conditional-format>
          <calcext:conditional-format calcext:target-range-address="'DIM aligned to ALS14'.E40:'DIM aligned to ALS14'.I42">
            <calcext:condition calcext:apply-style-name="Untitled1" calcext:value="formula-is(ABS(['DIM aligned to ALS14'.E40] - ['DIM aligned to ALS14'.$D40]) &gt; 0.2)" calcext:base-cell-address="'DIM aligned to ALS14'.E40"/>
          </calcext:conditional-format>
          <calcext:conditional-format calcext:target-range-address="'DIM aligned to ALS14'.E48:'DIM aligned to ALS14'.I50">
            <calcext:condition calcext:apply-style-name="Untitled1" calcext:value="formula-is(ABS(['DIM aligned to ALS14'.E48] - ['DIM aligned to ALS14'.$D48]) &gt; 0.2)" calcext:base-cell-address="'DIM aligned to ALS14'.E48"/>
          </calcext:conditional-format>
          <calcext:conditional-format calcext:target-range-address="'DIM aligned to ALS14'.J4:'DIM aligned to ALS14'.K6">
            <calcext:condition calcext:apply-style-name="Untitled1" calcext:value="formula-is(ABS(['DIM aligned to ALS14'.J4] - ['DIM aligned to ALS14'.$D4]) &gt; 0.2)" calcext:base-cell-address="'DIM aligned to ALS14'.J4"/>
          </calcext:conditional-format>
          <calcext:conditional-format calcext:target-range-address="'DIM aligned to ALS14'.J8:'DIM aligned to ALS14'.K10">
            <calcext:condition calcext:apply-style-name="Untitled1" calcext:value="formula-is(ABS(['DIM aligned to ALS14'.J8] - ['DIM aligned to ALS14'.$D8]) &gt; 0.2)" calcext:base-cell-address="'DIM aligned to ALS14'.J8"/>
          </calcext:conditional-format>
          <calcext:conditional-format calcext:target-range-address="'DIM aligned to ALS14'.J12:'DIM aligned to ALS14'.K14">
            <calcext:condition calcext:apply-style-name="Untitled1" calcext:value="formula-is(ABS(['DIM aligned to ALS14'.J12] - ['DIM aligned to ALS14'.$D12]) &gt; 0.2)" calcext:base-cell-address="'DIM aligned to ALS14'.J12"/>
          </calcext:conditional-format>
          <calcext:conditional-format calcext:target-range-address="'DIM aligned to ALS14'.J20:'DIM aligned to ALS14'.K22">
            <calcext:condition calcext:apply-style-name="Untitled1" calcext:value="formula-is(ABS(['DIM aligned to ALS14'.J20] - ['DIM aligned to ALS14'.$D20]) &gt; 0.2)" calcext:base-cell-address="'DIM aligned to ALS14'.J20"/>
          </calcext:conditional-format>
          <calcext:conditional-format calcext:target-range-address="'DIM aligned to ALS14'.J28:'DIM aligned to ALS14'.K30">
            <calcext:condition calcext:apply-style-name="Untitled1" calcext:value="formula-is(ABS(['DIM aligned to ALS14'.J28] - ['DIM aligned to ALS14'.$D28]) &gt; 0.2)" calcext:base-cell-address="'DIM aligned to ALS14'.J28"/>
          </calcext:conditional-format>
          <calcext:conditional-format calcext:target-range-address="'DIM aligned to ALS14'.J36:'DIM aligned to ALS14'.K38">
            <calcext:condition calcext:apply-style-name="Untitled1" calcext:value="formula-is(ABS(['DIM aligned to ALS14'.J36] - ['DIM aligned to ALS14'.$D36]) &gt; 0.2)" calcext:base-cell-address="'DIM aligned to ALS14'.J36"/>
          </calcext:conditional-format>
          <calcext:conditional-format calcext:target-range-address="'DIM aligned to ALS14'.J44:'DIM aligned to ALS14'.K46">
            <calcext:condition calcext:apply-style-name="Untitled1" calcext:value="formula-is(ABS(['DIM aligned to ALS14'.J44] - ['DIM aligned to ALS14'.$D44]) &gt; 0.2)" calcext:base-cell-address="'DIM aligned to ALS14'.J44"/>
          </calcext:conditional-format>
          <calcext:conditional-format calcext:target-range-address="'DIM aligned to ALS14'.J16:'DIM aligned to ALS14'.K18">
            <calcext:condition calcext:apply-style-name="Untitled1" calcext:value="formula-is(ABS(['DIM aligned to ALS14'.J16] - ['DIM aligned to ALS14'.$D16]) &gt; 0.2)" calcext:base-cell-address="'DIM aligned to ALS14'.J16"/>
          </calcext:conditional-format>
          <calcext:conditional-format calcext:target-range-address="'DIM aligned to ALS14'.J24:'DIM aligned to ALS14'.K26">
            <calcext:condition calcext:apply-style-name="Untitled1" calcext:value="formula-is(ABS(['DIM aligned to ALS14'.J24] - ['DIM aligned to ALS14'.$D24]) &gt; 0.2)" calcext:base-cell-address="'DIM aligned to ALS14'.J24"/>
          </calcext:conditional-format>
          <calcext:conditional-format calcext:target-range-address="'DIM aligned to ALS14'.J32:'DIM aligned to ALS14'.K34">
            <calcext:condition calcext:apply-style-name="Untitled1" calcext:value="formula-is(ABS(['DIM aligned to ALS14'.J32] - ['DIM aligned to ALS14'.$D32]) &gt; 0.2)" calcext:base-cell-address="'DIM aligned to ALS14'.J32"/>
          </calcext:conditional-format>
          <calcext:conditional-format calcext:target-range-address="'DIM aligned to ALS14'.J40:'DIM aligned to ALS14'.K42">
            <calcext:condition calcext:apply-style-name="Untitled1" calcext:value="formula-is(ABS(['DIM aligned to ALS14'.J40] - ['DIM aligned to ALS14'.$D40]) &gt; 0.2)" calcext:base-cell-address="'DIM aligned to ALS14'.J40"/>
          </calcext:conditional-format>
          <calcext:conditional-format calcext:target-range-address="'DIM aligned to ALS14'.J48:'DIM aligned to ALS14'.K50">
            <calcext:condition calcext:apply-style-name="Untitled1" calcext:value="formula-is(ABS(['DIM aligned to ALS14'.J48] - ['DIM aligned to ALS14'.$D48]) &gt; 0.2)" calcext:base-cell-address="'DIM aligned to ALS14'.J4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 loext:vertical-justify="auto"/>
      <style:paragraph-properties css3t:text-justify="auto"/>
      <style:text-properties fo:color="#ff3333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7">00/00/0000</text:date>, <text:time style:data-style-name="N2" text:time-value="14:30:29.2517154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4:29:13.603384402</meta:creation-date>
    <dc:date>2019-08-27T14:31:41.129431896</dc:date>
    <meta:editing-duration>PT8H18M14S</meta:editing-duration>
    <meta:editing-cycles>61</meta:editing-cycles>
    <meta:generator>LibreOffice/5.1.6.2$Linux_X86_64 LibreOffice_project/10m0$Build-2</meta:generator>
    <meta:document-statistic meta:table-count="3" meta:cell-count="735" meta:object-count="0"/>
    <meta:user-defined meta:name="qrichtext">1</meta:user-defined>
  </office:meta>
</office:document-meta>
</file>